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28000000F0FD57CB7DC5F822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0.5pt solid #000000">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afafa" fo:padding="0.0694in" fo:border="0.5pt solid #000000">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0.5pt solid #000000">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afafa" fo:padding="0.0694in" fo:border="0.5pt solid #000000">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afafa" fo:padding="0.0694in" fo:border="0.5pt solid #000000">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afafa" fo:padding="0.0694in" fo:border="0.5pt solid #000000">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afafa" fo:padding="0.0694in" fo:border="0.5pt solid #000000">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afafa" fo:padding="0.0694in" fo:border="0.5pt solid #000000">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afafa" fo:padding="0.0694in" fo:border="0.5pt solid #000000">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afafa" fo:padding="0.0694in" fo:border="0.5pt solid #000000">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afafa" fo:padding="0.0694in" fo:border="0.5pt solid #000000">
        <style:background-image/>
      </style:table-cell-properties>
    </style:style>
    <style:style style:name="Table12" style:family="table">
      <style:table-properties style:width="6.7083in" fo:margin-left="0.059in" fo:margin-top="0in" fo:margin-bottom="0in" table:align="left"/>
    </style:style>
    <style:style style:name="Table12.A" style:family="table-column">
      <style:table-column-properties style:column-width="6.7083in"/>
    </style:style>
    <style:style style:name="Table12.1" style:family="table-row">
      <style:table-row-properties fo:keep-together="auto"/>
    </style:style>
    <style:style style:name="Table12.A1" style:family="table-cell">
      <style:table-cell-properties style:vertical-align="" fo:background-color="#fafafa" fo:padding="0.0694in" fo:border="0.5pt solid #000000">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afafa" fo:padding="0.0694in" fo:border="0.5pt solid #000000">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afafa" fo:padding="0.0694in" fo:border="0.5pt solid #000000">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afafa" fo:padding="0.0694in" fo:border="0.5pt solid #000000">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afafa" fo:padding="0.0694in" fo:border="0.5pt solid #000000">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afafa" fo:padding="0.0694in" fo:border="0.5pt solid #000000">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afafa" fo:padding="0.0694in" fo:border="0.5pt solid #000000">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afafa" fo:padding="0.0694in" fo:border="0.5pt solid #000000">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afafa" fo:padding="0.0694in" fo:border="0.5pt solid #000000">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afafa" fo:padding="0.0694in" fo:border="0.5pt solid #000000">
        <style:background-image/>
      </style:table-cell-properties>
    </style:style>
    <style:style style:name="Table22" style:family="table">
      <style:table-properties style:width="6.6875in" fo:margin-left="0in" fo:margin-top="0in" fo:margin-bottom="0in" table:align="left"/>
    </style:style>
    <style:style style:name="Table22.A" style:family="table-column">
      <style:table-column-properties style:column-width="1.2285in"/>
    </style:style>
    <style:style style:name="Table22.B" style:family="table-column">
      <style:table-column-properties style:column-width="5.4583in"/>
    </style:style>
    <style:style style:name="Table22.1" style:family="table-row">
      <style:table-row-properties fo:keep-together="auto"/>
    </style:style>
    <style:style style:name="Table22.A1" style:family="table-cell">
      <style:table-cell-properties style:vertical-align="" fo:background-color="#d9d9d9" fo:padding="0.0694in" fo:border="0.75pt solid #000000">
        <style:background-image/>
      </style:table-cell-properties>
    </style:style>
    <style:style style:name="Table22.A2" style:family="table-cell">
      <style:table-cell-properties style:vertical-align="" fo:background-color="#ffffff" fo:padding="0.0694in" fo:border="0.75pt solid #000000">
        <style:background-image/>
      </style:table-cell-properties>
    </style:style>
    <style:style style:name="Table22.A3" style:family="table-cell">
      <style:table-cell-properties style:vertical-align="" fo:padding="0.0694in" fo:border="0.75pt solid #000000"/>
    </style:style>
    <style:style style:name="Table22.B3" style:family="table-cell">
      <style:table-cell-properties style:vertical-align="" fo:padding="0.0694in" fo:border="0.75pt solid #000000"/>
    </style:style>
    <style:style style:name="Table22.A4" style:family="table-cell">
      <style:table-cell-properties style:vertical-align="" fo:padding="0.0694in" fo:border="0.75pt solid #000000"/>
    </style:style>
    <style:style style:name="Table22.B4" style:family="table-cell">
      <style:table-cell-properties style:vertical-align="" fo:padding="0.0694in" fo:border="0.75pt solid #000000"/>
    </style:style>
    <style:style style:name="Table22.A5" style:family="table-cell">
      <style:table-cell-properties style:vertical-align="" fo:padding="0.0694in" fo:border="0.75pt solid #000000"/>
    </style:style>
    <style:style style:name="Table22.B5" style:family="table-cell">
      <style:table-cell-properties style:vertical-align="" fo:padding="0.0694in" fo:border="0.75pt solid #000000"/>
    </style:style>
    <style:style style:name="Table22.A6" style:family="table-cell">
      <style:table-cell-properties style:vertical-align="" fo:padding="0.0694in" fo:border="0.75pt solid #000000"/>
    </style:style>
    <style:style style:name="Table22.B6" style:family="table-cell">
      <style:table-cell-properties style:vertical-align="" fo:padding="0.0694in" fo:border="0.75pt solid #000000"/>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afafa" fo:padding="0.0694in" fo:border="0.5pt solid #000000">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afafa" fo:padding="0.0694in" fo:border="0.5pt solid #000000">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afafa" fo:padding="0.0694in" fo:border="0.5pt solid #000000">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afafa" fo:padding="0.0694in" fo:border="0.5pt solid #000000">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afafa" fo:padding="0.0694in" fo:border="0.5pt solid #000000">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afafa" fo:padding="0.0694in" fo:border="0.5pt solid #000000">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afafa" fo:padding="0.0694in" fo:border="0.5pt solid #000000">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afafa" fo:padding="0.0694in" fo:border="0.5pt solid #000000">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afafa" fo:padding="0.0694in" fo:border="0.5pt solid #000000">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afafa" fo:padding="0.0694in" fo:border="0.5pt solid #000000">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afafa" fo:padding="0.0694in" fo:border="0.5pt solid #000000">
        <style:background-image/>
      </style:table-cell-properties>
    </style:style>
    <style:style style:name="Table34" style:family="table">
      <style:table-properties style:width="6.6944in" fo:margin-left="0in" fo:margin-top="0in" fo:margin-bottom="0in"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afafa" fo:padding="0.0694in" fo:border="0.5pt solid #000000">
        <style:background-image/>
      </style:table-cell-properties>
    </style:style>
    <style:style style:name="Table35" style:family="table">
      <style:table-properties style:width="6.6944in" fo:margin-left="0in" fo:margin-top="0in" fo:margin-bottom="0in"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afafa" fo:padding="0.0694in" fo:border="0.5pt solid #000000">
        <style:background-image/>
      </style:table-cell-properties>
    </style:style>
    <style:style style:name="Table36" style:family="table">
      <style:table-properties style:width="6.6944in" fo:margin-left="0in" fo:margin-top="0in" fo:margin-bottom="0in"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afafa" fo:padding="0.0694in" fo:border="0.5pt solid #000000">
        <style:background-image/>
      </style:table-cell-properties>
    </style:style>
    <style:style style:name="Table37" style:family="table">
      <style:table-properties style:width="6.6944in" fo:margin-left="0in" fo:margin-top="0in" fo:margin-bottom="0in"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afafa" fo:padding="0.0694in" fo:border="0.5pt solid #000000">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afafa" fo:padding="0.0694in" fo:border="0.5pt solid #000000">
        <style:background-image/>
      </style:table-cell-properties>
    </style:style>
    <style:style style:name="Table39" style:family="table">
      <style:table-properties style:width="6.6944in" fo:margin-left="0in" fo:margin-top="0in" fo:margin-bottom="0in"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afafa" fo:padding="0.0694in" fo:border="0.5pt solid #000000">
        <style:background-image/>
      </style:table-cell-properties>
    </style:style>
    <style:style style:name="Table40" style:family="table">
      <style:table-properties style:width="6.6944in" fo:margin-left="0in" fo:margin-top="0in" fo:margin-bottom="0in"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afafa" fo:padding="0.0694in" fo:border="0.5pt solid #000000">
        <style:background-image/>
      </style:table-cell-properties>
    </style:style>
    <style:style style:name="Table41" style:family="table">
      <style:table-properties style:width="6.6944in" fo:margin-left="0in" fo:margin-top="0in" fo:margin-bottom="0in"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afafa" fo:padding="0.0694in" fo:border="0.5pt solid #000000">
        <style:background-image/>
      </style:table-cell-properties>
    </style:style>
    <style:style style:name="Table42" style:family="table">
      <style:table-properties style:width="6.6944in" fo:margin-left="0in" fo:margin-top="0in" fo:margin-bottom="0in"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afafa" fo:padding="0.0694in" fo:border="0.5pt solid #000000">
        <style:background-image/>
      </style:table-cell-properties>
    </style:style>
    <style:style style:name="Table43" style:family="table">
      <style:table-properties style:width="6.6944in" fo:margin-left="0in" fo:margin-top="0in" fo:margin-bottom="0in"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afafa" fo:padding="0.0694in" fo:border="0.5pt solid #000000">
        <style:background-image/>
      </style:table-cell-properties>
    </style:style>
    <style:style style:name="Table44" style:family="table">
      <style:table-properties style:width="6.6944in" fo:margin-left="0in" fo:margin-top="0in" fo:margin-bottom="0in"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afafa" fo:padding="0.0694in" fo:border="0.5pt solid #000000">
        <style:background-image/>
      </style:table-cell-properties>
    </style:style>
    <style:style style:name="Table45" style:family="table">
      <style:table-properties style:width="6.6944in" fo:margin-left="0in" fo:margin-top="0in" fo:margin-bottom="0in"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afafa" fo:padding="0.0694in" fo:border="0.5pt solid #000000">
        <style:background-image/>
      </style:table-cell-properties>
    </style:style>
    <style:style style:name="Table46" style:family="table">
      <style:table-properties style:width="6.6944in" fo:margin-left="0in" fo:margin-top="0in" fo:margin-bottom="0in"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afafa" fo:padding="0.0694in" fo:border="0.5pt solid #000000">
        <style:background-image/>
      </style:table-cell-properties>
    </style:style>
    <style:style style:name="Table47" style:family="table">
      <style:table-properties style:width="6.6944in" fo:margin-left="0in" fo:margin-top="0in" fo:margin-bottom="0in"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afafa" fo:padding="0.0694in" fo:border="0.5pt solid #000000">
        <style:background-image/>
      </style:table-cell-properties>
    </style:style>
    <style:style style:name="Table48" style:family="table">
      <style:table-properties style:width="6.6944in" fo:margin-left="0in" fo:margin-top="0in" fo:margin-bottom="0in"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afafa" fo:padding="0.0694in" fo:border="0.5pt solid #000000">
        <style:background-image/>
      </style:table-cell-properties>
    </style:style>
    <style:style style:name="Table49" style:family="table">
      <style:table-properties style:width="6.6944in" fo:margin-left="0in" fo:margin-top="0in" fo:margin-bottom="0in"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afafa" fo:padding="0.0694in" fo:border="0.5pt solid #000000">
        <style:background-image/>
      </style:table-cell-properties>
    </style:style>
    <style:style style:name="Table50" style:family="table">
      <style:table-properties style:width="6.6944in" fo:margin-left="0in" fo:margin-top="0in" fo:margin-bottom="0in"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afafa" fo:padding="0.0694in" fo:border="0.5pt solid #000000">
        <style:background-image/>
      </style:table-cell-properties>
    </style:style>
    <style:style style:name="Table51" style:family="table">
      <style:table-properties style:width="6.6944in" fo:margin-left="0in" fo:margin-top="0in" fo:margin-bottom="0in"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afafa" fo:padding="0.0694in" fo:border="0.5pt solid #000000">
        <style:background-image/>
      </style:table-cell-properties>
    </style:style>
    <style:style style:name="Table52" style:family="table">
      <style:table-properties style:width="6.6944in" fo:margin-left="0in" fo:margin-top="0in" fo:margin-bottom="0in"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afafa" fo:padding="0.0694in" fo:border="0.5pt solid #000000">
        <style:background-image/>
      </style:table-cell-properties>
    </style:style>
    <style:style style:name="Table53" style:family="table">
      <style:table-properties style:width="6.6944in" fo:margin-left="0in" fo:margin-top="0in" fo:margin-bottom="0in"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afafa" fo:padding="0.0694in" fo:border="0.5pt solid #000000">
        <style:background-image/>
      </style:table-cell-properties>
    </style:style>
    <style:style style:name="Table54" style:family="table">
      <style:table-properties style:width="6.6944in" fo:margin-left="0in" fo:margin-top="0in" fo:margin-bottom="0in"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afafa" fo:padding="0.0694in" fo:border="0.5pt solid #000000">
        <style:background-image/>
      </style:table-cell-properties>
    </style:style>
    <style:style style:name="Table55" style:family="table">
      <style:table-properties style:width="6.6944in" fo:margin-left="0in" fo:margin-top="0in" fo:margin-bottom="0in"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afafa" fo:padding="0.0694in" fo:border="0.5pt solid #000000">
        <style:background-image/>
      </style:table-cell-properties>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margin-left="0in" fo:margin-right="0in" fo:margin-top="0.0555in" fo:margin-bottom="0.139in" loext:contextual-spacing="false" fo:line-height="100%" fo:text-indent="0in" style:auto-text-indent="false"/>
    </style:style>
    <style:style style:name="P3" style:family="paragraph" style:parent-style-name="Standard">
      <style:paragraph-properties fo:margin-left="0in" fo:margin-right="0in" fo:margin-top="0.139in" fo:margin-bottom="0.139in" loext:contextual-spacing="false" fo:line-height="100%" fo:text-indent="0in" style:auto-text-indent="false"/>
    </style:style>
    <style:style style:name="P4" style:family="paragraph" style:parent-style-name="Standard">
      <style:paragraph-properties fo:margin-left="0in" fo:margin-right="0in" fo:margin-top="0.139in" fo:margin-bottom="0.0555in" loext:contextual-spacing="false" fo:line-height="100%" fo:text-indent="0in" style:auto-text-indent="false"/>
    </style:style>
    <style:style style:name="P5" style:family="paragraph" style:parent-style-name="Standard">
      <style:paragraph-properties fo:margin-left="0in" fo:margin-right="0in" fo:line-height="115%" fo:text-indent="0in" style:auto-text-indent="false"/>
    </style:style>
    <style:style style:name="P6" style:family="paragraph" style:parent-style-name="Standard">
      <style:paragraph-properties fo:margin-left="0.25in" fo:margin-right="0in" fo:margin-top="0.0417in" fo:margin-bottom="0.139in" loext:contextual-spacing="false" fo:line-height="100%" fo:text-indent="0in" style:auto-text-indent="false"/>
    </style:style>
    <style:style style:name="P7" style:family="paragraph" style:parent-style-name="Standard">
      <style:paragraph-properties fo:line-height="115%" fo:text-align="justify" style:justify-single-word="false" fo:padding="0in" fo:border="none"/>
    </style:style>
    <style:style style:name="P8" style:family="paragraph" style:parent-style-name="Standard">
      <style:paragraph-properties fo:padding="0in" fo:border="none"/>
      <style:text-properties style:font-name="Roboto" style:font-name-asian="Roboto1" style:font-name-complex="Roboto1"/>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3">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1" style:family="paragraph" style:parent-style-name="Standard" style:list-style-name="WWNum7">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2" style:family="paragraph" style:parent-style-name="Standard" style:list-style-name="WWNum1">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3" style:family="paragraph" style:parent-style-name="Standard" style:list-style-name="WWNum6">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4" style:family="paragraph" style:parent-style-name="Standard" style:list-style-name="WWNum2">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5" style:family="paragraph" style:parent-style-name="Standard" style:list-style-name="WWNum4">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6" style:family="paragraph" style:parent-style-name="Standard" style:list-style-name="WWNum5">
      <style:paragraph-properties fo:margin-left="0.5in" fo:margin-right="0in" fo:margin-top="0.139in" fo:margin-bottom="0in" loext:contextual-spacing="false" fo:line-height="115%" fo:text-align="justify" style:justify-single-word="false" fo:text-indent="-0.25in" style:auto-text-indent="false" fo:padding="0in" fo:border="none"/>
    </style:style>
    <style:style style:name="P17" style:family="paragraph" style:parent-style-name="Standard" style:list-style-name="WWNum3">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18" style:family="paragraph" style:parent-style-name="Standard" style:list-style-name="WWNum7">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19" style:family="paragraph" style:parent-style-name="Standard" style:list-style-name="WWNum1">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20"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21" style:family="paragraph" style:parent-style-name="Standard" style:list-style-name="WWNum2">
      <style:paragraph-properties fo:margin-left="0.5in" fo:margin-right="0in" fo:margin-top="0in" fo:margin-bottom="0in" loext:contextual-spacing="false" fo:line-height="115%" fo:text-align="justify" style:justify-single-word="false" fo:text-indent="-0.25in" style:auto-text-indent="false" fo:padding="0in" fo:border="none"/>
    </style:style>
    <style:style style:name="P22" style:family="paragraph" style:parent-style-name="Standard" style:list-style-name="WWNum3">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3" style:family="paragraph" style:parent-style-name="Standard" style:list-style-name="WWNum7">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4" style:family="paragraph" style:parent-style-name="Standard" style:list-style-name="WWNum1">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5" style:family="paragraph" style:parent-style-name="Standard" style:list-style-name="WWNum6">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6" style:family="paragraph" style:parent-style-name="Standard" style:list-style-name="WWNum2">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7" style:family="paragraph" style:parent-style-name="Standard" style:list-style-name="WWNum4">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8" style:family="paragraph" style:parent-style-name="Standard" style:list-style-name="WWNum5">
      <style:paragraph-properties fo:margin-left="0.5in" fo:margin-right="0in" fo:margin-top="0in" fo:margin-bottom="0.139in" loext:contextual-spacing="false" fo:line-height="115%" fo:text-align="justify" style:justify-single-word="false" fo:text-indent="-0.25in" style:auto-text-indent="false" fo:padding="0in" fo:border="none"/>
    </style:style>
    <style:style style:name="P29" style:family="paragraph" style:parent-style-name="Standard" style:list-style-name="WWNum8">
      <style:paragraph-properties fo:margin-left="0.5in" fo:margin-right="0in" fo:line-height="115%" fo:text-indent="-0.25in" style:auto-text-indent="false"/>
    </style:style>
    <style:style style:name="P30" style:family="paragraph" style:parent-style-name="Standard">
      <style:paragraph-properties fo:margin-top="0in" fo:margin-bottom="0in" loext:contextual-spacing="false" fo:line-height="115%"/>
    </style:style>
    <style:style style:name="P31" style:family="paragraph" style:parent-style-name="Standard">
      <style:paragraph-properties fo:margin-top="0in" fo:margin-bottom="0in" loext:contextual-spacing="false" fo:line-height="115%" fo:orphans="0" fo:widows="0"/>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34" style:family="paragraph" style:parent-style-name="Standard">
      <style:paragraph-properties fo:margin-top="0in" fo:margin-bottom="0in" loext:contextual-spacing="false" fo:line-height="100%" fo:padding="0in" fo:border="none"/>
    </style:style>
    <style:style style:name="P35" style:family="paragraph" style:parent-style-name="Heading_20_1">
      <style:paragraph-properties fo:line-height="115%"/>
    </style:style>
    <style:style style:name="P36" style:family="paragraph" style:parent-style-name="Heading_20_1">
      <style:paragraph-properties fo:line-height="115%"/>
    </style:style>
    <style:style style:name="P37" style:family="paragraph" style:parent-style-name="Heading_20_1">
      <style:paragraph-properties fo:line-height="115%" fo:padding="0in" fo:border="none"/>
    </style:style>
    <style:style style:name="P38" style:family="paragraph" style:parent-style-name="Heading_20_2">
      <style:paragraph-properties fo:line-height="115%"/>
    </style:style>
    <style:style style:name="P39" style:family="paragraph" style:parent-style-name="Subtitle">
      <style:paragraph-properties fo:margin-top="0.139in" fo:margin-bottom="0.139in" loext:contextual-spacing="false" fo:line-height="115%"/>
    </style:style>
    <style:style style:name="P40" style:family="paragraph" style:parent-style-name="Subtitle">
      <style:paragraph-properties fo:margin-top="1.852in" fo:margin-bottom="0.0555in" loext:contextual-spacing="false"/>
    </style:style>
    <style:style style:name="P41" style:family="paragraph" style:parent-style-name="Title" style:master-page-name="First_20_Page">
      <style:paragraph-properties fo:line-height="115%" style:page-number="auto"/>
    </style:style>
    <style:style style:name="P42"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text-properties fo:color="#2c2d30"/>
    </style:style>
    <style:style style:name="P43" style:family="paragraph">
      <loext:graphic-properties draw:fill="solid" draw:fill-color="#6654d9"/>
      <style:paragraph-properties fo:text-align="start"/>
      <style:text-properties fo:font-size="18pt"/>
    </style:style>
    <style:style style:name="P44" style:family="paragraph">
      <style:paragraph-properties fo:margin-top="0in" fo:margin-bottom="0in" fo:line-height="100%" fo:text-align="start"/>
    </style:style>
    <style:style style:name="P45" style:family="paragraph">
      <loext:graphic-properties draw:fill="none"/>
      <style:paragraph-properties fo:margin-top="0in" fo:margin-bottom="0in" fo:line-height="100%" fo:text-align="start"/>
    </style:style>
    <style:style style:name="P46" style:family="paragraph">
      <loext:graphic-properties draw:fill="none"/>
      <style:paragraph-properties fo:text-align="start"/>
    </style:style>
    <style:style style:name="P47" style:family="paragraph">
      <style:paragraph-properties fo:margin-top="0in" fo:margin-bottom="0in" fo:line-height="100%" fo:text-align="end"/>
    </style:style>
    <style:style style:name="P48" style:family="paragraph">
      <loext:graphic-properties draw:fill="none"/>
      <style:paragraph-properties fo:margin-top="0in" fo:margin-bottom="0in" fo:line-height="100%" fo:text-align="end"/>
    </style:style>
    <style:style style:name="P49" style:family="paragraph">
      <style:paragraph-properties fo:margin-top="0in" fo:margin-bottom="0in" fo:line-height="100%" fo:text-align="center"/>
    </style:style>
    <style:style style:name="P50" style:family="paragraph">
      <loext:graphic-properties draw:fill="none"/>
      <style:paragraph-properties fo:margin-top="0in" fo:margin-bottom="0in" fo:line-height="100%" fo:text-align="center"/>
    </style:style>
    <style:style style:name="P51" style:family="paragraph">
      <loext:graphic-properties draw:fill="solid" draw:fill-color="#efefef"/>
      <style:paragraph-properties fo:margin-top="0in" fo:margin-bottom="0in" fo:line-height="100%" fo:text-align="center"/>
    </style:style>
    <style:style style:name="P52" style:family="paragraph">
      <loext:graphic-properties draw:fill="solid" draw:fill-color="#efefef"/>
      <style:paragraph-properties fo:text-align="start"/>
    </style:style>
    <style:style style:name="P53" style:family="paragraph">
      <loext:graphic-properties draw:fill="solid" draw:fill-color="#d9ead3"/>
      <style:paragraph-properties fo:margin-top="0in" fo:margin-bottom="0in" fo:line-height="100%" fo:text-align="center"/>
    </style:style>
    <style:style style:name="P54" style:family="paragraph">
      <loext:graphic-properties draw:fill="solid" draw:fill-color="#d9ead3"/>
      <style:paragraph-properties fo:margin-top="0in" fo:margin-bottom="0in" fo:line-height="100%" fo:text-align="start"/>
    </style:style>
    <style:style style:name="P55" style:family="paragraph">
      <loext:graphic-properties draw:fill="solid" draw:fill-color="#f4cccc"/>
      <style:paragraph-properties fo:margin-top="0in" fo:margin-bottom="0in" fo:line-height="100%" fo:text-align="start"/>
    </style:style>
    <style:style style:name="T1" style:family="text">
      <style:text-properties fo:color="#000000" fo:font-size="48pt" fo:font-weight="bold" style:font-size-asian="48pt" style:font-weight-asian="bold" style:font-size-complex="48pt"/>
    </style:style>
    <style:style style:name="T2" style:family="text">
      <style:text-properties fo:color="#000000"/>
    </style:style>
    <style:style style:name="T3" style:family="text">
      <style:text-properties fo:color="#000000" fo:font-weight="bold" style:font-weight-asian="bold"/>
    </style:style>
    <style:style style:name="T4" style:family="text">
      <style:text-properties fo:color="#000000" fo:font-size="14pt" fo:font-weight="bold" style:font-size-asian="14pt" style:font-weight-asian="bold" style:font-size-complex="14pt"/>
    </style:style>
    <style:style style:name="T5" style:family="text">
      <style:text-properties fo:color="#000000" fo:font-size="14pt" style:font-size-asian="14pt" style:font-size-complex="14pt"/>
    </style:style>
    <style:style style:name="T6" style:family="text">
      <style:text-properties fo:color="#1155cc" fo:font-size="10pt" style:text-underline-style="solid" style:text-underline-width="auto" style:text-underline-color="font-color" fo:font-weight="normal" style:font-size-asian="10pt" style:font-weight-asian="normal" style:font-size-complex="10pt"/>
    </style:style>
    <style:style style:name="T7"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8" style:family="text">
      <style:text-properties fo:font-weight="bold" style:font-weight-asian="bold"/>
    </style:style>
    <style:style style:name="T9" style:family="text">
      <style:text-properties fo:font-weight="bold" fo:background-color="#d9d9d9" loext:char-shading-value="0" style:font-weight-asian="bold"/>
    </style:style>
    <style:style style:name="T10" style:family="text">
      <style:text-properties fo:color="#434343" style:font-name="Courier New" style:font-name-asian="Courier New1" style:font-name-complex="Courier New1"/>
    </style:style>
    <style:style style:name="T11" style:family="text">
      <style:text-properties fo:color="#a626a4" style:font-name="Courier New" style:font-name-asian="Courier New1" style:font-name-complex="Courier New1"/>
    </style:style>
    <style:style style:name="T12" style:family="text">
      <style:text-properties fo:color="#a626a4" style:font-name="Consolas" style:font-name-asian="Consolas1" style:font-name-complex="Consolas1"/>
    </style:style>
    <style:style style:name="T13" style:family="text">
      <style:text-properties fo:color="#383a42" style:font-name="Courier New" style:font-name-asian="Courier New1" style:font-name-complex="Courier New1"/>
    </style:style>
    <style:style style:name="T14" style:family="text">
      <style:text-properties fo:color="#383a42" style:font-name="Consolas" style:font-name-asian="Consolas1" style:font-name-complex="Consolas1"/>
    </style:style>
    <style:style style:name="T15" style:family="text">
      <style:text-properties fo:color="#50a14f" style:font-name="Courier New" style:font-name-asian="Courier New1" style:font-name-complex="Courier New1"/>
    </style:style>
    <style:style style:name="T16" style:family="text">
      <style:text-properties fo:color="#50a14f" style:font-name="Consolas" style:font-name-asian="Consolas1" style:font-name-complex="Consolas1"/>
    </style:style>
    <style:style style:name="T17" style:family="text">
      <style:text-properties style:font-name="Courier New" style:font-name-asian="Courier New1" style:font-name-complex="Courier New1"/>
    </style:style>
    <style:style style:name="T18" style:family="text">
      <style:text-properties fo:color="#986801" style:font-name="Courier New" style:font-name-asian="Courier New1" style:font-name-complex="Courier New1"/>
    </style:style>
    <style:style style:name="T19" style:family="text">
      <style:text-properties fo:color="#986801" style:font-name="Consolas" style:font-name-asian="Consolas1" style:font-name-complex="Consolas1"/>
    </style:style>
    <style:style style:name="T20" style:family="text">
      <style:text-properties fo:color="#c18401" style:font-name="Courier New" style:font-name-asian="Courier New1" style:font-name-complex="Courier New1"/>
    </style:style>
    <style:style style:name="T21" style:family="text">
      <style:text-properties style:text-underline-style="none"/>
    </style:style>
    <style:style style:name="T22" style:family="text">
      <style:text-properties fo:color="#0184bb" style:font-name="Courier New" style:font-name-asian="Courier New1" style:font-name-complex="Courier New1"/>
    </style:style>
    <style:style style:name="T23" style:family="text">
      <style:text-properties fo:color="#0184bb" style:font-name="Consolas" style:font-name-asian="Consolas1" style:font-name-complex="Consolas1"/>
    </style:style>
    <style:style style:name="T24" style:family="text">
      <style:text-properties fo:color="#a0a1a7" style:font-name="Courier New" fo:font-style="italic" style:font-name-asian="Courier New1" style:font-style-asian="italic" style:font-name-complex="Courier New1"/>
    </style:style>
    <style:style style:name="T25" style:family="text">
      <style:text-properties fo:background-color="#ffffff"/>
    </style:style>
    <style:style style:name="T26" style:family="text">
      <style:text-properties fo:color="#abb1b9" fo:font-size="8pt" style:font-size-asian="8pt" style:font-size-complex="8pt"/>
    </style:style>
    <style:style style:name="T27"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9" style:family="text">
      <style:text-properties fo:font-variant="normal" fo:text-transform="none" fo:color="#99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0" style:family="text">
      <style:text-properties fo:font-variant="normal" fo:text-transform="none" fo:color="#38761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2" style:family="text">
      <style:text-properties fo:font-variant="normal" fo:text-transform="none" fo:color="#38761d"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3" style:family="text">
      <style:text-properties fo:font-variant="normal" fo:text-transform="none" fo:color="#99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5"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efefef" draw:stroke-linejoin="round" draw:fill="solid" draw:fill-color="#6654d9" draw:textarea-vertical-align="middle" draw:auto-grow-height="false" fo:min-height="1.1126in" fo:min-width="8.1028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draw:fit-to-size="false" style:shrink-to-fit="false" fo:min-height="1.639in" fo:min-width="1.4516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1764in" fo:min-width="1.222in" fo:padding-top="0.1in" fo:padding-bottom="0.1in" fo:padding-left="0.1in" fo:padding-right="0.1in" fo:wrap-option="wrap" style:run-through="foreground"/>
    </style:style>
    <style:style style:name="gr5" style:family="graphic">
      <style:graphic-properties draw:stroke="solid" svg:stroke-width="0.0102in" svg:stroke-color="#595959" draw:stroke-linejoin="round" draw:fill="none" draw:textarea-vertical-align="middle" draw:auto-grow-height="false" draw:fit-to-size="false" style:shrink-to-fit="false" fo:min-height="0.5118in" fo:min-width="1.0075in" fo:padding-top="0.1in" fo:padding-bottom="0.1in" fo:padding-left="0.1in" fo:padding-right="0.1in" fo:wrap-option="wrap" style:run-through="foreground"/>
    </style:style>
    <style:style style:name="gr6" style:family="graphic">
      <style:graphic-properties draw:stroke="solid" svg:stroke-width="0.0102in" svg:stroke-color="#595959" draw:stroke-linejoin="round" draw:fill="none" draw:textarea-vertical-align="middle" draw:auto-grow-height="false" draw:fit-to-size="false" style:shrink-to-fit="false" fo:min-height="0.3055in" fo:min-width="1.0154in" fo:padding-top="0.1in" fo:padding-bottom="0.1in" fo:padding-left="0.1in" fo:padding-right="0.1in" fo:wrap-option="wrap" style:run-through="foreground"/>
    </style:style>
    <style:style style:name="gr7" style:family="graphic">
      <style:graphic-properties draw:stroke="solid" svg:stroke-width="0.0102in" svg:stroke-color="#595959" draw:stroke-linejoin="round" draw:fill="none" draw:textarea-vertical-align="middle" draw:auto-grow-height="false" draw:fit-to-size="false" style:shrink-to-fit="false" fo:min-height="0in" fo:min-width="1.002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756in" fo:min-width="1.7193in" fo:padding-top="0.1in" fo:padding-bottom="0.1in" fo:padding-left="0.1in" fo:padding-right="0.1in" fo:wrap-option="wrap" style:run-through="foreground"/>
    </style:style>
    <style:style style:name="gr9" style:family="graphic">
      <style:graphic-properties draw:stroke="solid" svg:stroke-width="0.0102in" svg:stroke-color="#595959" draw:stroke-linejoin="round" draw:fill="none" draw:textarea-vertical-align="middle" draw:auto-grow-height="false" draw:fit-to-size="false" style:shrink-to-fit="false" fo:min-height="0in" fo:min-width="0.348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339in" fo:min-width="0.65in" fo:padding-top="0.1in" fo:padding-bottom="0.1in" fo:padding-left="0.1in" fo:padding-right="0.1in" fo:wrap-option="wrap" style:run-through="foreground"/>
    </style:style>
    <style:style style:name="gr11" style:family="graphic">
      <style:graphic-properties draw:stroke="solid" svg:stroke-width="0.0102in" svg:stroke-color="#595959" draw:stroke-linejoin="round" draw:fill="none" draw:textarea-vertical-align="middle" draw:auto-grow-height="false" draw:fit-to-size="false" style:shrink-to-fit="false" fo:min-height="0in" fo:min-width="1.1736in" fo:padding-top="0.1in" fo:padding-bottom="0.1in" fo:padding-left="0.1in" fo:padding-right="0.1in" fo:wrap-option="wrap" style:run-through="foreground"/>
    </style:style>
    <style:style style:name="gr12" style:family="graphic">
      <style:graphic-properties draw:stroke="solid" svg:stroke-width="0.0102in" svg:stroke-color="#595959" draw:stroke-linejoin="round" draw:fill="none" draw:textarea-vertical-align="middle" draw:auto-grow-height="false" draw:fit-to-size="false" style:shrink-to-fit="false" fo:min-height="0in" fo:min-width="1.372in" fo:padding-top="0.1in" fo:padding-bottom="0.1in" fo:padding-left="0.1in" fo:padding-right="0.1in" fo:wrap-option="wrap" style:run-through="foreground"/>
    </style:style>
    <style:style style:name="gr13" style:family="graphic">
      <style:graphic-properties draw:stroke="solid" svg:stroke-width="0.0102in" svg:stroke-color="#595959" draw:stroke-linejoin="round" draw:fill="none" draw:textarea-vertical-align="middle" draw:auto-grow-height="false" draw:fit-to-size="false" style:shrink-to-fit="false" fo:min-height="0in" fo:min-width="1.1661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style:shrink-to-fit="false" fo:min-height="0.2091in" fo:min-width="1.3126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false" draw:fit-to-size="false" style:shrink-to-fit="false" fo:min-height="0.2201in" fo:min-width="1.548in" fo:padding-top="0.1in" fo:padding-bottom="0.1in" fo:padding-left="0.1in" fo:padding-right="0.1in" fo:wrap-option="wrap" style:run-through="foreground"/>
    </style:style>
    <style:style style:name="gr16"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2.272in" fo:padding-top="0.1in" fo:padding-bottom="0.1in" fo:padding-left="0.1in" fo:padding-right="0.1in" fo:wrap-option="wrap" style:run-through="foreground"/>
    </style:style>
    <style:style style:name="gr17"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2.252in" fo:padding-top="0.1in" fo:padding-bottom="0.1in" fo:padding-left="0.1in" fo:padding-right="0.1in" fo:wrap-option="wrap" style:run-through="foreground"/>
    </style:style>
    <style:style style:name="gr1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4.7791in" fo:padding-top="0.1in" fo:padding-bottom="0.1in" fo:padding-left="0.1in" fo:padding-right="0.1in" fo:wrap-option="wrap" style:run-through="foreground"/>
    </style:style>
    <style:style style:name="gr19" style:family="graphic">
      <style:graphic-properties draw:stroke="none" svg:stroke-width="0in" draw:fill="none" draw:textarea-vertical-align="top" draw:auto-grow-height="false" draw:fit-to-size="false" style:shrink-to-fit="false" fo:min-height="0.2091in" fo:min-width="0.3693in" fo:padding-top="0.1in" fo:padding-bottom="0.1in" fo:padding-left="0.1in" fo:padding-right="0.1in" fo:wrap-option="wrap" style:run-through="foreground"/>
    </style:style>
    <style:style style:name="gr20" style:family="graphic">
      <style:graphic-properties draw:stroke="none" svg:stroke-width="0in" draw:fill="none" draw:textarea-vertical-align="middle" draw:auto-grow-height="false" draw:fit-to-size="false" style:shrink-to-fit="false" fo:min-height="0.2028in" fo:min-width="1.0453in" fo:padding-top="0.1in" fo:padding-bottom="0.1in" fo:padding-left="0.1in" fo:padding-right="0.1in" fo:wrap-option="wrap" style:run-through="foreground"/>
    </style:style>
    <style:style style:name="gr21" style:family="graphic">
      <style:graphic-properties draw:stroke="none" svg:stroke-width="0in" draw:fill="none" draw:textarea-vertical-align="middle" draw:auto-grow-height="false" draw:fit-to-size="false" style:shrink-to-fit="false" fo:min-height="0.2035in" fo:min-width="1.0453in" fo:padding-top="0.1in" fo:padding-bottom="0.1in" fo:padding-left="0.1in" fo:padding-right="0.1in" fo:wrap-option="wrap" style:run-through="foreground"/>
    </style:style>
    <style:style style:name="gr22" style:family="graphic">
      <style:graphic-properties draw:stroke="solid" svg:stroke-width="0.0102in" svg:stroke-color="#595959" draw:stroke-linejoin="round" draw:fill="none" draw:textarea-vertical-align="middle" draw:auto-grow-height="false" draw:fit-to-size="false" style:shrink-to-fit="false" fo:min-height="0.0744in" fo:min-width="0.3571in" fo:padding-top="0.1in" fo:padding-bottom="0.1in" fo:padding-left="0.1in" fo:padding-right="0.1in" fo:wrap-option="wrap" style:run-through="foreground"/>
    </style:style>
    <style:style style:name="gr23" style:family="graphic">
      <style:graphic-properties draw:stroke="solid" svg:stroke-width="0.0102in" svg:stroke-color="#595959" draw:stroke-linejoin="round" draw:fill="none" draw:textarea-vertical-align="middle" draw:auto-grow-height="false" draw:fit-to-size="false" style:shrink-to-fit="false" fo:min-height="0.0752in" fo:min-width="0.3571in" fo:padding-top="0.1in" fo:padding-bottom="0.1in" fo:padding-left="0.1in" fo:padding-right="0.1in" fo:wrap-option="wrap" style:run-through="foreground"/>
    </style:style>
    <style:style style:name="gr24" style:family="graphic">
      <style:graphic-properties draw:stroke="solid" svg:stroke-width="0.0102in" svg:stroke-color="#595959" draw:stroke-linejoin="round" draw:fill="none" draw:textarea-vertical-align="middle" draw:auto-grow-height="false" draw:fit-to-size="false" style:shrink-to-fit="false" fo:min-height="0.0752in" fo:min-width="0.3575in" fo:padding-top="0.1in" fo:padding-bottom="0.1in" fo:padding-left="0.1in" fo:padding-right="0.1in" fo:wrap-option="wrap" style:run-through="foreground"/>
    </style:style>
    <style:style style:name="gr25" style:family="graphic">
      <style:graphic-properties draw:stroke="solid" svg:stroke-width="0.0102in" svg:stroke-color="#595959" draw:stroke-linejoin="round" draw:fill="none" draw:textarea-vertical-align="middle" draw:auto-grow-height="false" draw:fit-to-size="false" style:shrink-to-fit="false" fo:min-height="0.0744in" fo:min-width="0.3575in" fo:padding-top="0.1in" fo:padding-bottom="0.1in" fo:padding-left="0.1in" fo:padding-right="0.1in" fo:wrap-option="wrap" style:run-through="foreground"/>
    </style:style>
    <style:style style:name="gr26" style:family="graphic">
      <style:graphic-properties draw:stroke="none" svg:stroke-width="0in" draw:fill="none" draw:textarea-vertical-align="middle" draw:auto-grow-height="false" draw:fit-to-size="false" style:shrink-to-fit="false" fo:min-height="0.202in" fo:min-width="1.0453in" fo:padding-top="0.1in" fo:padding-bottom="0.1in" fo:padding-left="0.1in" fo:padding-right="0.1in" fo:wrap-option="wrap" style:run-through="foreground"/>
    </style:style>
    <style:style style:name="gr27" style:family="graphic">
      <style:graphic-properties draw:stroke="none" svg:stroke-width="0in" draw:fill="none" draw:textarea-vertical-align="middle" draw:auto-grow-height="false" draw:fit-to-size="false" style:shrink-to-fit="false" fo:min-height="0.202in" fo:min-width="1.1661in" fo:padding-top="0.1in" fo:padding-bottom="0.1in" fo:padding-left="0.1in" fo:padding-right="0.1in" fo:wrap-option="wrap" style:run-through="foreground"/>
    </style:style>
    <style:style style:name="gr28" style:family="graphic">
      <style:graphic-properties draw:stroke="solid" svg:stroke-width="0.0102in" svg:stroke-color="#595959" draw:stroke-linejoin="round" draw:fill="none" draw:textarea-vertical-align="middle" draw:auto-grow-height="false" draw:fit-to-size="false" style:shrink-to-fit="false" fo:min-height="0.0744in" fo:min-width="0.3571in" fo:padding-top="0.1in" fo:padding-bottom="0.1in" fo:padding-left="0.1in" fo:padding-right="0.1in" fo:wrap-option="wrap" style:run-through="foreground"/>
    </style:style>
    <style:style style:name="gr29" style:family="graphic">
      <style:graphic-properties draw:stroke="solid" svg:stroke-width="0.0102in" svg:stroke-color="#595959" draw:stroke-linejoin="round" draw:fill="none" draw:textarea-vertical-align="middle" draw:auto-grow-height="false" draw:fit-to-size="false" style:shrink-to-fit="false" fo:min-height="0.0744in" fo:min-width="0.3575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style:shrink-to-fit="false" fo:min-height="0.25in" fo:min-width="2.802in" fo:padding-top="0.1in" fo:padding-bottom="0.1in" fo:padding-left="0.1in" fo:padding-right="0.1in" fo:wrap-option="wrap" style:run-through="foreground"/>
    </style:style>
    <style:style style:name="gr31" style:family="graphic">
      <style:graphic-properties draw:stroke="solid" svg:stroke-width="0.0102in" svg:stroke-color="#595959" draw:stroke-linejoin="round" draw:fill="none" draw:textarea-vertical-align="middle" draw:auto-grow-height="false" draw:fit-to-size="false" style:shrink-to-fit="false" fo:min-height="0.25in" fo:min-width="0.7992in" fo:padding-top="0.1in" fo:padding-bottom="0.1in" fo:padding-left="0.1in" fo:padding-right="0.1in" fo:wrap-option="wrap" style:run-through="foreground"/>
    </style:style>
    <style:style style:name="gr32" style:family="graphic">
      <style:graphic-properties draw:stroke="solid" svg:stroke-width="0.0102in" svg:stroke-color="#595959" draw:stroke-linejoin="round" draw:fill="none" draw:textarea-vertical-align="middle" draw:auto-grow-height="false" draw:fit-to-size="false" style:shrink-to-fit="false" fo:min-height="0.25in" fo:min-width="0.8in" fo:padding-top="0.1in" fo:padding-bottom="0.1in" fo:padding-left="0.1in" fo:padding-right="0.1in" fo:wrap-option="wrap" style:run-through="foreground"/>
    </style:style>
    <style:style style:name="gr33" style:family="graphic">
      <style:graphic-properties draw:stroke="solid" svg:stroke-width="0.0102in" svg:stroke-color="#595959" draw:stroke-linejoin="round" draw:fill="none" draw:textarea-vertical-align="middle" draw:auto-grow-height="false" draw:fit-to-size="false" style:shrink-to-fit="false" fo:min-height="0.25in" fo:min-width="3.0083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style:shrink-to-fit="false" fo:min-height="0.25in" fo:min-width="0.578in" fo:padding-top="0.1in" fo:padding-bottom="0.1in" fo:padding-left="0.1in" fo:padding-right="0.1in" fo:wrap-option="wrap" style:run-through="foreground"/>
    </style:style>
    <style:style style:name="gr35" style:family="graphic">
      <style:graphic-properties draw:stroke="none" svg:stroke-width="0in" draw:fill="none" draw:textarea-vertical-align="middle" draw:auto-grow-height="false" draw:fit-to-size="false" style:shrink-to-fit="false" fo:min-height="0.178in" fo:min-width="0.9689in" fo:padding-top="0.1in" fo:padding-bottom="0.1in" fo:padding-left="0.1in" fo:padding-right="0.1in" fo:wrap-option="wrap" style:run-through="foreground"/>
    </style:style>
    <style:style style:name="gr36" style:family="graphic">
      <style:graphic-properties draw:stroke="none" svg:stroke-width="0in" draw:fill="none" draw:textarea-vertical-align="middle" draw:auto-grow-height="false" draw:fit-to-size="false" style:shrink-to-fit="false" fo:min-height="0.1783in" fo:min-width="0.9689in" fo:padding-top="0.1in" fo:padding-bottom="0.1in" fo:padding-left="0.1in" fo:padding-right="0.1in" fo:wrap-option="wrap" style:run-through="foreground"/>
    </style:style>
    <style:style style:name="gr37" style:family="graphic">
      <style:graphic-properties draw:stroke="none" svg:stroke-width="0in" draw:fill="none" draw:textarea-vertical-align="middle" draw:auto-grow-height="false" draw:fit-to-size="false" style:shrink-to-fit="false" fo:min-height="0.178in" fo:min-width="1.0756in" fo:padding-top="0.1in" fo:padding-bottom="0.1in" fo:padding-left="0.1in" fo:padding-right="0.1in" fo:wrap-option="wrap" style:run-through="foreground"/>
    </style:style>
    <style:style style:name="gr38" style:family="graphic">
      <style:graphic-properties draw:stroke="solid" svg:stroke-width="0.0102in" svg:stroke-color="#595959" draw:stroke-linejoin="round" draw:fill="none" draw:textarea-vertical-align="middle" draw:auto-grow-height="false" draw:fit-to-size="false" style:shrink-to-fit="false" fo:min-height="0.0575in" fo:min-width="0.3228in" fo:padding-top="0.1in" fo:padding-bottom="0.1in" fo:padding-left="0.1in" fo:padding-right="0.1in" fo:wrap-option="wrap" style:run-through="foreground"/>
    </style:style>
    <style:style style:name="gr39" style:family="graphic">
      <style:graphic-properties draw:stroke="solid" svg:stroke-width="0.0102in" svg:stroke-color="#595959" draw:stroke-linejoin="round" draw:fill="none" draw:textarea-vertical-align="middle" draw:auto-grow-height="false" draw:fit-to-size="false" style:shrink-to-fit="false" fo:min-height="0.0575in" fo:min-width="0.322in" fo:padding-top="0.1in" fo:padding-bottom="0.1in" fo:padding-left="0.1in" fo:padding-right="0.1in" fo:wrap-option="wrap" style:run-through="foreground"/>
    </style:style>
    <style:style style:name="gr40" style:family="graphic">
      <style:graphic-properties draw:stroke="solid" svg:stroke-width="0.0102in" svg:stroke-color="#595959" draw:stroke-linejoin="round" draw:fill="none" draw:textarea-vertical-align="middle" draw:auto-grow-height="false" draw:fit-to-size="false" style:shrink-to-fit="false" fo:min-height="1.7402in" fo:min-width="0in" fo:padding-top="0.1in" fo:padding-bottom="0.1in" fo:padding-left="0.1in" fo:padding-right="0.1in" fo:wrap-option="wrap" style:run-through="foreground"/>
    </style:style>
    <style:style style:name="gr41" style:family="graphic">
      <style:graphic-properties draw:stroke="solid" svg:stroke-width="0.0102in" svg:stroke-color="#595959" draw:stroke-linejoin="round" draw:fill="none" draw:textarea-vertical-align="middle" draw:auto-grow-height="false" draw:fit-to-size="false" style:shrink-to-fit="false" fo:min-height="0in" fo:min-width="1.5465in" fo:padding-top="0.1in" fo:padding-bottom="0.1in" fo:padding-left="0.1in" fo:padding-right="0.1in" fo:wrap-option="wrap" style:run-through="foreground"/>
    </style:style>
    <style:style style:name="gr42" style:family="graphic">
      <style:graphic-properties draw:stroke="solid" svg:stroke-width="0.0102in" svg:stroke-color="#595959" draw:stroke-linejoin="round" draw:fill="none" draw:textarea-vertical-align="middle" draw:auto-grow-height="false" draw:fit-to-size="false" style:shrink-to-fit="false" fo:min-height="1.5465in" fo:min-width="1.7146in" fo:padding-top="0.1in" fo:padding-bottom="0.1in" fo:padding-left="0.1in" fo:padding-right="0.1in" fo:wrap-option="wrap" style:run-through="foreground"/>
    </style:style>
    <style:style style:name="gr43" style:family="graphic">
      <style:graphic-properties draw:stroke="none" svg:stroke-width="0in" draw:fill="none" draw:textarea-vertical-align="middle" draw:auto-grow-height="false" draw:fit-to-size="false" style:shrink-to-fit="false" fo:min-height="0.178in" fo:min-width="0.3071in" fo:padding-top="0.1in" fo:padding-bottom="0.1in" fo:padding-left="0.1in" fo:padding-right="0.1in" fo:wrap-option="wrap" style:run-through="foreground"/>
    </style:style>
    <style:style style:name="gr44" style:family="graphic">
      <style:graphic-properties draw:stroke="none" svg:stroke-width="0in" draw:fill="none" draw:textarea-vertical-align="middle" draw:auto-grow-height="false" draw:fit-to-size="false" style:shrink-to-fit="false" fo:min-height="0.1783in" fo:min-width="0.3071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style:shrink-to-fit="false" fo:min-height="0.2181in" fo:min-width="2.589in" fo:padding-top="0.1in" fo:padding-bottom="0.1in" fo:padding-left="0.1in" fo:padding-right="0.1in" fo:wrap-option="wrap" style:run-through="foreground"/>
    </style:style>
    <style:style style:name="gr46" style:family="graphic">
      <style:graphic-properties draw:stroke="solid" svg:stroke-width="0.0102in" svg:stroke-color="#595959" draw:stroke-linejoin="round" draw:fill="none" draw:textarea-vertical-align="middle" draw:auto-grow-height="false" draw:fit-to-size="false" style:shrink-to-fit="false" fo:min-height="0.2181in" fo:min-width="0.7283in" fo:padding-top="0.1in" fo:padding-bottom="0.1in" fo:padding-left="0.1in" fo:padding-right="0.1in" fo:wrap-option="wrap" style:run-through="foreground"/>
    </style:style>
    <style:style style:name="gr47" style:family="graphic">
      <style:graphic-properties draw:stroke="solid" svg:stroke-width="0.0102in" svg:stroke-color="#595959" draw:stroke-linejoin="round" draw:fill="none" draw:textarea-vertical-align="middle" draw:auto-grow-height="false" draw:fit-to-size="false" style:shrink-to-fit="false" fo:min-height="0.2189in" fo:min-width="0.7283in" fo:padding-top="0.1in" fo:padding-bottom="0.1in" fo:padding-left="0.1in" fo:padding-right="0.1in" fo:wrap-option="wrap" style:run-through="foreground"/>
    </style:style>
    <style:style style:name="gr48" style:family="graphic">
      <style:graphic-properties draw:stroke="solid" svg:stroke-width="0.0102in" svg:stroke-color="#595959" draw:stroke-linejoin="round" draw:fill="none" draw:textarea-vertical-align="middle" draw:auto-grow-height="false" draw:fit-to-size="false" style:shrink-to-fit="false" fo:min-height="0.2189in" fo:min-width="2.7807in" fo:padding-top="0.1in" fo:padding-bottom="0.1in" fo:padding-left="0.1in" fo:padding-right="0.1in" fo:wrap-option="wrap" style:run-through="foreground"/>
    </style:style>
    <style:style style:name="gr49" style:family="graphic">
      <style:graphic-properties draw:stroke="none" svg:stroke-width="0in" draw:fill="none" draw:textarea-vertical-align="top" draw:auto-grow-height="false" draw:fit-to-size="false" style:shrink-to-fit="false" fo:min-height="0.2181in" fo:min-width="0.5228in" fo:padding-top="0.1in" fo:padding-bottom="0.1in" fo:padding-left="0.1in" fo:padding-right="0.1in" fo:wrap-option="wrap" style:run-through="foreground"/>
    </style:style>
    <style:style style:name="gr50" style:family="graphic">
      <style:graphic-properties draw:stroke="solid" svg:stroke-width="0.0102in" svg:stroke-color="#595959" draw:stroke-linejoin="round" draw:fill="none" draw:textarea-vertical-align="middle" draw:auto-grow-height="false" draw:fit-to-size="false" style:shrink-to-fit="false" fo:min-height="0.2189in" fo:min-width="0.7283in" fo:padding-top="0.1in" fo:padding-bottom="0.1in" fo:padding-left="0.1in" fo:padding-right="0.1in" fo:wrap-option="wrap" style:run-through="foreground"/>
    </style:style>
    <style:style style:name="gr51" style:family="graphic">
      <style:graphic-properties draw:stroke="solid" svg:stroke-width="0.0102in" svg:stroke-color="#595959" draw:stroke-linejoin="round" draw:fill="none" draw:textarea-vertical-align="middle" draw:auto-grow-height="false" draw:fit-to-size="false" style:shrink-to-fit="false" fo:min-height="0.2181in" fo:min-width="2.7807in" fo:padding-top="0.1in" fo:padding-bottom="0.1in" fo:padding-left="0.1in" fo:padding-right="0.1in" fo:wrap-option="wrap" style:run-through="foreground"/>
    </style:style>
    <style:style style:name="gr52" style:family="graphic">
      <style:graphic-properties draw:stroke="solid" svg:stroke-width="0.0102in" svg:stroke-color="#595959" draw:stroke-linejoin="round" draw:fill="none" draw:textarea-vertical-align="middle" draw:auto-grow-height="false" draw:fit-to-size="false" style:shrink-to-fit="false" fo:min-height="1.1925in" fo:min-width="1.1571in" fo:padding-top="0.1in" fo:padding-bottom="0.1in" fo:padding-left="0.1in" fo:padding-right="0.1in" fo:wrap-option="wrap" style:run-through="foreground"/>
    </style:style>
    <style:style style:name="gr53" style:family="graphic">
      <style:graphic-properties draw:stroke="solid" svg:stroke-width="0.0102in" svg:stroke-color="#595959" draw:stroke-linejoin="round" draw:fill="none" draw:textarea-vertical-align="middle" draw:auto-grow-height="false" draw:fit-to-size="false" style:shrink-to-fit="false" fo:min-height="0.2638in" fo:min-width="0.4252in" fo:padding-top="0.1in" fo:padding-bottom="0.1in" fo:padding-left="0.1in" fo:padding-right="0.1in" fo:wrap-option="wrap" style:run-through="foreground"/>
    </style:style>
    <style:style style:name="gr54" style:family="graphic">
      <style:graphic-properties draw:stroke="solid" svg:stroke-width="0.0102in" svg:stroke-color="#595959" draw:stroke-linejoin="round" draw:fill="none" draw:textarea-vertical-align="middle" draw:auto-grow-height="false" draw:fit-to-size="false" style:shrink-to-fit="false" fo:min-height="0.428in" fo:min-width="1.5465in" fo:padding-top="0.1in" fo:padding-bottom="0.1in" fo:padding-left="0.1in" fo:padding-right="0.1in" fo:wrap-option="wrap" style:run-through="foreground"/>
    </style:style>
    <style:style style:name="gr55" style:family="graphic">
      <style:graphic-properties draw:stroke="solid" svg:stroke-width="0.0102in" svg:stroke-color="#595959" draw:stroke-linejoin="round" draw:fill="none" draw:textarea-vertical-align="middle" draw:auto-grow-height="false" draw:fit-to-size="false" style:shrink-to-fit="false" fo:min-height="0.428in" fo:min-width="5.0402in" fo:padding-top="0.1in" fo:padding-bottom="0.1in" fo:padding-left="0.1in" fo:padding-right="0.1in" fo:wrap-option="wrap" style:run-through="foreground"/>
    </style:style>
    <style:style style:name="gr56" style:family="graphic">
      <style:graphic-properties draw:stroke="solid" svg:stroke-width="0.0102in" svg:stroke-color="#595959" draw:stroke-linejoin="round" draw:fill="none" draw:textarea-vertical-align="middle" draw:auto-grow-height="false" draw:fit-to-size="false" style:shrink-to-fit="false" fo:min-height="0.2598in" fo:min-width="0.9772in" fo:padding-top="0.1in" fo:padding-bottom="0.1in" fo:padding-left="0.1in" fo:padding-right="0.1in" fo:wrap-option="wrap" style:run-through="foreground"/>
    </style:style>
    <style:style style:name="gr57" style:family="graphic">
      <style:graphic-properties draw:stroke="solid" svg:stroke-width="0.0102in" svg:stroke-color="#595959" draw:stroke-linejoin="round" draw:fill="none" draw:textarea-vertical-align="middle" draw:auto-grow-height="false" draw:fit-to-size="false" style:shrink-to-fit="false" fo:min-height="0.2602in" fo:min-width="0.9772in" fo:padding-top="0.1in" fo:padding-bottom="0.1in" fo:padding-left="0.1in" fo:padding-right="0.1in" fo:wrap-option="wrap" style:run-through="foreground"/>
    </style:style>
    <style:style style:name="gr58" style:family="graphic">
      <style:graphic-properties draw:stroke="solid" svg:stroke-width="0.0102in" svg:stroke-color="#595959" draw:stroke-linejoin="round" draw:fill="none" draw:textarea-vertical-align="middle" draw:auto-grow-height="false" draw:fit-to-size="false" style:shrink-to-fit="false" fo:min-height="0.2598in" fo:min-width="0.978in" fo:padding-top="0.1in" fo:padding-bottom="0.1in" fo:padding-left="0.1in" fo:padding-right="0.1in" fo:wrap-option="wrap" style:run-through="foreground"/>
    </style:style>
    <style:style style:name="gr59" style:family="graphic">
      <style:graphic-properties draw:stroke="solid" svg:stroke-width="0.0102in" svg:stroke-color="#595959" draw:stroke-linejoin="round" draw:fill="none" draw:textarea-vertical-align="middle" draw:auto-grow-height="false" draw:fit-to-size="false" style:shrink-to-fit="false" fo:min-height="0.2602in" fo:min-width="0.978in" fo:padding-top="0.1in" fo:padding-bottom="0.1in" fo:padding-left="0.1in" fo:padding-right="0.1in" fo:wrap-option="wrap" style:run-through="foreground"/>
    </style:style>
    <style:style style:name="gr60" style:family="graphic">
      <style:graphic-properties draw:stroke="solid" svg:stroke-width="0.0102in" svg:stroke-color="#595959" draw:stroke-linejoin="round" draw:fill="none" draw:textarea-vertical-align="middle" draw:auto-grow-height="false" draw:fit-to-size="false" style:shrink-to-fit="false" fo:min-height="0.2598in" fo:min-width="2.2071in" fo:padding-top="0.1in" fo:padding-bottom="0.1in" fo:padding-left="0.1in" fo:padding-right="0.1in" fo:wrap-option="wrap" style:run-through="foreground"/>
    </style:style>
    <style:style style:name="gr61" style:family="graphic">
      <style:graphic-properties draw:stroke="solid" svg:stroke-width="0.0102in" svg:stroke-color="#595959" draw:stroke-linejoin="round" draw:fill="none" draw:textarea-vertical-align="middle" draw:auto-grow-height="false" draw:fit-to-size="false" style:shrink-to-fit="false" fo:min-height="0.2602in" fo:min-width="2.2071in" fo:padding-top="0.1in" fo:padding-bottom="0.1in" fo:padding-left="0.1in" fo:padding-right="0.1in" fo:wrap-option="wrap" style:run-through="foreground"/>
    </style:style>
    <style:style style:name="gr62" style:family="graphic">
      <style:graphic-properties draw:stroke="solid" svg:stroke-width="0.0102in" svg:stroke-color="#595959" draw:stroke-linejoin="round" draw:fill="none" draw:textarea-vertical-align="middle" draw:auto-grow-height="false" draw:fit-to-size="false" style:shrink-to-fit="false" fo:min-height="1.6409in" fo:min-width="1.4236in" fo:padding-top="0.1in" fo:padding-bottom="0.1in" fo:padding-left="0.1in" fo:padding-right="0.1in" fo:wrap-option="wrap" style:run-through="foreground"/>
    </style:style>
    <style:style style:name="gr63" style:family="graphic">
      <style:graphic-properties draw:stroke="solid" svg:stroke-width="0.0102in" svg:stroke-color="#595959" draw:stroke-linejoin="round" draw:fill="none" draw:textarea-vertical-align="middle" draw:auto-grow-height="false" draw:fit-to-size="false" style:shrink-to-fit="false" fo:min-height="0.2591in" fo:min-width="1.4236in" fo:padding-top="0.1in" fo:padding-bottom="0.1in" fo:padding-left="0.1in" fo:padding-right="0.1in" fo:wrap-option="wrap" style:run-through="foreground"/>
    </style:style>
    <style:style style:name="gr64" style:family="graphic">
      <style:graphic-properties draw:stroke="solid" svg:stroke-width="0.0102in" svg:stroke-color="#595959" draw:stroke-linejoin="round" draw:fill="none" draw:textarea-vertical-align="middle" draw:auto-grow-height="false" draw:fit-to-size="false" style:shrink-to-fit="false" fo:min-height="1.1799in" fo:min-width="1.4236in" fo:padding-top="0.1in" fo:padding-bottom="0.1in" fo:padding-left="0.1in" fo:padding-right="0.1in" fo:wrap-option="wrap" style:run-through="foreground"/>
    </style:style>
    <style:style style:name="gr65" style:family="graphic">
      <style:graphic-properties draw:stroke="solid" svg:stroke-width="0.0102in" svg:stroke-color="#595959" draw:stroke-linejoin="round" draw:fill="none" draw:textarea-vertical-align="middle" draw:auto-grow-height="false" draw:fit-to-size="false" style:shrink-to-fit="false" fo:min-height="0.2598in" fo:min-width="1.4236in" fo:padding-top="0.1in" fo:padding-bottom="0.1in" fo:padding-left="0.1in" fo:padding-right="0.1in" fo:wrap-option="wrap" style:run-through="foreground"/>
    </style:style>
    <style:style style:name="gr66" style:family="graphic">
      <style:graphic-properties draw:stroke="solid" svg:stroke-width="0.0102in" svg:stroke-color="#595959" draw:stroke-linejoin="round" draw:fill="none" draw:textarea-vertical-align="middle" draw:auto-grow-height="false" draw:fit-to-size="false" style:shrink-to-fit="false" fo:min-height="1.6402in" fo:min-width="1.4236in" fo:padding-top="0.1in" fo:padding-bottom="0.1in" fo:padding-left="0.1in" fo:padding-right="0.1in" fo:wrap-option="wrap" style:run-through="foreground"/>
    </style:style>
    <style:style style:name="gr67" style:family="graphic">
      <style:graphic-properties draw:stroke="solid" svg:stroke-width="0.0102in" svg:stroke-color="#595959" draw:stroke-linejoin="round" draw:fill="solid" draw:fill-color="#efefef" draw:textarea-vertical-align="middle" draw:auto-grow-height="false" draw:fit-to-size="false" style:shrink-to-fit="false" fo:min-height="0.1307in" fo:min-width="0.428in" fo:padding-top="0.1in" fo:padding-bottom="0.1in" fo:padding-left="0.1in" fo:padding-right="0.1in" fo:wrap-option="wrap" style:run-through="foreground"/>
    </style:style>
    <style:style style:name="gr68" style:family="graphic">
      <style:graphic-properties draw:stroke="solid" svg:stroke-width="0.0102in" svg:stroke-color="#595959" draw:stroke-linejoin="round" draw:fill="none" draw:textarea-vertical-align="middle" draw:auto-grow-height="false" draw:fit-to-size="false" style:shrink-to-fit="false" fo:min-height="0.1307in" fo:min-width="0.4272in" fo:padding-top="0.1in" fo:padding-bottom="0.1in" fo:padding-left="0.1in" fo:padding-right="0.1in" fo:wrap-option="wrap" style:run-through="foreground"/>
    </style:style>
    <style:style style:name="gr69" style:family="graphic">
      <style:graphic-properties draw:stroke="solid" svg:stroke-width="0.0102in" svg:stroke-color="#595959" draw:stroke-linejoin="round" draw:fill="solid" draw:fill-color="#efefef" draw:textarea-vertical-align="middle" draw:auto-grow-height="false" draw:fit-to-size="false" style:shrink-to-fit="false" fo:min-height="0.1307in" fo:min-width="0.4272in" fo:padding-top="0.1in" fo:padding-bottom="0.1in" fo:padding-left="0.1in" fo:padding-right="0.1in" fo:wrap-option="wrap" style:run-through="foreground"/>
    </style:style>
    <style:style style:name="gr70" style:family="graphic">
      <style:graphic-properties draw:stroke="solid" svg:stroke-width="0.0102in" svg:stroke-color="#595959" draw:stroke-linejoin="round" draw:fill="none" draw:textarea-vertical-align="middle" draw:auto-grow-height="false" draw:fit-to-size="false" style:shrink-to-fit="false" fo:min-height="0.1299in" fo:min-width="0.4272in" fo:padding-top="0.1in" fo:padding-bottom="0.1in" fo:padding-left="0.1in" fo:padding-right="0.1in" fo:wrap-option="wrap" style:run-through="foreground"/>
    </style:style>
    <style:style style:name="gr71" style:family="graphic">
      <style:graphic-properties draw:stroke="solid" svg:stroke-width="0.0102in" svg:stroke-color="#595959" draw:stroke-linejoin="round" draw:fill="solid" draw:fill-color="#efefef" draw:textarea-vertical-align="middle" draw:auto-grow-height="false" draw:fit-to-size="false" style:shrink-to-fit="false" fo:min-height="0.1299in" fo:min-width="0.4272in" fo:padding-top="0.1in" fo:padding-bottom="0.1in" fo:padding-left="0.1in" fo:padding-right="0.1in" fo:wrap-option="wrap" style:run-through="foreground"/>
    </style:style>
    <style:style style:name="gr72" style:family="graphic">
      <style:graphic-properties draw:stroke="solid" svg:stroke-width="0.0102in" svg:stroke-color="#595959" draw:stroke-linejoin="round" draw:fill="none" draw:textarea-vertical-align="middle" draw:auto-grow-height="false" draw:fit-to-size="false" style:shrink-to-fit="false" fo:min-height="0.1307in" fo:min-width="0.428in" fo:padding-top="0.1in" fo:padding-bottom="0.1in" fo:padding-left="0.1in" fo:padding-right="0.1in" fo:wrap-option="wrap" style:run-through="foreground"/>
    </style:style>
    <style:style style:name="gr73" style:family="graphic">
      <style:graphic-properties draw:stroke="solid" svg:stroke-width="0.0102in" svg:stroke-color="#595959" draw:stroke-linejoin="round" draw:fill="none" draw:textarea-vertical-align="middle" draw:auto-grow-height="false" draw:fit-to-size="false" style:shrink-to-fit="false" fo:min-height="0.3201in" fo:min-width="1.1244in" fo:padding-top="0.1in" fo:padding-bottom="0.1in" fo:padding-left="0.1in" fo:padding-right="0.1in" fo:wrap-option="wrap" style:run-through="foreground"/>
    </style:style>
    <style:style style:name="gr74" style:family="graphic">
      <style:graphic-properties draw:stroke="solid" svg:stroke-width="0.0102in" svg:stroke-color="#595959" draw:stroke-linejoin="round" draw:fill="none" draw:textarea-vertical-align="middle" draw:auto-grow-height="false" draw:fit-to-size="false" style:shrink-to-fit="false" fo:min-height="0.3201in" fo:min-width="0.3047in" fo:padding-top="0.1in" fo:padding-bottom="0.1in" fo:padding-left="0.1in" fo:padding-right="0.1in" fo:wrap-option="wrap" style:run-through="foreground"/>
    </style:style>
    <style:style style:name="gr75"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1992in" fo:min-width="0in" fo:padding-top="0.1in" fo:padding-bottom="0.1in" fo:padding-left="0.1in" fo:padding-right="0.1in" fo:wrap-option="wrap" style:run-through="foreground"/>
    </style:style>
    <style:style style:name="gr76"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5673in" fo:padding-top="0.1in" fo:padding-bottom="0.1in" fo:padding-left="0.1in" fo:padding-right="0.1in" fo:wrap-option="wrap" style:run-through="foreground"/>
    </style:style>
    <style:style style:name="gr77" style:family="graphic">
      <style:graphic-properties draw:stroke="solid" svg:stroke-width="0.0102in" svg:stroke-color="#595959" draw:stroke-linejoin="round" draw:fill="none" draw:textarea-vertical-align="middle" draw:auto-grow-height="false" draw:fit-to-size="false" style:shrink-to-fit="false" fo:min-height="0.1854in" fo:min-width="0.1846in" fo:padding-top="0.1in" fo:padding-bottom="0.1in" fo:padding-left="0.1in" fo:padding-right="0.1in" fo:wrap-option="wrap" style:run-through="foreground"/>
    </style:style>
    <style:style style:name="gr78" style:family="graphic">
      <style:graphic-properties draw:stroke="solid" svg:stroke-width="0.0102in" svg:stroke-color="#595959" draw:stroke-linejoin="round" draw:fill="none" draw:textarea-vertical-align="middle" draw:auto-grow-height="false" draw:fit-to-size="false" style:shrink-to-fit="false" fo:min-height="0.1854in" fo:min-width="0.1854in" fo:padding-top="0.1in" fo:padding-bottom="0.1in" fo:padding-left="0.1in" fo:padding-right="0.1in" fo:wrap-option="wrap" style:run-through="foreground"/>
    </style:style>
    <style:style style:name="gr79" style:family="graphic">
      <style:graphic-properties draw:stroke="solid" svg:stroke-width="0.0102in" svg:stroke-color="#595959" draw:stroke-linejoin="round" draw:fill="solid" draw:fill-color="#efefef" draw:textarea-vertical-align="middle" draw:auto-grow-height="false" draw:fit-to-size="false" style:shrink-to-fit="false" fo:min-height="0.1854in" fo:min-width="0.1846in" fo:padding-top="0.1in" fo:padding-bottom="0.1in" fo:padding-left="0.1in" fo:padding-right="0.1in" fo:wrap-option="wrap" style:run-through="foreground"/>
    </style:style>
    <style:style style:name="gr80" style:family="graphic">
      <style:graphic-properties draw:stroke="solid" svg:stroke-width="0.0102in" svg:stroke-color="#595959" draw:stroke-linejoin="round" draw:fill="solid" draw:fill-color="#efefef" draw:textarea-vertical-align="middle" draw:auto-grow-height="false" draw:fit-to-size="false" style:shrink-to-fit="false" fo:min-height="0.1854in" fo:min-width="0.1854in" fo:padding-top="0.1in" fo:padding-bottom="0.1in" fo:padding-left="0.1in" fo:padding-right="0.1in" fo:wrap-option="wrap" style:run-through="foreground"/>
    </style:style>
    <style:style style:name="gr81" style:family="graphic">
      <style:graphic-properties draw:stroke="none" svg:stroke-width="0in" draw:fill="none" draw:textarea-vertical-align="top" draw:auto-grow-height="false" draw:fit-to-size="false" style:shrink-to-fit="false" fo:min-height="0.2398in" fo:min-width="1.8in" fo:padding-top="0.1in" fo:padding-bottom="0.1in" fo:padding-left="0.1in" fo:padding-right="0.1in" fo:wrap-option="wrap" style:run-through="foreground"/>
    </style:style>
    <style:style style:name="gr82" style:family="graphic">
      <style:graphic-properties draw:stroke="none" svg:stroke-width="0in" draw:fill="none" draw:textarea-vertical-align="top" draw:auto-grow-height="false" draw:fit-to-size="false" style:shrink-to-fit="false" fo:min-height="0.2398in" fo:min-width="0.6575in" fo:padding-top="0.1in" fo:padding-bottom="0.1in" fo:padding-left="0.1in" fo:padding-right="0.1in" fo:wrap-option="wrap" style:run-through="foreground"/>
    </style:style>
    <style:style style:name="gr83" style:family="graphic">
      <style:graphic-properties draw:stroke="none" svg:stroke-width="0in" draw:fill="none" draw:textarea-vertical-align="top" draw:auto-grow-height="false" draw:fit-to-size="false" style:shrink-to-fit="false" fo:min-height="0.2398in" fo:min-width="0.7693in" fo:padding-top="0.1in" fo:padding-bottom="0.1in" fo:padding-left="0.1in" fo:padding-right="0.1in" fo:wrap-option="wrap" style:run-through="foreground"/>
    </style:style>
    <style:style style:name="gr84" style:family="graphic">
      <style:graphic-properties draw:stroke="solid" svg:stroke-width="0.0102in" svg:stroke-color="#595959" draw:stroke-linejoin="round" draw:fill="none" draw:textarea-vertical-align="middle" draw:auto-grow-height="false" draw:fit-to-size="false" style:shrink-to-fit="false" fo:min-height="0.2173in" fo:min-width="2.8752in" fo:padding-top="0.1in" fo:padding-bottom="0.1in" fo:padding-left="0.1in" fo:padding-right="0.1in" fo:wrap-option="wrap" style:run-through="foreground"/>
    </style:style>
    <style:style style:name="gr85" style:family="graphic">
      <style:graphic-properties draw:stroke="solid" svg:stroke-width="0.0102in" svg:stroke-color="#595959" draw:stroke-linejoin="round" draw:fill="none" draw:textarea-vertical-align="middle" draw:auto-grow-height="false" draw:fit-to-size="false" style:shrink-to-fit="false" fo:min-height="0.2173in" fo:min-width="3.6445in" fo:padding-top="0.1in" fo:padding-bottom="0.1in" fo:padding-left="0.1in" fo:padding-right="0.1in" fo:wrap-option="wrap" style:run-through="foreground"/>
    </style:style>
    <style:style style:name="gr86" style:family="graphic">
      <style:graphic-properties draw:stroke="solid" svg:stroke-width="0.0102in" svg:stroke-color="#595959" draw:stroke-linejoin="round" draw:fill="none" draw:textarea-vertical-align="middle" draw:auto-grow-height="false" draw:fit-to-size="false" style:shrink-to-fit="false" fo:min-height="0.2173in" fo:min-width="0.5681in" fo:padding-top="0.1in" fo:padding-bottom="0.1in" fo:padding-left="0.1in" fo:padding-right="0.1in" fo:wrap-option="wrap" style:run-through="foreground"/>
    </style:style>
    <style:style style:name="gr87" style:family="graphic">
      <style:graphic-properties draw:stroke="solid" svg:stroke-width="0.0102in" svg:stroke-color="#595959" draw:stroke-linejoin="round" draw:fill="none" draw:textarea-vertical-align="middle" draw:auto-grow-height="false" draw:fit-to-size="false" style:shrink-to-fit="false" fo:min-height="0.2173in" fo:min-width="1.7217in" fo:padding-top="0.1in" fo:padding-bottom="0.1in" fo:padding-left="0.1in" fo:padding-right="0.1in" fo:wrap-option="wrap" style:run-through="foreground"/>
    </style:style>
    <style:style style:name="gr88" style:family="graphic">
      <style:graphic-properties draw:stroke="solid" svg:stroke-width="0.0102in" svg:stroke-color="#595959" draw:stroke-linejoin="round" draw:fill="none" draw:textarea-vertical-align="middle" draw:auto-grow-height="false" draw:fit-to-size="false" style:shrink-to-fit="false" fo:min-height="0.2173in" fo:min-width="0in" fo:padding-top="0.1in" fo:padding-bottom="0.1in" fo:padding-left="0.1in" fo:padding-right="0.1in" fo:wrap-option="wrap" style:run-through="foreground"/>
    </style:style>
    <style:style style:name="gr89" style:family="graphic">
      <style:graphic-properties draw:stroke="solid" svg:stroke-width="0.0102in" svg:stroke-color="#595959" draw:stroke-linejoin="round" draw:fill="none" draw:textarea-vertical-align="middle" draw:auto-grow-height="false" draw:fit-to-size="false" style:shrink-to-fit="false" fo:min-height="0.2173in" fo:min-width="1.3366in" fo:padding-top="0.1in" fo:padding-bottom="0.1in" fo:padding-left="0.1in" fo:padding-right="0.1in" fo:wrap-option="wrap" style:run-through="foreground"/>
    </style:style>
    <style:style style:name="gr90" style:family="graphic">
      <style:graphic-properties draw:stroke="solid" svg:stroke-width="0.0102in" svg:stroke-color="#595959" draw:stroke-linejoin="round" draw:fill="none" draw:textarea-vertical-align="middle" draw:auto-grow-height="false" draw:fit-to-size="false" style:shrink-to-fit="false" fo:min-height="0.2173in" fo:min-width="1.722in" fo:padding-top="0.1in" fo:padding-bottom="0.1in" fo:padding-left="0.1in" fo:padding-right="0.1in" fo:wrap-option="wrap" style:run-through="foreground"/>
    </style:style>
    <style:style style:name="gr91" style:family="graphic">
      <style:graphic-properties draw:stroke="solid" svg:stroke-width="0.0102in" svg:stroke-color="#595959" draw:stroke-linejoin="round" draw:fill="none" draw:textarea-vertical-align="middle" draw:auto-grow-height="false" draw:fit-to-size="false" style:shrink-to-fit="false" fo:min-height="0.2173in" fo:min-width="0.9528in" fo:padding-top="0.1in" fo:padding-bottom="0.1in" fo:padding-left="0.1in" fo:padding-right="0.1in" fo:wrap-option="wrap" style:run-through="foreground"/>
    </style:style>
    <style:style style:name="gr92" style:family="graphic">
      <style:graphic-properties draw:stroke="solid" svg:stroke-width="0.0102in" svg:stroke-color="#595959" draw:stroke-linejoin="round" draw:fill="none" draw:textarea-vertical-align="middle" draw:auto-grow-height="false" draw:fit-to-size="false" style:shrink-to-fit="false" fo:min-height="0.2173in" fo:min-width="2.4909in" fo:padding-top="0.1in" fo:padding-bottom="0.1in" fo:padding-left="0.1in" fo:padding-right="0.1in" fo:wrap-option="wrap" style:run-through="foreground"/>
    </style:style>
    <style:style style:name="gr93" style:family="graphic">
      <style:graphic-properties draw:stroke="solid" svg:stroke-width="0.0102in" svg:stroke-color="#595959" draw:stroke-linejoin="round" draw:fill="none" draw:textarea-vertical-align="middle" draw:auto-grow-height="false" draw:fit-to-size="false" style:shrink-to-fit="false" fo:min-height="0.2173in" fo:min-width="0.5689in" fo:padding-top="0.1in" fo:padding-bottom="0.1in" fo:padding-left="0.1in" fo:padding-right="0.1in" fo:wrap-option="wrap" style:run-through="foreground"/>
    </style:style>
    <style:style style:name="gr94" style:family="graphic">
      <style:graphic-properties draw:stroke="solid" svg:stroke-width="0.0102in" svg:stroke-color="#595959" draw:stroke-linejoin="round" draw:fill="none" draw:textarea-vertical-align="middle" draw:auto-grow-height="false" draw:fit-to-size="false" style:shrink-to-fit="false" fo:min-height="0.2173in" fo:min-width="0.1839in" fo:padding-top="0.1in" fo:padding-bottom="0.1in" fo:padding-left="0.1in" fo:padding-right="0.1in" fo:wrap-option="wrap" style:run-through="foreground"/>
    </style:style>
    <style:style style:name="gr95" style:family="graphic">
      <style:graphic-properties draw:stroke="solid" svg:stroke-width="0.0102in" svg:stroke-color="#595959" draw:stroke-linejoin="round" draw:fill="none" draw:textarea-vertical-align="middle" draw:auto-grow-height="false" draw:fit-to-size="false" style:shrink-to-fit="false" fo:min-height="0.1756in" fo:min-width="0.4555in" fo:padding-top="0.1in" fo:padding-bottom="0.1in" fo:padding-left="0.1in" fo:padding-right="0.1in" fo:wrap-option="wrap" style:run-through="foreground"/>
    </style:style>
    <style:style style:name="gr96" style:family="graphic">
      <style:graphic-properties draw:stroke="solid" svg:stroke-width="0.0102in" svg:stroke-color="#595959" draw:stroke-linejoin="round" draw:fill="solid" draw:fill-color="#d9ead3" draw:textarea-vertical-align="middle" draw:auto-grow-height="false" draw:fit-to-size="false" style:shrink-to-fit="false" fo:min-height="0.1764in" fo:min-width="0.4555in" fo:padding-top="0.1in" fo:padding-bottom="0.1in" fo:padding-left="0.1in" fo:padding-right="0.1in" fo:wrap-option="wrap" style:run-through="foreground"/>
    </style:style>
    <style:style style:name="gr97" style:family="graphic">
      <style:graphic-properties draw:stroke="solid" svg:stroke-width="0.0102in" svg:stroke-color="#595959" draw:stroke-linejoin="round" draw:fill="none" draw:textarea-vertical-align="middle" draw:auto-grow-height="false" draw:fit-to-size="false" style:shrink-to-fit="false" fo:min-height="0.1756in" fo:min-width="0.9654in" fo:padding-top="0.1in" fo:padding-bottom="0.1in" fo:padding-left="0.1in" fo:padding-right="0.1in" fo:wrap-option="wrap" style:run-through="foreground"/>
    </style:style>
    <style:style style:name="gr98" style:family="graphic">
      <style:graphic-properties draw:stroke="solid" svg:stroke-width="0.0102in" svg:stroke-color="#595959" draw:stroke-linejoin="round" draw:fill="solid" draw:fill-color="#d9ead3" draw:textarea-vertical-align="middle" draw:auto-grow-height="false" draw:fit-to-size="false" style:shrink-to-fit="false" fo:min-height="0.1764in" fo:min-width="0.9654in" fo:padding-top="0.1in" fo:padding-bottom="0.1in" fo:padding-left="0.1in" fo:padding-right="0.1in" fo:wrap-option="wrap" style:run-through="foreground"/>
    </style:style>
    <style:style style:name="gr99" style:family="graphic">
      <style:graphic-properties draw:stroke="solid" svg:stroke-width="0.0102in" svg:stroke-color="#595959" draw:stroke-linejoin="round" draw:fill="solid" draw:fill-color="#f4cccc" draw:textarea-vertical-align="middle" draw:auto-grow-height="false" draw:fit-to-size="false" style:shrink-to-fit="false" fo:min-height="0.1756in" fo:min-width="0.9654in" fo:padding-top="0.1in" fo:padding-bottom="0.1in" fo:padding-left="0.1in" fo:padding-right="0.1in" fo:wrap-option="wrap" style:run-through="foreground"/>
    </style:style>
    <style:style style:name="gr100" style:family="graphic">
      <style:graphic-properties draw:stroke="solid" svg:stroke-width="0.0102in" svg:stroke-color="#595959" draw:stroke-linejoin="round" draw:fill="none" draw:textarea-vertical-align="middle" draw:auto-grow-height="false" draw:fit-to-size="false" style:shrink-to-fit="false" fo:min-height="0.1764in" fo:min-width="0.9654in" fo:padding-top="0.1in" fo:padding-bottom="0.1in" fo:padding-left="0.1in" fo:padding-right="0.1in" fo:wrap-option="wrap" style:run-through="foreground"/>
    </style:style>
    <style:style style:name="gr101" style:family="graphic">
      <style:graphic-properties draw:stroke="none" svg:stroke-width="0in" draw:fill="none" draw:textarea-vertical-align="top" draw:auto-grow-height="false" draw:fit-to-size="false" style:shrink-to-fit="false" fo:min-height="0.7799in" fo:min-width="2.0118in" fo:padding-top="0.1in" fo:padding-bottom="0.1in" fo:padding-left="0.1in" fo:padding-right="0.1in" fo:wrap-option="wrap" style:run-through="foreground"/>
    </style:style>
    <style:style style:name="gr102" style:family="graphic">
      <style:graphic-properties draw:stroke="none" svg:stroke-width="0in" draw:fill="none" draw:textarea-vertical-align="top" draw:auto-grow-height="false" draw:fit-to-size="false" style:shrink-to-fit="false" fo:min-height="0.4193in" fo:min-width="2.0118in" fo:padding-top="0.1in" fo:padding-bottom="0.1in" fo:padding-left="0.1in" fo:padding-right="0.1in" fo:wrap-option="wrap" style:run-through="foreground"/>
    </style:style>
    <style:style style:name="gr103" style:family="graphic">
      <style:graphic-properties draw:stroke="none" svg:stroke-width="0in" draw:fill="none" draw:textarea-vertical-align="top" draw:auto-grow-height="false" draw:fit-to-size="false" style:shrink-to-fit="false" fo:min-height="0.4193in" fo:min-width="2.595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gjdgxs"/><text:soft-page-break/>Урок 2</text:p>
      <text:p text:style-name="P39"><text:bookmark text:name="_30j0zll"/><text:span text:style-name="T2">Язык запросов SQL</text:span></text:p>
      <text:p text:style-name="P3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mwkmjms8qcg1" text:style-name="Index_20_Link" text:visited-style-name="Index_20_Link"><text:span text:style-name="T6">Введение в SQL</text:span></text:a></text:p>
          <text:p text:style-name="P6"><text:a xlink:type="simple" xlink:href="#_slrqtck6jxu9" text:style-name="Index_20_Link" text:visited-style-name="Index_20_Link"><text:span text:style-name="T7">Достоинства SQL</text:span></text:a></text:p>
          <text:p text:style-name="P6"><text:a xlink:type="simple" xlink:href="#_1t3h5sf" text:style-name="Index_20_Link" text:visited-style-name="Index_20_Link"><text:span text:style-name="T7">Недостатки SQL</text:span></text:a></text:p>
          <text:p text:style-name="P3"><text:a xlink:type="simple" xlink:href="#_3tb0lm9pg2u0" text:style-name="Index_20_Link" text:visited-style-name="Index_20_Link"><text:span text:style-name="T7">Элементы языка</text:span></text:a></text:p>
          <text:p text:style-name="P6"><text:a xlink:type="simple" xlink:href="#_h727mdfurd3m" text:style-name="Index_20_Link" text:visited-style-name="Index_20_Link"><text:span text:style-name="T7">Комментарии</text:span></text:a></text:p>
          <text:p text:style-name="P6"><text:a xlink:type="simple" xlink:href="#_wewqj08qo8nf" text:style-name="Index_20_Link" text:visited-style-name="Index_20_Link"><text:span text:style-name="T7">DDL и DML</text:span></text:a></text:p>
          <text:p text:style-name="P6"><text:a xlink:type="simple" xlink:href="#_g2mfcb94hoa1" text:style-name="Index_20_Link" text:visited-style-name="Index_20_Link"><text:span text:style-name="T7">Структура запроса</text:span></text:a></text:p>
          <text:p text:style-name="P6"><text:a xlink:type="simple" xlink:href="#_dabm1dkdiptc" text:style-name="Index_20_Link" text:visited-style-name="Index_20_Link"><text:span text:style-name="T7">Скалярные выражения</text:span></text:a></text:p>
          <text:p text:style-name="P3"><text:a xlink:type="simple" xlink:href="#_4d34og8" text:style-name="Index_20_Link" text:visited-style-name="Index_20_Link"><text:span text:style-name="T7">Типы данных</text:span></text:a></text:p>
          <text:p text:style-name="P6"><text:a xlink:type="simple" xlink:href="#_r87za5j1xbqi" text:style-name="Index_20_Link" text:visited-style-name="Index_20_Link"><text:span text:style-name="T7">Атрибуты</text:span></text:a></text:p>
          <text:p text:style-name="P6"><text:a xlink:type="simple" xlink:href="#_vn0q8dl8qx5t" text:style-name="Index_20_Link" text:visited-style-name="Index_20_Link"><text:span text:style-name="T7">Числовые типы</text:span></text:a></text:p>
          <text:p text:style-name="P6"><text:a xlink:type="simple" xlink:href="#_fdieubk5eicd" text:style-name="Index_20_Link" text:visited-style-name="Index_20_Link"><text:span text:style-name="T7">Строковые типы</text:span></text:a></text:p>
          <text:p text:style-name="P3"><text:a xlink:type="simple" xlink:href="#_oei09blcrdb6" text:style-name="Index_20_Link" text:visited-style-name="Index_20_Link"><text:span text:style-name="T7">Учебная база данных</text:span></text:a></text:p>
          <text:p text:style-name="P3"><text:a xlink:type="simple" xlink:href="#_shvwmhf2ei4m" text:style-name="Index_20_Link" text:visited-style-name="Index_20_Link"><text:span text:style-name="T7">Тип NULL</text:span></text:a></text:p>
          <text:p text:style-name="P3"><text:a xlink:type="simple" xlink:href="#_80lafunesuh0" text:style-name="Index_20_Link" text:visited-style-name="Index_20_Link"><text:span text:style-name="T7">Календарные типы</text:span></text:a></text:p>
          <text:p text:style-name="P3"><text:a xlink:type="simple" xlink:href="#_far89q1l7sw7" text:style-name="Index_20_Link" text:visited-style-name="Index_20_Link"><text:span text:style-name="T7">Коллекционные типы</text:span></text:a></text:p>
          <text:p text:style-name="P3"><text:a xlink:type="simple" xlink:href="#_1n6uf3xhsoml" text:style-name="Index_20_Link" text:visited-style-name="Index_20_Link"><text:span text:style-name="T7">Индексы и ключи</text:span></text:a></text:p>
          <text:p text:style-name="P6"><text:a xlink:type="simple" xlink:href="#_r02euslnrkbx" text:style-name="Index_20_Link" text:visited-style-name="Index_20_Link"><text:span text:style-name="T7">Виды индексов</text:span></text:a></text:p>
          <text:p text:style-name="P6"><text:a xlink:type="simple" xlink:href="#_vn8fyc9csx7c" text:style-name="Index_20_Link" text:visited-style-name="Index_20_Link"><text:span text:style-name="T7">Устройство индекса</text:span></text:a></text:p>
          <text:p text:style-name="P3"><text:a xlink:type="simple" xlink:href="#_7dd8nuypf6ox" text:style-name="Index_20_Link" text:visited-style-name="Index_20_Link"><text:span text:style-name="T7">Введение в CRUD-операции</text:span></text:a></text:p>
          <text:p text:style-name="P4"><text:a xlink:type="simple" xlink:href="#_2xcytpi" text:style-name="Index_20_Link" text:visited-style-name="Index_20_Link"><text:span text:style-name="T6">Используемые источники</text:span></text:a></text:p>
        </text:index-body>
      </text:table-of-content>
      <text:p text:style-name="P35"><text:bookmark text:name="_mwkmjms8qcg1"/>Введение в SQL</text:p>
      <text:p text:style-name="P1">Иерархические и сетевые базы данных зачастую не имели собственного языка запросов, при помощи которых можно было бы в интерактивном режиме общаться с СУБД. Для этого приходилось писать свои собственные программы, задействуя библиотеки и бинарные протоколы.</text:p>
      <text:p text:style-name="P1">Реляционные СУБД одни из первых предоставили язык запросов SQL, которым мы, в обогащенном варианте, пользуемся по сегодняшний день. За 40 лет SQL вырос в сегмент рынка в десятки миллиардов долларов и стал стандартом де-факто для баз данных. Даже набирающее обороты новое поколение NoSQL-баз данных, зачастую старается следовать традициям и синтаксису SQL.</text:p>
      <text:p text:style-name="P1">SQL зародился в IBM и изначально назывался SEQUEL (Structured English Query Language), однако торговая марка была занята и название языка пришлось сократить до SQL (Structured Query Language).</text:p>
      <text:p text:style-name="P38"><text:bookmark text:name="_slrqtck6jxu9"/>Достоинства SQL</text:p>
      <text:p text:style-name="P1">SQL — это декларативный, а не процедурный язык: с его помощью мы описываем цель, конечный результат, который хотим получить, а не инструкцию по выполнению алгоритма, как обычно поступают в императивных или объектно-ориентированных языках, таких как Python или Java.</text:p>
      <text:p text:style-name="P1">Инструкции SQL похожи на обычные предложения английского языка, что упро­щает их изучение и понимание.</text:p>
      <text:p text:style-name="P1">В основе SQL лежит теория множеств, язык изначально спроектирован для эффективной обработки большого объема данных. По сей день SQL является одним из наиболее быстрых способов обработки большого количества записей.</text:p>
      <text:p text:style-name="P1">Все ведущие поставщики реляционных СУБД используют SQL. Архитектура каждой базы данных может сильно отличаться, однако сам язык и его поведение остаются неизменными.</text:p>
      <text:p text:style-name="P1">Большинство СУБД реализовано для множества самых разнообразных платформ, поэтому программы на языке SQL не зависят от операционных систем, а часто и от базы данных.</text:p>
      <text:p text:style-name="P1">Официальный стандарт языка SQL был опубликован в 1986 году, после чего он был многократно расширен, сначала в 1989 году, а затем — в 1992, 1999, 2003 и 2006 годах.</text:p>
      <text:p text:style-name="P38"><text:bookmark text:name="_1t3h5sf"/>Недостатки SQL</text:p>
      <text:p text:style-name="P7">SQL — это слабо структурированный язык, особенно по сравнению с Python, Ruby и Java. Инструк­ции SQL напоминают обычные предложения естественного языка и содержат «слова-пустышки», не влияющие на смысл инструкции, но облегчающие ее чте­ние.</text:p>
      <text:p text:style-name="P7">Язык этот очень старый и формировался во времена, когда стоимость компьютеров и компьютерного времени многократно превышала заработную плату обслуживающих их программистов. Поэтому с современной точки зрения он не очень удобен и заставляет разработчика думать как машина, подстраиваться под нее. Все это выливается в большое количество времени на разработку и сопровождение программ. Это большой недостаток в современных реалиях, когда компьютеры сильно подешевели и заработная плата разработчиков стала составлять значительную часть бюджета проекта.</text:p>
      <text:p text:style-name="P7">SQL плохо ложится на иерархическую и графовую природу объектно-ориентированного программирования, составляющего львиную долю современной разработки. В связи с этим большую популярность стали приобретать различные ORM-системы, которые предоставляют ООП-интерфейс, скрывая за объектами и методами библиотек реляционную природу базы данных.</text:p>
      <text:p text:style-name="P7">Язык не универсален. Это не полноценный компьютерный язык вроде Python, Ruby или Java, т.е., с его помощью нельзя создать независимую программу в бинарном коде.</text:p>
      <text:p text:style-name="P7">Несмотря на стандарты, каждая СУБД реализует свой собственный диалект. Производители баз данных идут вперед стандарта, реализуя какую-то новую возможность, например хранимые процедуры. Конкуренты создают похожую функциональность, часто намеренно отличающуюся от оригинала, чтобы избежать судебных тяжб.</text:p>
      <text:p text:style-name="P7">Когда особенность становится повсеместно используемой, комитет стандартизации вносит ее в стандарт, зачастую в форме, несовместимой со всеми остальными, чтобы не давать никому конкурентного преимущества. Производители реализуют стандарт, но оствляют старый вариант для обратной совместимости. Так появляются диалекты SQL.</text:p>
      <text:p text:style-name="P7">На прошлом уроке мы пользовались операторами <text:span text:style-name="T8">SHOW</text:span>, <text:span text:style-name="T8">DESCRIBE</text:span> и информационной схемой. Информационная схема — часть стандарта SQL, вы обнаружите ее и в других реляционных базах данных. Операторы <text:span text:style-name="T8">SHOW</text:span> и <text:span text:style-name="T8">DESCRIBE</text:span> не стандартны, это особенность СУБД MySQL.</text:p>
      <text:p text:style-name="P35"><text:bookmark text:name="_3tb0lm9pg2u0"/>Элементы языка</text:p>
      <text:p text:style-name="P7">Язык состоит из множества компонентов, с которыми мы познакомимся в течение курса. Сложность заключается в том, что SQL — декларативный язык со специальной структурой. Знания других языков слабо помогают в его изучении. Поэтому придется приложить значительные усилия на его освоения.</text:p>
      <text:p text:style-name="P38"><text:bookmark text:name="_h727mdfurd3m"/>Комментарии</text:p>
      <text:p text:style-name="P7">Язык SQL, помимо инструкций, поддерживает комментарии, которые позволяют задать игнорируемые участки SQL-программы. Однострочные комментарии начинаются с двух символов дефиса.</text:p>
      <table:table table:name="Table1" table:style-name="Table1">
        <table:table-column table:style-name="Table1.A"/>
        <table:table-row table:style-name="Table1.1">
          <table:table-cell table:style-name="Table1.A1" office:value-type="string">
            <text:p text:style-name="P9"><text:span text:style-name="T10">-- SELECT "Hello world!";</text:span></text:p>
          </table:table-cell>
        </table:table-row>
      </table:table>
      <text:p text:style-name="P7"><text:line-break/>Можно использовать многострочные комментарии, которые начинаются с последовательности <text:span text:style-name="T8">/*</text:span>, а завершаются — <text:span text:style-name="T8">*/</text:span>.</text:p>
      <table:table table:name="Table2" table:style-name="Table2">
        <table:table-column table:style-name="Table2.A"/>
        <table:table-row table:style-name="Table2.1">
          <table:table-cell table:style-name="Table2.A1" office:value-type="string">
            <text:p text:style-name="P9"><text:span text:style-name="T10">/* Это комментарий<text:line-break/>SELECT "Hello world!"; */</text:span></text:p>
          </table:table-cell>
        </table:table-row>
      </table:table>
      <text:p text:style-name="P7"/>
      <text:p text:style-name="P38"><text:bookmark text:name="_wewqj08qo8nf"/>DDL и DML</text:p>
      <text:p text:style-name="P7">Инструкции в SQL можно разделить на две большие группы: язык описания данных (DDL) и язык управления данными (DML).</text:p>
      <text:p text:style-name="P7"><text:soft-page-break/>К первой группе — DDL — относятся инструкции создания, удаления и редактирования баз данных и таблиц. Ко второй — DML — запросы на создание, редактирование, удаление и извлечение данных из таблиц.</text:p>
      <text:p text:style-name="P38"><text:bookmark text:name="_g2mfcb94hoa1"/>Структура запроса</text:p>
      <text:p text:style-name="P7">Каждая инструкция SQL начинается с ключевого слова, которое описы­вает выполняемое действие.</text:p>
      <text:p text:style-name="P7"><draw:g text:anchor-type="as-char" draw:z-index="2" draw:style-name="gr2"><draw:custom-shape draw:name="Shape 288" draw:style-name="gr3" draw:text-style-name="P45" svg:width="1.6512in" svg:height="1.8386in" svg:x="2.6252in" svg:y="0in"><text:p text:style-name="P44"><text:span text:style-name="T27">SELECT</text:span></text:p><text:p text:style-name="P44"><text:span text:style-name="T28"><text:s text:c="2"/></text:span><text:span text:style-name="T28">id,</text:span></text:p><text:p text:style-name="P44"><text:span text:style-name="T28"><text:s text:c="2"/></text:span><text:span text:style-name="T28">name</text:span></text:p><text:p text:style-name="P44"><text:span text:style-name="T27">FROM</text:span></text:p><text:p text:style-name="P44"><text:span text:style-name="T28"><text:s text:c="2"/></text:span><text:span text:style-name="T29">users</text:span></text:p><text:p text:style-name="P44"><text:span text:style-name="T27">WHERE</text:span></text:p><text:p text:style-name="P44"><text:span text:style-name="T28"><text:s text:c="2"/></text:span><text:span text:style-name="T28">name = </text:span><text:span text:style-name="T30">‘Игорь’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9" draw:style-name="gr4" draw:text-style-name="P45" svg:width="1.4217in" svg:height="0.376in" svg:x="0in" svg:y="0.7311in"><text:p text:style-name="P44"><text:span text:style-name="T31">Ключевые слов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46" svg:width="1.2079in" svg:height="0.7122in" draw:transform="rotate (-3.14159265358979) translate (2.62847222222222in 0.919444444444444in)"><text:p/><draw:enhanced-geometry draw:mirror-horizontal="true" draw:mirror-vertical="false" svg:viewBox="0 0 21600 21600" draw:type="mso-spt32" draw:enhanced-path="M 0 0 L 21600 21600 N"/></draw:custom-shape><draw:custom-shape draw:style-name="gr6" draw:text-style-name="P46" svg:width="1.2157in" svg:height="0.5059in" svg:x="1.422in" svg:y="0.9193in"><text:p/><draw:enhanced-geometry draw:mirror-horizontal="false" draw:mirror-vertical="false" svg:viewBox="0 0 21600 21600" draw:type="mso-spt32" draw:enhanced-path="M 0 0 L 21600 21600 N"/></draw:custom-shape><draw:custom-shape draw:style-name="gr7" draw:text-style-name="P46" svg:width="1.2024in" svg:height="0.0012in" svg:x="1.422in" svg:y="0.9193in"><text:p/><draw:enhanced-geometry draw:mirror-horizontal="false" draw:mirror-vertical="false" svg:viewBox="0 0 21600 21600" draw:type="mso-spt32" draw:enhanced-path="M 0 0 L 21600 21600 N"/></draw:custom-shape><draw:custom-shape draw:name="Shape 293" draw:style-name="gr8" draw:text-style-name="P45" svg:width="1.9189in" svg:height="0.3752in" svg:x="4.7772in" svg:y="1.472in"><text:p text:style-name="P44"><text:span text:style-name="T32">Скалярное выражени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46" svg:width="0.548in" svg:height="0.0043in" draw:transform="rotate (-3.14159265358979) translate (4.77708333333333in 1.66041666666667in)"><text:p/><draw:enhanced-geometry draw:mirror-horizontal="false" draw:mirror-vertical="false" svg:viewBox="0 0 21600 21600" draw:type="mso-spt32" draw:enhanced-path="M 0 0 L 21600 21600 N"/></draw:custom-shape><draw:custom-shape draw:name="Shape 295" draw:style-name="gr10" draw:text-style-name="P45" svg:width="0.8496in" svg:height="0.3335in" svg:x="4.7772in" svg:y="1.0437in"><text:p text:style-name="P44"><text:span text:style-name="T33">Таблиц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46" svg:width="1.374in" svg:height="0.0071in" draw:transform="rotate (-3.14159265358979) translate (4.78472222222222in 1.21111111111111in)"><text:p/><draw:enhanced-geometry draw:mirror-horizontal="false" draw:mirror-vertical="false" svg:viewBox="0 0 21600 21600" draw:type="mso-spt32" draw:enhanced-path="M 0 0 L 21600 21600 N"/></draw:custom-shape><draw:custom-shape draw:name="Shape 297" draw:style-name="gr10" draw:text-style-name="P45" svg:width="0.8496in" svg:height="0.3335in" svg:x="4.7846in" svg:y="0.3854in"><text:p text:style-name="P44"><text:span text:style-name="T34">Столбц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6" svg:width="1.5724in" svg:height="0.1071in" draw:transform="rotate (-3.14159265358979) translate (4.78472222222222in 0.552083333333333in)"><text:p/><draw:enhanced-geometry draw:mirror-horizontal="false" draw:mirror-vertical="false" svg:viewBox="0 0 21600 21600" draw:type="mso-spt32" draw:enhanced-path="M 0 0 L 21600 21600 N"/></draw:custom-shape><draw:custom-shape draw:style-name="gr13" draw:text-style-name="P46" svg:width="1.3661in" svg:height="0.1449in" svg:x="3.4165in" svg:y="0.552in"><text:p/><draw:enhanced-geometry draw:mirror-horizontal="true" draw:mirror-vertical="false" svg:viewBox="0 0 21600 21600" draw:type="mso-spt32" draw:enhanced-path="M 0 0 L 21600 21600 N"/></draw:custom-shape></draw:g></text:p>
      <text:p text:style-name="P7">После ключевого слова идет одно или несколько предложений. Предложение может опи­сывать данные, с которыми работает инструкция, или содержать уточняющую информацию о действии, выполняемом инструкцией.</text:p>
      <text:p text:style-name="P7">Каждое предложение также начинается с ключевого слова, такого как <text:span text:style-name="T8">WHERE</text:span> (где), <text:span text:style-name="T8">FROM</text:span> (откуда). Одни предложения в инструкции обязательны, а другие — нет. Конкретная структура и содержимое предложения могут из­меняться. Многие предложения содержат имена таблиц или столбцов; некоторые из них могут содержать дополнительные ключевые слова и скалярные выражения.</text:p>
      <text:p text:style-name="P38"><text:bookmark text:name="_dabm1dkdiptc"/>Скалярные выражения</text:p>
      <text:p text:style-name="P7">Скалярные выражения — это числа и строки. Фактически это константы.</text:p>
      <table:table table:name="Table3" table:style-name="Table3">
        <table:table-column table:style-name="Table3.A"/>
        <table:table-row table:style-name="Table3.1">
          <table:table-cell table:style-name="Table3.A1" office:value-type="string">
            <text:p text:style-name="P9"><text:span text:style-name="T11">SELECT</text:span><text:span text:style-name="T13"> </text:span><text:span text:style-name="T15">"Hello world!"</text:span><text:span text:style-name="T13">;</text:span></text:p>
          </table:table-cell>
        </table:table-row>
      </table:table>
      <text:p text:style-name="P7"><text:line-break/>В запросе выше строка Hello world — скалярное выражение. Число 2 тоже является скалярным выражением.</text:p>
      <table:table table:name="Table4" table:style-name="Table4">
        <table:table-column table:style-name="Table4.A"/>
        <table:table-row table:style-name="Table4.1">
          <table:table-cell table:style-name="Table4.A1" office:value-type="string">
            <text:p text:style-name="P9"><text:span text:style-name="T11">SELECT</text:span><text:span text:style-name="T13"> </text:span><text:span text:style-name="T18">2</text:span><text:span text:style-name="T13"> + </text:span><text:span text:style-name="T18">2</text:span><text:span text:style-name="T13">;</text:span></text:p>
          </table:table-cell>
        </table:table-row>
      </table:table>
      <text:p text:style-name="P7"><text:line-break/>Попробуем вместо «Привет, мир!» написать «Мир рубистов»:</text:p>
      <table:table table:name="Table5" table:style-name="Table5">
        <table:table-column table:style-name="Table5.A"/>
        <table:table-row table:style-name="Table5.1">
          <table:table-cell table:style-name="Table5.A1" office:value-type="string">
            <text:p text:style-name="P9"><text:span text:style-name="T11">SELECT</text:span><text:span text:style-name="T13"> </text:span><text:span text:style-name="T15">'Rubist'</text:span><text:span text:style-name="T13">s world</text:span><text:span text:style-name="T15">';</text:span></text:p>
          </table:table-cell>
        </table:table-row>
      </table:table>
      <text:p text:style-name="P7"><text:line-break/>Мы не сможем завершить оператор — клиент <text:span text:style-name="T8">mysql</text:span> запутается. Исправить ситуацию мы можем, экранировав символ одиночной кавычки:</text:p>
      <table:table table:name="Table6" table:style-name="Table6">
        <table:table-column table:style-name="Table6.A"/>
        <table:table-row table:style-name="Table6.1">
          <table:table-cell table:style-name="Table6.A1" office:value-type="string">
            <text:p text:style-name="P9"><text:span text:style-name="T12">SELECT</text:span><text:span text:style-name="T14"> </text:span><text:span text:style-name="T16">'Rubist\'s world'</text:span><text:span text:style-name="T14">;</text:span></text:p>
          </table:table-cell>
        </table:table-row>
      </table:table>
      <text:p text:style-name="P7"><text:line-break/>Есть и другой способ кодирования данной строки: мы можем воспользоваться двойными кавычками:</text:p>
      <table:table table:name="Table7" table:style-name="Table7">
        <table:table-column table:style-name="Table7.A"/>
        <table:table-row table:style-name="Table7.1">
          <table:table-cell table:style-name="Table7.A1" office:value-type="string">
            <text:p text:style-name="P9"><text:span text:style-name="T12">SELECT</text:span><text:span text:style-name="T14"> </text:span><text:span text:style-name="T16">"Rubist's world"</text:span><text:span text:style-name="T14">;</text:span></text:p>
          </table:table-cell>
        </table:table-row>
      </table:table>
      <text:p text:style-name="P7"><text:line-break/>Двойными кавычками не следует увлекаться, так как в некоторых СУБД, например, в PostgreSQL, у них специальное назначение и можно нарушить совместимость вашей SQL-программы.</text:p>
      <text:p text:style-name="P7">Имена баз данных, таблиц и столбцов могут включая любые символы, за исключением '<text:span text:style-name="T8">/</text:span>', '<text:span text:style-name="T8">\</text:span>' и '<text:span text:style-name="T8">.</text:span>'. Если имя совпадает с ключевым словом, его необходимо заключать в обратные кавычки: `create`.</text:p>
      <table:table table:name="Table8" table:style-name="Table8">
        <table:table-column table:style-name="Table8.A"/>
        <table:table-row table:style-name="Table8.1">
          <table:table-cell table:style-name="Table8.A1" office:value-type="string">
            <text:p text:style-name="P9"><text:span text:style-name="T11">CREATE</text:span><text:span text:style-name="T13"> </text:span><text:span text:style-name="T11">TABLE</text:span><text:span text:style-name="T13"> tbl (</text:span><text:span text:style-name="T15">`create`</text:span><text:span text:style-name="T13"> </text:span><text:span text:style-name="T20">INT</text:span><text:span text:style-name="T13">);</text:span></text:p>
          </table:table-cell>
        </table:table-row>
      </table:table>
      <text:p text:style-name="P7"><text:line-break/>В стандарте SQL определен набор зарезервированных ключевых слов, которые используются в инструкциях SQL. В соответствии со стандартом, зарезервированные ключевые слова нельзя использовать <text:s/>для именования объектов базы данных, таких как таблицы, столбцы и пользователи. Во многих реализациях СУБД этот запрет ослаблен, например, в MySQL, где допускается создание таблиц и столбцов из списка зарезервированных ключевых слов. Чтобы интерпретатор не путался, такие имена необходимо заключать в обратные кавычки.</text:p>
      <text:p text:style-name="P37"><text:bookmark text:name="_4d34og8"/>Типы данных</text:p>
      <text:p text:style-name="P7">MySQL поддерживает несколько типов данных, которые можно разбить на пять групп:</text:p>
      <text:list xml:id="list1020552676" text:style-name="WWNum3">
        <text:list-item>
          <text:p text:style-name="P10">числовые данные (целые, вещественные или с плавающей точкой);</text:p>
        </text:list-item>
        <text:list-item>
          <text:p text:style-name="P17">строковые данные (фиксированного и переменного размера);</text:p>
        </text:list-item>
        <text:list-item>
          <text:p text:style-name="P17">специальный тип NULL, которое обозначает неопределенное значение, отсутствие информации;</text:p>
        </text:list-item>
        <text:list-item>
          <text:p text:style-name="P17">календарные данные предназначены для сохранения даты и времени;</text:p>
        </text:list-item>
        <text:list-item>
          <text:p text:style-name="P22">коллекционные типы позволяют сохранять множество значений или даже целые документы в виде JSON-полей.</text:p>
        </text:list-item>
      </text:list>
      <text:p text:style-name="P38"><text:bookmark text:name="_r87za5j1xbqi"/>Атрибуты</text:p>
      <text:p text:style-name="P7">Типы определяют характеристики сохраняемых значений, а также количество памяти, которая под них отводится. Многие типы могут сопровождаться дополнительными атрибутами.</text:p>
      <text:p text:style-name="P7">Например, атрибуты <text:span text:style-name="T8">NULL</text:span> или <text:span text:style-name="T8">NOT NULL</text:span> задают ограничение на столбец, позволяя присваивать элементам неопределенное значение или, наоборот, запрещая такое поведение.</text:p>
      <text:p text:style-name="P7">Атрибут <text:span text:style-name="T8">DEFAULT</text:span> позволяет задать полю значение по умолчанию, которое будет присваиваться в случае, если при создании записи значение не задано.</text:p>
      <text:p text:style-name="P7">Атрибут <text:span text:style-name="T8">UNSIGNED</text:span> относится только к числовым значениям. Поле с таким атрибутом теряет возможность хранить отрицательные значения. Для многих полей, например, первичного ключа, отрицательные значения не требуются. Под кодирование знака отводится один бит. Отказ от него позволяет его высвободить под кодирование числа и увеличить максимально допустимый диапазон.</text:p>
      <text:p text:style-name="P7"><draw:g text:anchor-type="as-char" draw:z-index="3" draw:style-name="gr2"><draw:custom-shape draw:name="Shape 2" draw:style-name="gr14" draw:text-style-name="P45" svg:width="1.5122in" svg:height="0.4087in" svg:x="1.6626in" svg:y="0.0047in"><text:p text:style-name="P44"><text:span text:style-name="T34">–</text:span><text:span text:style-name="T34">2 147 683 64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14" draw:text-style-name="P48" svg:width="1.5122in" svg:height="0.4087in" svg:x="5.1063in" svg:y="0in"><text:p text:style-name="P47"><text:span text:style-name="T34">2 147 683 647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5" draw:text-style-name="P45" svg:width="1.7476in" svg:height="0.4197in" svg:x="0in" svg:y="0.1972in"><text:p text:style-name="P44"><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15" draw:text-style-name="P45" svg:width="1.7476in" svg:height="0.4197in" svg:x="0in" svg:y="1.6035in"><text:p text:style-name="P44"><text:span text:style-name="T34">INT UNSIGN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46" svg:width="2.4724in" svg:height="0.0012in" svg:x="4.1429in" svg:y="0.4071in"><text:p/><draw:enhanced-geometry draw:mirror-horizontal="false" draw:mirror-vertical="false" svg:viewBox="0 0 21600 21600" draw:type="mso-spt32" draw:enhanced-path="M 0 0 L 21600 21600 N"/></draw:custom-shape><draw:custom-shape draw:style-name="gr17" draw:text-style-name="P46" svg:width="2.4524in" svg:height="0.0067in" draw:transform="rotate (-3.14159265358979) translate (4.14305555555556in 0.410416666666667in)"><text:p/><draw:enhanced-geometry draw:mirror-horizontal="false" draw:mirror-vertical="false" svg:viewBox="0 0 21600 21600" draw:type="mso-spt32" draw:enhanced-path="M 0 0 L 21600 21600 N"/></draw:custom-shape><draw:custom-shape draw:name="Shape 8" draw:style-name="gr14" draw:text-style-name="P45" svg:width="1.5122in" svg:height="0.4087in" svg:x="1.6638in" svg:y="1.402in"><text:p text:style-name="P44"><text:span text:style-name="T3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4" draw:text-style-name="P48" svg:width="1.5122in" svg:height="0.4087in" svg:x="5.1839in" svg:y="1.4071in"><text:p text:style-name="P47"><text:span text:style-name="T34">4 294 967 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6" svg:width="4.9795in" svg:height="0.0012in" svg:x="1.7138in" svg:y="1.8138in"><text:p/><draw:enhanced-geometry draw:mirror-horizontal="false" draw:mirror-vertical="false" svg:viewBox="0 0 21600 21600" draw:type="mso-spt32" draw:enhanced-path="M 0 0 L 21600 21600 N"/></draw:custom-shape><draw:custom-shape draw:name="Shape 11" draw:style-name="gr19" draw:text-style-name="P45" svg:width="0.5689in" svg:height="0.4087in" svg:x="1.652in" svg:y="0.4217in"><text:p text:style-name="P44"><text:span text:style-name="T34">–</text:span><text:span text:style-name="T34">2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9" draw:text-style-name="P48" svg:width="0.5689in" svg:height="0.4087in" svg:x="6.0091in" svg:y="0.4071in"><text:p text:style-name="P47"><text:span text:style-name="T34">2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9" draw:text-style-name="P48" svg:width="0.5689in" svg:height="0.4087in" svg:x="6.1244in" svg:y="1.8138in"><text:p text:style-name="P47"><text:span text:style-name="T34">2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
      <text:p text:style-name="P38"><text:bookmark text:name="_vn0q8dl8qx5t"/>Числовые типы</text:p>
      <text:p text:style-name="P7">Числовые типы можно разделить на:</text:p>
      <text:list xml:id="list3039786082" text:style-name="WWNum7">
        <text:list-item>
          <text:p text:style-name="P11">целочисленные;</text:p>
        </text:list-item>
        <text:list-item>
          <text:p text:style-name="P18">вещественные, т.е., числа с плавающей точкой;</text:p>
        </text:list-item>
        <text:list-item>
          <text:p text:style-name="P23">точные — <text:span text:style-name="T8">DECIMAL</text:span>.</text:p>
        </text:list-item>
      </text:list>
      <text:p text:style-name="P7">Целые числа обрабатываются быстрее всех, вещественные чуть медленнее, точные медленнее всех, так как это фактически строка, в которую записано число.</text:p>
      <text:p text:style-name="P7"><draw:g text:anchor-type="as-char" draw:z-index="4" draw:style-name="gr2"><draw:custom-shape draw:name="Shape 258" draw:style-name="gr20" draw:text-style-name="P45" svg:width="1.2449in" svg:height="0.4024in" svg:x="0in" svg:y="0in"><text:p text:style-name="P44"><text:span text:style-name="T34">TINY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20" draw:text-style-name="P45" svg:width="1.2449in" svg:height="0.4024in" svg:x="0in" svg:y="0.528in"><text:p text:style-name="P44"><text:span text:style-name="T34">SMALL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21" draw:text-style-name="P45" svg:width="1.2449in" svg:height="0.4031in" svg:x="0in" svg:y="1.0555in"><text:p text:style-name="P44"><text:span text:style-name="T34">MEDIUM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20" draw:text-style-name="P45" svg:width="1.2449in" svg:height="0.4024in" svg:x="0in" svg:y="1.5839in"><text:p text:style-name="P44"><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20" draw:text-style-name="P45" svg:width="1.2449in" svg:height="0.4024in" svg:x="0in" svg:y="2.1118in"><text:p text:style-name="P44"><text:span text:style-name="T34">BIG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3" draw:style-name="gr22" draw:text-style-name="P46" svg:width="0.5567in" svg:height="0.274in" svg:x="1.5791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22" draw:text-style-name="P46" svg:width="0.5567in" svg:height="0.274in" svg:x="1.5791in" svg:y="0.59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5" draw:style-name="gr22" draw:text-style-name="P46" svg:width="0.5567in" svg:height="0.274in" svg:x="2.2307in" svg:y="0.59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6" draw:style-name="gr23" draw:text-style-name="P46" svg:width="0.5567in" svg:height="0.2748in" svg:x="1.5791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7" draw:style-name="gr23" draw:text-style-name="P46" svg:width="0.5567in" svg:height="0.2748in" svg:x="2.2307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8" draw:style-name="gr24" draw:text-style-name="P46" svg:width="0.5571in" svg:height="0.2748in" svg:x="2.8819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9" draw:style-name="gr22" draw:text-style-name="P46" svg:width="0.5567in" svg:height="0.274in" svg:x="1.5791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0" draw:style-name="gr22" draw:text-style-name="P46" svg:width="0.5567in" svg:height="0.274in" svg:x="2.2307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1" draw:style-name="gr25" draw:text-style-name="P46" svg:width="0.5571in" svg:height="0.274in" svg:x="2.8819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2" draw:style-name="gr22" draw:text-style-name="P46" svg:width="0.5567in" svg:height="0.274in" svg:x="3.5339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3" draw:style-name="gr22" draw:text-style-name="P46" svg:width="0.5567in" svg:height="0.274in" svg:x="1.5791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4" draw:style-name="gr22" draw:text-style-name="P46" svg:width="0.5567in" svg:height="0.274in" svg:x="2.2307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5" draw:style-name="gr25" draw:text-style-name="P46" svg:width="0.5571in" svg:height="0.274in" svg:x="2.8819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6" draw:style-name="gr22" draw:text-style-name="P46" svg:width="0.5567in" svg:height="0.274in" svg:x="3.5339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7" draw:style-name="gr22" draw:text-style-name="P46" svg:width="0.5567in" svg:height="0.274in" svg:x="4.1854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8" draw:style-name="gr22" draw:text-style-name="P46" svg:width="0.5567in" svg:height="0.274in" svg:x="4.8366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9" draw:style-name="gr22" draw:text-style-name="P46" svg:width="0.5567in" svg:height="0.274in" svg:x="5.4882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0" draw:style-name="gr22" draw:text-style-name="P46" svg:width="0.5567in" svg:height="0.274in" svg:x="6.1398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В MySQL предусмотрено целых 5 целых типов, прямоугольниками на рисунке показывается, сколько байт отводится под каждый из типов. Чем больше места занимает тип, тем объемнее будет конечная таблица и тем больше данные будут занимать места на жестком диске и в оперативной памяти. Кроме того, чем больше байт отводится под число, тем больший диапазон оно может обслуживать.</text:p>
      <text:p text:style-name="P7">В <text:span text:style-name="T8">TINYINT</text:span> один байт, т. е., 8 бит, максимальное значение, которое он может обслуживать — от 0 до 2 в степени 8, т. е., 256. Большое число в поле этого типа поместить не получится. Если при этом не используется атрибут <text:span text:style-name="T8">UNSIGNED</text:span>, то эту величину следует поделить пополам и допустимый диапазон — от -128 и до 127.</text:p>
      <table:table table:name="Table9" table:style-name="Table9">
        <table:table-column table:style-name="Table9.A"/>
        <table:table-row table:style-name="Table9.1">
          <table:table-cell table:style-name="Table9.A1" office:value-type="string">
            <text:p text:style-name="P9"><text:span text:style-name="T11">CREATE</text:span><text:span text:style-name="T13"> </text:span><text:span text:style-name="T11">TABLE</text:span><text:span text:style-name="T13"> tbl (</text:span><text:span text:style-name="T11">id</text:span><text:span text:style-name="T13"> </text:span><text:span text:style-name="T20">INT</text:span><text:span text:style-name="T13">(</text:span><text:span text:style-name="T18">8</text:span><text:span text:style-name="T13">));</text:span></text:p>
          </table:table-cell>
        </table:table-row>
      </table:table>
      <text:p text:style-name="P7"><text:line-break/>При объявлении целого типа в круглых скобках можно задать количество отводимых под число символов. Это необязательное указание количества выводимых символов используется для дополнения пробелами слева. Однако ограничений ни на диапазон величин, ни на количество разрядов не налагается.</text:p>
      <table:table table:name="Table10" table:style-name="Table10">
        <table:table-column table:style-name="Table10.A"/>
        <table:table-row table:style-name="Table10.1">
          <table:table-cell table:style-name="Table10.A1" office:value-type="string">
            <text:p text:style-name="P9"><text:span text:style-name="T11">INSERT</text:span><text:span text:style-name="T13"> </text:span><text:span text:style-name="T11">INTO</text:span><text:span text:style-name="T13"> tbl </text:span><text:span text:style-name="T11">VALUES</text:span><text:span text:style-name="T13"> (</text:span><text:span text:style-name="T18">5</text:span><text:span text:style-name="T13">);<text:line-break/></text:span><text:span text:style-name="T11">SELECT</text:span><text:span text:style-name="T13"> * </text:span><text:span text:style-name="T11">FROM</text:span><text:span text:style-name="T13"> tbl;<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tbl;<text:line-break/></text:span><text:span text:style-name="T11">CREATE</text:span><text:span text:style-name="T13"> </text:span><text:span text:style-name="T11">TABLE</text:span><text:span text:style-name="T13"> tbl (</text:span><text:span text:style-name="T11">id</text:span><text:span text:style-name="T13"> </text:span><text:span text:style-name="T20">INT</text:span><text:span text:style-name="T13">(</text:span><text:span text:style-name="T18">8</text:span><text:span text:style-name="T13">) ZEROFILL);<text:line-break/></text:span><text:span text:style-name="T11">INSERT</text:span><text:span text:style-name="T13"> </text:span><text:span text:style-name="T11">INTO</text:span><text:span text:style-name="T13"> tbl </text:span><text:span text:style-name="T11">VALUES</text:span><text:span text:style-name="T13"> (</text:span><text:span text:style-name="T18">5</text:span><text:span text:style-name="T13">);<text:line-break/></text:span><text:span text:style-name="T11">INSERT</text:span><text:span text:style-name="T13"> </text:span><text:span text:style-name="T11">INTO</text:span><text:span text:style-name="T13"> tbl </text:span><text:span text:style-name="T11">VALUES</text:span><text:span text:style-name="T13"> (</text:span><text:span text:style-name="T18">500000000</text:span><text:span text:style-name="T13">);</text:span></text:p>
          </table:table-cell>
        </table:table-row>
      </table:table>
      <text:p text:style-name="P7"><text:line-break/>Если количества символов, необходимых для вывода числа, будет недостаточно, под столбец будет выделено больше символов. Если дополнительно указан необязательный атрибут <text:span text:style-name="T8">ZEROFILL</text:span>, свободные позиции по умолчанию заполняются нулями слева.</text:p>
      <text:p text:style-name="P7"><draw:g text:anchor-type="as-char" draw:z-index="5" draw:style-name="gr2"><draw:custom-shape draw:name="Shape 225" draw:style-name="gr26" draw:text-style-name="P45" svg:width="1.2449in" svg:height="0.4016in" svg:x="0in" svg:y="0in"><text:p text:style-name="P44"><text:span text:style-name="T34">FLOA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6" draw:style-name="gr26" draw:text-style-name="P45" svg:width="1.2449in" svg:height="0.4016in" svg:x="0in" svg:y="0.5272in"><text:p text:style-name="P44"><text:span text:style-name="T34">DOU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7" draw:style-name="gr22" draw:text-style-name="P46" svg:width="0.5567in" svg:height="0.274in" svg:x="1.5791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8" draw:style-name="gr22" draw:text-style-name="P46" svg:width="0.5567in" svg:height="0.274in" svg:x="2.2307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9" draw:style-name="gr25" draw:text-style-name="P46" svg:width="0.5571in" svg:height="0.274in" svg:x="2.8819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0" draw:style-name="gr22" draw:text-style-name="P46" svg:width="0.5567in" svg:height="0.274in" svg:x="3.5339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1" draw:style-name="gr22" draw:text-style-name="P46" svg:width="0.5567in" svg:height="0.274in" svg:x="1.5791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2" draw:style-name="gr22" draw:text-style-name="P46" svg:width="0.5567in" svg:height="0.274in" svg:x="2.2307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25" draw:text-style-name="P46" svg:width="0.5571in" svg:height="0.274in" svg:x="2.8819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4" draw:style-name="gr22" draw:text-style-name="P46" svg:width="0.5567in" svg:height="0.274in" svg:x="3.5339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5" draw:style-name="gr22" draw:text-style-name="P46" svg:width="0.5567in" svg:height="0.274in" svg:x="4.1854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6" draw:style-name="gr22" draw:text-style-name="P46" svg:width="0.5567in" svg:height="0.274in" svg:x="4.8366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7" draw:style-name="gr22" draw:text-style-name="P46" svg:width="0.5567in" svg:height="0.274in" svg:x="5.4882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8" draw:style-name="gr22" draw:text-style-name="P46" svg:width="0.5567in" svg:height="0.274in" svg:x="6.1398in" svg:y="0.5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9" draw:style-name="gr27" draw:text-style-name="P45" svg:width="1.3657in" svg:height="0.4016in" svg:x="0.0634in" svg:y="1.4874in"><text:p text:style-name="P44"><text:span text:style-name="T34">DECIMAL(7,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0" draw:style-name="gr28" draw:text-style-name="P50" svg:width="0.5567in" svg:height="0.274in" svg:x="1.5374in" svg:y="1.5516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1" draw:style-name="gr28" draw:text-style-name="P50" svg:width="0.5567in" svg:height="0.274in" svg:x="2.189in" svg:y="1.5516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2" draw:style-name="gr29" draw:text-style-name="P50" svg:width="0.5571in" svg:height="0.274in" svg:x="2.8402in" svg:y="1.5516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3" draw:style-name="gr28" draw:text-style-name="P50" svg:width="0.5567in" svg:height="0.274in" svg:x="3.4925in" svg:y="1.5516in"><text:p text:style-name="P49"><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4" draw:style-name="gr28" draw:text-style-name="P50" svg:width="0.5567in" svg:height="0.274in" svg:x="4.1437in" svg:y="1.5516in"><text:p text:style-name="P49"><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5" draw:style-name="gr28" draw:text-style-name="P50" svg:width="0.5567in" svg:height="0.274in" svg:x="4.7953in" svg:y="1.5516in"><text:p text:style-name="P49"><text:span text:style-name="T3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6" draw:style-name="gr28" draw:text-style-name="P50" svg:width="0.5567in" svg:height="0.274in" svg:x="5.4465in" svg:y="1.5516in"><text:p text:style-name="P49"><text:span text:style-name="T3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7" draw:style-name="gr28" draw:text-style-name="P50" svg:width="0.5567in" svg:height="0.274in" svg:x="6.098in" svg:y="1.5516in"><text:p text:style-name="P49"><text:span text:style-name="T3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
      <text:p text:style-name="P7">Среди вещественных чисел различают <text:span text:style-name="T8">FLOAT</text:span>, который занимает 4 байта, и <text:span text:style-name="T8">DOUBLE</text:span>, занимающий 8 байт. Так как не вещественные числа можно закодировать при помощи двоичного кода, вычисления с участием вещественных чисел приводит к накоплению ошибок. Ряд областей, например, работа с деньгами очень чувствительна к таким ошибкам.</text:p>
      <text:p text:style-name="P7">Поэтому в SQL предусмотрен специальный тип <text:span text:style-name="T8">DECIMAL</text:span>, в нем число хранится в виде строки, обрабатывается такой тип данных сильно медленнее, чем остальные числа, зато не теряется точность. Требуемая точность задается при объявлении столбца данных одного из этих типов.</text:p>
      <text:p text:style-name="P7">На рисунке выше представлена схема типа <text:span text:style-name="T8">DECIMAL</text:span>, в котором под все число отводится 7 байт, а под дробную часть — 4 байта. Поместить сюда число больше 999 с четырьмя девятками после запятой уже не выйдет.</text:p>
      <table:table table:name="Table11" table:style-name="Table11">
        <table:table-column table:style-name="Table11.A"/>
        <table:table-row table:style-name="Table11.1">
          <table:table-cell table:style-name="Table11.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tbl;<text:line-break/></text:span><text:span text:style-name="T11">CREATE</text:span><text:span text:style-name="T13"> </text:span><text:span text:style-name="T11">TABLE</text:span><text:span text:style-name="T13"> tbl (price </text:span><text:span text:style-name="T20">DECIMAL</text:span><text:span text:style-name="T13">(</text:span><text:span text:style-name="T18">8</text:span><text:span text:style-name="T13">,</text:span><text:span text:style-name="T18">4</text:span><text:span text:style-name="T13">));<text:line-break/></text:span><text:span text:style-name="T11">INSERT</text:span><text:span text:style-name="T13"> </text:span><text:span text:style-name="T11">INTO</text:span><text:span text:style-name="T13"> tbl </text:span><text:span text:style-name="T11">VALUES</text:span><text:span text:style-name="T13"> (</text:span><text:span text:style-name="T18">111.2</text:span><text:span text:style-name="T13">);<text:line-break/></text:span><text:span text:style-name="T11">INSERT</text:span><text:span text:style-name="T13"> </text:span><text:span text:style-name="T11">INTO</text:span><text:span text:style-name="T13"> tbl </text:span><text:span text:style-name="T11">VALUES</text:span><text:span text:style-name="T13"> (</text:span><text:span text:style-name="T18">10000.0</text:span><text:span text:style-name="T13">);<text:line-break/>ERROR 1264 (22003): Out of range value for column 'price' at row 1</text:span></text:p>
          </table:table-cell>
        </table:table-row>
      </table:table>
      <text:p text:style-name="P7"><text:soft-page-break/></text:p>
      <text:p text:style-name="P38"><text:bookmark text:name="_fdieubk5eicd"/>Строковые типы</text:p>
      <text:p text:style-name="P7">Строковые типы можно условно разделить на:</text:p>
      <text:list xml:id="list4190720271" text:style-name="WWNum1">
        <text:list-item>
          <text:p text:style-name="P12">фиксированные строки, которые задаются типом <text:span text:style-name="T8">CHAR</text:span>, если при создании таблицы отводится 40 символов — именно столько памяти и займет запись;</text:p>
        </text:list-item>
        <text:list-item>
          <text:p text:style-name="P19">переменные строки, которые задаются типом <text:span text:style-name="T8">VARCHAR</text:span>, не имеют фиксированного размера, занимаемый объем определяется размером строки; впрочем, допускается задание максимального объема строки в круглых скобках после запятой;</text:p>
        </text:list-item>
        <text:list-item>
          <text:p text:style-name="P24">BLOB-типы, которые изначально задумывались для хранения объемных бинарных данных, однако в результате были адаптированы для хранения текстовых значений.</text:p>
        </text:list-item>
      </text:list>
      <table:table table:name="Table12" table:style-name="Table12">
        <table:table-column table:style-name="Table12.A"/>
        <table:table-row table:style-name="Table12.1">
          <table:table-cell table:style-name="Table12.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tbl;<text:line-break/></text:span><text:span text:style-name="T11">CREATE</text:span><text:span text:style-name="T13"> </text:span><text:span text:style-name="T11">TABLE</text:span><text:span text:style-name="T13"> tbl (<text:line-break/> <text:s/></text:span><text:span text:style-name="T11">name</text:span><text:span text:style-name="T13"> </text:span><text:span text:style-name="T20">CHAR</text:span><text:span text:style-name="T13">(</text:span><text:span text:style-name="T18">10</text:span><text:span text:style-name="T13">) </text:span><text:span text:style-name="T11">DEFAULT</text:span><text:span text:style-name="T13"> </text:span><text:span text:style-name="T15">'anonymous'</text:span><text:span text:style-name="T13">,<text:line-break/> <text:s/>description </text:span><text:span text:style-name="T20">VARCHAR</text:span><text:span text:style-name="T13">(</text:span><text:span text:style-name="T18">255</text:span><text:span text:style-name="T13">)<text:line-break/>);<text:line-break/></text:span><text:span text:style-name="T11">INSERT</text:span><text:span text:style-name="T13"> </text:span><text:span text:style-name="T11">INTO</text:span><text:span text:style-name="T13"> tbl </text:span><text:span text:style-name="T11">VALUES</text:span><text:span text:style-name="T13">(</text:span><text:span text:style-name="T11">DEFAULT</text:span><text:span text:style-name="T13">, </text:span><text:span text:style-name="T15">'Новый пользователь'</text:span><text:span text:style-name="T13">);<text:line-break/></text:span><text:span text:style-name="T11">SELECT</text:span><text:span text:style-name="T13"> * </text:span><text:span text:style-name="T11">FROM</text:span><text:span text:style-name="T13"> tbl;<text:line-break/></text:span><text:span text:style-name="T11">INSERT</text:span><text:span text:style-name="T13"> </text:span><text:span text:style-name="T11">INTO</text:span><text:span text:style-name="T13"> tbl (description) </text:span><text:span text:style-name="T11">VALUES</text:span><text:span text:style-name="T13">(</text:span><text:span text:style-name="T15">'Еще один пользователь'</text:span><text:span text:style-name="T13">);<text:line-break/></text:span><text:span text:style-name="T11">INSERT</text:span><text:span text:style-name="T13"> </text:span><text:span text:style-name="T11">INTO</text:span><text:span text:style-name="T13"> tbl </text:span><text:span text:style-name="T11">VALUES</text:span><text:span text:style-name="T13">(</text:span><text:span text:style-name="T15">'Очень длинное имя пользователя'</text:span><text:span text:style-name="T13">, </text:span><text:span text:style-name="T15">'Еще один пользователь'</text:span><text:span text:style-name="T13">);</text:span></text:p>
          </table:table-cell>
        </table:table-row>
      </table:table>
      <text:p text:style-name="P1"/>
      <text:p text:style-name="P7"><draw:g text:anchor-type="as-char" draw:z-index="6" draw:style-name="gr2"><draw:custom-shape draw:name="Shape 248" draw:style-name="gr30" draw:text-style-name="P45" svg:width="3.0016in" svg:height="0.4496in" svg:x="0in" svg:y="0in"><text:p text:style-name="P44"><text:span text:style-name="T34">Запись фиксированной дли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9" draw:style-name="gr30" draw:text-style-name="P45" svg:width="3.0016in" svg:height="0.4496in" svg:x="0in" svg:y="1.5646in"><text:p text:style-name="P44"><text:span text:style-name="T34">Запись переменной дли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0" draw:style-name="gr31" draw:text-style-name="P50" svg:width="0.9988in" svg:height="0.4496in" svg:x="0.0016in" svg:y="0.6264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1" draw:style-name="gr31" draw:text-style-name="P50" svg:width="0.9988in" svg:height="0.4496in" svg:x="1.0016in" svg:y="0.6264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32" draw:text-style-name="P50" svg:width="0.9996in" svg:height="0.4496in" svg:x="2.0008in" svg:y="0.6264in"><text:p text:style-name="P49"><text:span text:style-name="T34">CH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31" draw:text-style-name="P50" svg:width="0.9988in" svg:height="0.4496in" svg:x="3.0008in" svg:y="0.6264in"><text:p text:style-name="P49"><text:span text:style-name="T34">CH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31" draw:text-style-name="P50" svg:width="0.9988in" svg:height="0.4496in" svg:x="0.0016in" svg:y="2.1098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31" draw:text-style-name="P50" svg:width="0.9988in" svg:height="0.4496in" svg:x="1.0016in" svg:y="2.1098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6" draw:style-name="gr33" draw:text-style-name="P50" svg:width="3.2079in" svg:height="0.4496in" svg:x="2.0008in" svg:y="2.1098in"><text:p text:style-name="P49"><text:span text:style-name="T34">VARCHAR, NU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 draw:style-name="gr34" draw:text-style-name="P45" svg:width="0.7776in" svg:height="0.4496in" svg:x="3.2161in" svg:y="2.6547in"><text:p text:style-name="P44"><text:span text:style-name="T34">6553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Строковые типы имеют ограничения, записи в таблице представлены в виде структуры фиксированного размера. Это позволяет быстро переходить к нужной записи, так как размер известен заранее и мы можем перемещать указатель на нужный адрес. Под столбцы переменной длины отводится специальная область длинной 65 536 байт. Таким образом, нельзя в таблице создать столбцы <text:span text:style-name="T8">VARCHAR</text:span>, совокупный размер которых больше, чем эта специальная область.</text:p>
      <text:p text:style-name="P7">Так как для кодирования строк используется UTF-8, ситуация еще более печальная: для символов, отличных от английских, зачастую используется больше одного байта, например русский текст кодируется двумя байтами.</text:p>
      <text:p text:style-name="P7">В MySQL нет полноценной поддержки UTF-8, поэтому под все символы этой кодировки отводится либо 3, либо 4 байта. Таким образом, в VARCHAR-значениях можно уместить лишь очень короткие строки.</text:p>
      <text:p text:style-name="P7"/>
      <text:p text:style-name="P7"><draw:g text:anchor-type="as-char" draw:z-index="7" draw:style-name="gr2"><draw:custom-shape draw:name="Shape 164" draw:style-name="gr35" draw:text-style-name="P45" svg:width="1.1685in" svg:height="0.3776in" svg:x="0in" svg:y="0.1374in"><text:p text:style-name="P44"><text:span text:style-name="T34">TINY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5" draw:style-name="gr36" draw:text-style-name="P45" svg:width="1.1685in" svg:height="0.378in" svg:x="0in" svg:y="0.6327in"><text:p text:style-name="P44"><text:span text:style-name="T34">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37" draw:text-style-name="P45" svg:width="1.2752in" svg:height="0.3776in" svg:x="0in" svg:y="1.1283in"><text:p text:style-name="P44"><text:span text:style-name="T34">MEDIUM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7" draw:style-name="gr35" draw:text-style-name="P45" svg:width="1.1685in" svg:height="0.3776in" svg:x="0in" svg:y="1.6228in"><text:p text:style-name="P44"><text:span text:style-name="T34">LONG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8" draw:style-name="gr38" draw:text-style-name="P50" svg:width="0.5224in" svg:height="0.2571in" svg:x="1.4827in" svg:y="0.198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38" draw:text-style-name="P50" svg:width="0.5224in" svg:height="0.2571in" svg:x="1.4827in" svg:y="0.692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38" draw:text-style-name="P50" svg:width="0.5224in" svg:height="0.2571in" svg:x="2.0945in" svg:y="0.692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1" draw:style-name="gr38" draw:text-style-name="P50" svg:width="0.5224in" svg:height="0.2571in" svg:x="1.4827in" svg:y="1.1882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38" draw:text-style-name="P50" svg:width="0.5224in" svg:height="0.2571in" svg:x="2.0945in" svg:y="1.1882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 draw:style-name="gr39" draw:text-style-name="P50" svg:width="0.5217in" svg:height="0.2571in" svg:x="2.7063in" svg:y="1.1882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38" draw:text-style-name="P50" svg:width="0.5224in" svg:height="0.2571in" svg:x="1.4827in" svg:y="1.683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5" draw:style-name="gr38" draw:text-style-name="P50" svg:width="0.5224in" svg:height="0.2571in" svg:x="2.0945in" svg:y="1.683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6" draw:style-name="gr39" draw:text-style-name="P50" svg:width="0.5217in" svg:height="0.2571in" svg:x="2.7063in" svg:y="1.683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 draw:style-name="gr38" draw:text-style-name="P50" svg:width="0.5224in" svg:height="0.2571in" svg:x="3.3173in" svg:y="1.6835in"><text:p text:style-name="P49"><text:span text:style-name="T34">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46" svg:width="0.0012in" svg:height="1.9406in" svg:x="4.9484in" svg:y="0in"><text:p/><draw:enhanced-geometry draw:mirror-horizontal="false" draw:mirror-vertical="false" svg:viewBox="0 0 21600 21600" draw:type="mso-spt32" draw:enhanced-path="M 0 0 L 21600 21600 N"/></draw:custom-shape><draw:custom-shape draw:style-name="gr41" draw:text-style-name="P46" svg:width="1.7469in" svg:height="0.0012in" svg:x="4.9484in" svg:y="1.9327in"><text:p/><draw:enhanced-geometry draw:mirror-horizontal="false" draw:mirror-vertical="false" svg:viewBox="0 0 21600 21600" draw:type="mso-spt32" draw:enhanced-path="M 0 0 L 21600 21600 N"/></draw:custom-shape><draw:custom-shape draw:style-name="gr42" draw:text-style-name="P46" svg:width="1.915in" svg:height="1.7469in" draw:transform="rotate (1.5707963267949) translate (4.94861111111111in 1.93611111111111in)"><text:p/><draw:enhanced-geometry draw:mirror-horizontal="tru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181" draw:style-name="gr43" draw:text-style-name="P45" svg:width="0.5067in" svg:height="0.3776in" svg:x="4.4398in" svg:y="0.1374in"><text:p text:style-name="P44"><text:span text:style-name="T34">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 draw:style-name="gr44" draw:text-style-name="P45" svg:width="0.5067in" svg:height="0.378in" svg:x="4.4398in" svg:y="0.6362in"><text:p text:style-name="P44"><text:span text:style-name="T34">2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3" draw:style-name="gr43" draw:text-style-name="P45" svg:width="0.5067in" svg:height="0.3776in" svg:x="4.4398in" svg:y="1.1354in"><text:p text:style-name="P44"><text:span text:style-name="T34">2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 draw:style-name="gr43" draw:text-style-name="P45" svg:width="0.5067in" svg:height="0.3776in" svg:x="4.4398in" svg:y="1.6228in"><text:p text:style-name="P44"><text:span text:style-name="T34">2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Поэтому для хранения объемного текста используется тип <text:span text:style-name="T8">TEXT</text:span>, который, как и INT, имеет несколько модификаций. На рисунке прямоугольниками указывается количество байт, которые используются для адресации внутри текстовой строки. Таким образом, при помощи семейства TEXT-типов можно закодировать как короткие строки на 256 символов, так и объемный текст вплоть до 4 Гб.</text:p>
      <text:p text:style-name="P7">Тип <text:span text:style-name="T8">TEXT</text:span> адаптирован под хранение текста из BLOB-типа, который используется для хранения бинарных данных. Впрочем, <text:span text:style-name="T8">BLOB</text:span> используется исключительно редко, гораздо чаще база данных используется для хранения текста.</text:p>
      <text:p text:style-name="P7"><draw:g text:anchor-type="as-char" draw:z-index="8" draw:style-name="gr2"><draw:custom-shape draw:name="Shape 209" draw:style-name="gr45" draw:text-style-name="P45" svg:width="2.7886in" svg:height="0.4177in" svg:x="0in" svg:y="0in"><text:p text:style-name="P44"><text:span text:style-name="T34">Запись фиксированной дли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0" draw:style-name="gr45" draw:text-style-name="P45" svg:width="2.7886in" svg:height="0.4177in" svg:x="0.0016in" svg:y="1.1335in"><text:p text:style-name="P44"><text:span text:style-name="T34">Запись переменной длин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1" draw:style-name="gr46" draw:text-style-name="P50" svg:width="0.928in" svg:height="0.4177in" svg:x="0.0016in" svg:y="0.5827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2" draw:style-name="gr46" draw:text-style-name="P50" svg:width="0.928in" svg:height="0.4177in" svg:x="0.9299in" svg:y="0.5827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3" draw:style-name="gr46" draw:text-style-name="P50" svg:width="0.928in" svg:height="0.4177in" svg:x="1.8583in" svg:y="0.5827in"><text:p text:style-name="P49"><text:span text:style-name="T34">CH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4" draw:style-name="gr46" draw:text-style-name="P50" svg:width="0.928in" svg:height="0.4177in" svg:x="2.7866in" svg:y="0.5827in"><text:p text:style-name="P49"><text:span text:style-name="T34">CH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5" draw:style-name="gr47" draw:text-style-name="P50" svg:width="0.928in" svg:height="0.4185in" svg:x="0.0028in" svg:y="1.6398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6" draw:style-name="gr47" draw:text-style-name="P50" svg:width="0.928in" svg:height="0.4185in" svg:x="0.9311in" svg:y="1.6398in"><text:p text:style-name="P49"><text:span text:style-name="T3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7" draw:style-name="gr48" draw:text-style-name="P50" svg:width="2.9803in" svg:height="0.4185in" svg:x="3.7161in" svg:y="1.6398in"><text:p text:style-name="P49"><text:span text:style-name="T34">VARCHAR, NU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8" draw:style-name="gr49" draw:text-style-name="P45" svg:width="0.7224in" svg:height="0.4177in" svg:x="4.8445in" svg:y="1.2217in"><text:p text:style-name="P44"><text:span text:style-name="T34">6553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9" draw:style-name="gr50" draw:text-style-name="P46" svg:width="0.928in" svg:height="0.4185in" svg:x="1.8583in" svg:y="1.6398in"><text:p text:style-name="P4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0" draw:style-name="gr50" draw:text-style-name="P46" svg:width="0.928in" svg:height="0.4185in" svg:x="2.7866in" svg:y="1.639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1" draw:style-name="gr51" draw:text-style-name="P50" svg:width="2.9803in" svg:height="0.4177in" svg:x="3.7161in" svg:y="2.4752in"><text:p text:style-name="P49"><text:span text:style-name="T34">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2" draw:style-name="gr51" draw:text-style-name="P50" svg:width="2.9803in" svg:height="0.4177in" svg:x="3.7161in" svg:y="3.2075in"><text:p text:style-name="P49"><text:span text:style-name="T34">BLO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46" svg:width="1.3571in" svg:height="1.3925in" draw:transform="rotate (-1.5707963267949) translate (3.71458333333333in 2.05902777777778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53" draw:text-style-name="P46" svg:width="0.6252in" svg:height="0.4642in" draw:transform="rotate (-1.5707963267949) translate (3.71597222222222in 2.05902777777778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g></text:p>
      <text:p text:style-name="P7">Типы <text:span text:style-name="T8">TEXT</text:span> и <text:span text:style-name="T8">BLOB</text:span> еще медленнее, чем <text:span text:style-name="T8">VARCHAR</text:span>, так как они хранятся в отдельной области памяти, отделенной от данных основной таблицы. Поэтому при обращении к ним MySQL вынуждена осуществлять поиск этих данных и соединять их с основными данными записи. Поэтому прибегать к ним следует только, когда размера <text:span text:style-name="T8">VARCHAR</text:span> не хватает.</text:p>
      <text:p text:style-name="P35"><text:bookmark text:name="_oei09blcrdb6"/>Учебная база данных</text:p>
      <text:p text:style-name="P7">Теперь мы готовы создавать учебную базу данных. Напомним, что мы создаем интернет-магазин в базе данных <text:span text:style-name="T8">shop</text:span>. Давайте создадим файл <text:span text:style-name="T8">shop.sql</text:span> и будем размещать в нем все наши наработки.</text:p>
      <table:table table:name="Table13" table:style-name="Table13">
        <table:table-column table:style-name="Table13.A"/>
        <table:table-row table:style-name="Table13.1">
          <table:table-cell table:style-name="Table13.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an><text:span text:style-name="T11">COMMENT</text:span><text:span text:style-name="T13"> = </text:span><text:span text:style-name="T15">'Разделы интернет-магазина'</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text:span><text:span text:style-name="T11">users</text:span><text:span text:style-name="T13">;<text:line-break/></text:span><text:span text:style-name="T11">CREATE</text:span><text:span text:style-name="T13"> </text:span><text:span text:style-name="T11">TABLE</text:span><text:span text:style-name="T13"> </text:span><text:span text:style-name="T11">users</text:span><text:span text:style-name="T13"> (<text:line-break/> <text:s/></text:span><text:span text:style-name="T11">id</text:span><text:span text:style-name="T13"> </text:span><text:span text:style-name="T20">INT</text:span><text:span text:style-name="T13"> </text:span><text:span text:style-name="T11">UNSIGNED</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Имя покупателя'</text:span><text:span text:style-name="T13"><text:line-break/>) </text:span><text:span text:style-name="T11">COMMENT</text:span><text:span text:style-name="T13"> = </text:span><text:span text:style-name="T15">'Покупател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products;<text:line-break/></text:span><text:span text:style-name="T11">CREATE</text:span><text:span text:style-name="T13"> </text:span><text:span text:style-name="T11">TABLE</text:span><text:span text:style-name="T13"> products (<text:line-break/> <text:s/></text:span><text:span text:style-name="T11">id</text:span><text:span text:style-name="T13"> </text:span><text:span text:style-name="T20">INT</text:span><text:span text:style-name="T13"> </text:span><text:span text:style-name="T11">UNSIGNED</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desription </text:span><text:span text:style-name="T20">TEXT</text:span><text:span text:style-name="T13"> </text:span><text:span text:style-name="T11">COMMENT</text:span><text:span text:style-name="T13"> </text:span><text:span text:style-name="T15">'Описание'</text:span><text:span text:style-name="T13">,<text:line-break/> <text:s/>price </text:span><text:span text:style-name="T20">DECIMAL</text:span><text:span text:style-name="T13"> (</text:span><text:span text:style-name="T18">11</text:span><text:span text:style-name="T13">,</text:span><text:span text:style-name="T18">2</text:span><text:span text:style-name="T13">) </text:span><text:span text:style-name="T11">COMMENT</text:span><text:span text:style-name="T13"> </text:span><text:span text:style-name="T15">'Цена'</text:span><text:span text:style-name="T13">,<text:line-break/> <text:s/>catalog_id </text:span><text:span text:style-name="T20">INT</text:span><text:span text:style-name="T13"> </text:span><text:span text:style-name="T11">UNSIGNED</text:span><text:span text:style-name="T13"><text:line-break/>) </text:span><text:span text:style-name="T11">COMMENT</text:span><text:span text:style-name="T13"> = </text:span><text:span text:style-name="T15">'Товарные позици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orders;<text:line-break/></text:span><text:span text:style-name="T11">CREATE</text:span><text:span text:style-name="T13"> </text:span><text:span text:style-name="T11">TABLE</text:span><text:span text:style-name="T13"> orders (<text:line-break/> <text:s/></text:span><text:span text:style-name="T11">id</text:span><text:span text:style-name="T13"> </text:span><text:span text:style-name="T20">INT</text:span><text:span text:style-name="T13"> </text:span><text:span text:style-name="T11">UNSIGNED</text:span><text:span text:style-name="T13">,<text:line-break/> <text:s/>user_id </text:span><text:span text:style-name="T20">INT</text:span><text:span text:style-name="T13"> </text:span><text:span text:style-name="T11">UNSIGNED</text:span><text:span text:style-name="T13"><text:line-break/>) </text:span><text:span text:style-name="T11">COMMENT</text:span><text:span text:style-name="T13"> = </text:span><text:span text:style-name="T15">'Заказы'</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orders_products;<text:line-break/></text:span><text:span text:style-name="T11">CREATE</text:span><text:span text:style-name="T13"> </text:span><text:span text:style-name="T11">TABLE</text:span><text:span text:style-name="T13"> orders_products (<text:line-break/> <text:s/></text:span><text:span text:style-name="T11">id</text:span><text:span text:style-name="T13"> </text:span><text:span text:style-name="T20">INT</text:span><text:span text:style-name="T13"> </text:span><text:span text:style-name="T11">UNSIGNED</text:span><text:span text:style-name="T13">,<text:line-break/> <text:s/>order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total </text:span><text:span text:style-name="T20">INT</text:span><text:span text:style-name="T13"> </text:span><text:span text:style-name="T11">UNSIGNED</text:span><text:span text:style-name="T13"> </text:span><text:span text:style-name="T11">DEFAULT</text:span><text:span text:style-name="T13"> </text:span><text:span text:style-name="T18">1</text:span><text:span text:style-name="T13"> </text:span><text:span text:style-name="T11">COMMENT</text:span><text:span text:style-name="T13"> </text:span><text:span text:style-name="T15">'Количество заказанных товарных позиций'</text:span><text:span text:style-name="T13"><text:line-break/>) </text:span><text:span text:style-name="T11">COMMENT</text:span><text:span text:style-name="T13"> = </text:span><text:span text:style-name="T15">'Состав заказа'</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discounts;<text:line-break/></text:span><text:span text:style-name="T11">CREATE</text:span><text:span text:style-name="T13"> </text:span><text:span text:style-name="T11">TABLE</text:span><text:span text:style-name="T13"> discounts (<text:line-break/> <text:s/></text:span><text:span text:style-name="T11">id</text:span><text:span text:style-name="T13"> </text:span><text:span text:style-name="T20">INT</text:span><text:span text:style-name="T13"> </text:span><text:span text:style-name="T11">UNSIGNED</text:span><text:span text:style-name="T13">,<text:line-break/> <text:s/>user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discount </text:span><text:span text:style-name="T20">FLOAT</text:span><text:span text:style-name="T13"> </text:span><text:span text:style-name="T11">UNSIGNED</text:span><text:span text:style-name="T13"> </text:span><text:span text:style-name="T11">COMMENT</text:span><text:span text:style-name="T13"> </text:span><text:span text:style-name="T15">'Величина скидки от 0.0 до 1.0'</text:span><text:span text:style-name="T13"><text:line-break/>) </text:span><text:span text:style-name="T11">COMMENT</text:span><text:span text:style-name="T13"> = </text:span><text:span text:style-name="T15">'Скидк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storehouses;<text:line-break/></text:span><text:span text:style-name="T11">CREATE</text:span><text:span text:style-name="T13"> </text:span><text:span text:style-name="T11">TABLE</text:span><text:span text:style-name="T13"> storehouses (<text:line-break/> <text:s/></text:span><text:span text:style-name="T11">id</text:span><text:span text:style-name="T13"> </text:span><text:span text:style-name="T20">INT</text:span><text:span text:style-name="T13"> </text:span><text:span text:style-name="T11">UNSIGNED</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pan><text:span text:style-name="T11">COMMENT</text:span><text:span text:style-name="T13"> = </text:span><text:span text:style-name="T15">'Склады'</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storehouses_products;<text:line-break/></text:span><text:span text:style-name="T11">CREATE</text:span><text:span text:style-name="T13"> </text:span><text:span text:style-name="T11">TABLE</text:span><text:span text:style-name="T13"> storehouses_products (<text:line-break/> <text:s/></text:span><text:span text:style-name="T11">id</text:span><text:span text:style-name="T13"> </text:span><text:span text:style-name="T20">INT</text:span><text:span text:style-name="T13"> </text:span><text:span text:style-name="T11">UNSIGNED</text:span><text:span text:style-name="T13">,<text:line-break/> <text:s/>storehouse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text:span><text:span text:style-name="T11">value</text:span><text:span text:style-name="T13"> </text:span><text:span text:style-name="T20">INT</text:span><text:span text:style-name="T13"> </text:span><text:span text:style-name="T11">UNSIGNED</text:span><text:span text:style-name="T13"> </text:span><text:span text:style-name="T11">COMMENT</text:span><text:span text:style-name="T13"> </text:span><text:span text:style-name="T15">'Запас товарной позиции на складе'</text:span><text:span text:style-name="T13"><text:line-break/>) </text:span><text:span text:style-name="T11">COMMENT</text:span><text:span text:style-name="T13"> = </text:span><text:span text:style-name="T15">'Запасы на складе'</text:span><text:span text:style-name="T13">;</text:span></text:p>
          </table:table-cell>
        </table:table-row>
      </table:table>
      <text:p text:style-name="P1"/>
      <text:p text:style-name="P35"><text:bookmark text:name="_shvwmhf2ei4m"/>Тип NULL</text:p>
      <text:p text:style-name="P7">SQL поддерживает специальные типы данных, среди них выделяется <text:span text:style-name="T8">NULL</text:span> — неизвестное значение:</text:p>
      <table:table table:name="Table14" table:style-name="Table14">
        <table:table-column table:style-name="Table14.A"/>
        <table:table-row table:style-name="Table14.1">
          <table:table-cell table:style-name="Table14.A1" office:value-type="string">
            <text:p text:style-name="P9"><text:span text:style-name="T11">SELECT</text:span><text:span text:style-name="T13"> </text:span><text:span text:style-name="T22">NULL</text:span><text:span text:style-name="T13">;</text:span></text:p>
          </table:table-cell>
        </table:table-row>
      </table:table>
      <text:p text:style-name="P7"><text:line-break/>Все операции с NULL в качестве результата возвращают <text:span text:style-name="T8">NULL</text:span>.</text:p>
      <table:table table:name="Table15" table:style-name="Table15">
        <table:table-column table:style-name="Table15.A"/>
        <table:table-row table:style-name="Table15.1">
          <table:table-cell table:style-name="Table15.A1" office:value-type="string">
            <text:p text:style-name="P9"><text:span text:style-name="T11">SELECT</text:span><text:span text:style-name="T13"> </text:span><text:span text:style-name="T22">NULL</text:span><text:span text:style-name="T13"> + </text:span><text:span text:style-name="T18">2</text:span><text:span text:style-name="T13">;</text:span></text:p>
          </table:table-cell>
        </table:table-row>
      </table:table>
      <text:p text:style-name="P7"><text:line-break/>Это довольно логично, так как любая операция с неизвестным значением, приводит к неизвестному результату. Давайте создадим простейшую таблицу, состоящую из одного целочисленного столбца <text:span text:style-name="T8">id</text:span>:</text:p>
      <table:table table:name="Table16" table:style-name="Table16">
        <table:table-column table:style-name="Table16.A"/>
        <table:table-row table:style-name="Table16.1">
          <table:table-cell table:style-name="Table16.A1" office:value-type="string">
            <text:p text:style-name="P9"><text:span text:style-name="T11">CREATE</text:span><text:span text:style-name="T13"> </text:span><text:span text:style-name="T11">TABLE</text:span><text:span text:style-name="T13"> tbl (</text:span><text:span text:style-name="T11">id</text:span><text:span text:style-name="T13"> </text:span><text:span text:style-name="T20">INT</text:span><text:span text:style-name="T13"> </text:span><text:span text:style-name="T11">UNSIGNED</text:span><text:span text:style-name="T13">);<text:line-break/></text:span><text:span text:style-name="T11">INSERT</text:span><text:span text:style-name="T13"> </text:span><text:span text:style-name="T11">INTO</text:span><text:span text:style-name="T13"> tbl </text:span><text:span text:style-name="T11">VALUES</text:span><text:span text:style-name="T13">();<text:line-break/>mysql&gt; </text:span><text:span text:style-name="T11">SELECT</text:span><text:span text:style-name="T13"> * </text:span><text:span text:style-name="T11">FROM</text:span><text:span text:style-name="T13"> tbl;<text:line-break/>+</text:span><text:span text:style-name="T24">------+</text:span><text:span text:style-name="T13"><text:line-break/>| id <text:s text:c="2"/>|<text:line-break/>+</text:span><text:span text:style-name="T24">------+</text:span><text:span text:style-name="T13"><text:line-break/>| NULL |<text:line-break/>+</text:span><text:span text:style-name="T24">------+</text:span></text:p>
          </table:table-cell>
        </table:table-row>
      </table:table>
      <text:p text:style-name="P7"><text:line-break/>Мы можем запретить вставлять в поле <text:span text:style-name="T8">NULL</text:span> значения — для этого столбец следует снабдить атрибутом <text:span text:style-name="T8">NOT NULL</text:span>. Давайте для разнообразия не будем удалять таблицу, а попробуем ее преобразовать при помощи оператора <text:span text:style-name="T8">ALTER TABLE</text:span>.</text:p>
      <table:table table:name="Table17" table:style-name="Table17">
        <table:table-column table:style-name="Table17.A"/>
        <table:table-row table:style-name="Table17.1">
          <table:table-cell table:style-name="Table17.A1" office:value-type="string">
            <text:p text:style-name="P9"><text:span text:style-name="T11">ALTER</text:span><text:span text:style-name="T13"> </text:span><text:span text:style-name="T11">TABLE</text:span><text:span text:style-name="T13"> tbl </text:span><text:span text:style-name="T11">CHANGE</text:span><text:span text:style-name="T13"> </text:span><text:span text:style-name="T11">id</text:span><text:span text:style-name="T13"> </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ERROR 1138 (22004): Invalid </text:span><text:span text:style-name="T11">use</text:span><text:span text:style-name="T13"> </text:span><text:span text:style-name="T11">of</text:span><text:span text:style-name="T13"> </text:span><text:span text:style-name="T22">NULL</text:span><text:span text:style-name="T13"> </text:span><text:span text:style-name="T11">value</text:span></text:p>
          </table:table-cell>
        </table:table-row>
      </table:table>
      <text:p text:style-name="P7"><text:line-break/>Мы получаем ошибку, так как у нас уже есть запись с <text:span text:style-name="T8">NULL</text:span>, — придется очистить таблицу. Для этого можно воспользоваться оператором <text:span text:style-name="T8">TRUNCATE</text:span>.</text:p>
      <table:table table:name="Table18" table:style-name="Table18">
        <table:table-column table:style-name="Table18.A"/>
        <table:table-row table:style-name="Table18.1">
          <table:table-cell table:style-name="Table18.A1" office:value-type="string">
            <text:p text:style-name="P9"><text:span text:style-name="T11">TRUNCATE</text:span><text:span text:style-name="T13"> tbl;</text:span></text:p>
          </table:table-cell>
        </table:table-row>
      </table:table>
      <text:p text:style-name="P7"/>
      <text:p text:style-name="P7">Повторяем вызов <text:span text:style-name="T8">ALTER TABLE</text:span>:</text:p>
      <table:table table:name="Table19" table:style-name="Table19">
        <table:table-column table:style-name="Table19.A"/>
        <table:table-row table:style-name="Table19.1">
          <table:table-cell table:style-name="Table19.A1" office:value-type="string">
            <text:p text:style-name="P9"><text:span text:style-name="T11">ALTER</text:span><text:span text:style-name="T13"> </text:span><text:span text:style-name="T11">TABLE</text:span><text:span text:style-name="T13"> tbl </text:span><text:span text:style-name="T11">CHANGE</text:span><text:span text:style-name="T13"> </text:span><text:span text:style-name="T11">id</text:span><text:span text:style-name="T13"> </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span></text:p>
          </table:table-cell>
        </table:table-row>
      </table:table>
      <text:p text:style-name="P7"><text:line-break/>И смотрим структуру таблицы:</text:p>
      <table:table table:name="Table20" table:style-name="Table20">
        <table:table-column table:style-name="Table20.A"/>
        <table:table-row table:style-name="Table20.1">
          <table:table-cell table:style-name="Table20.A1" office:value-type="string">
            <text:p text:style-name="P9"><text:span text:style-name="T13">mysql&gt; </text:span><text:span text:style-name="T11">DESCRIBE</text:span><text:span text:style-name="T13"> tbl\G<text:line-break/>*************************** </text:span><text:span text:style-name="T18">1.</text:span><text:span text:style-name="T13"> </text:span><text:span text:style-name="T11">row</text:span><text:span text:style-name="T13"> ***************************<text:line-break/> <text:s/></text:span><text:span text:style-name="T11">Field</text:span><text:span text:style-name="T13">: </text:span><text:span text:style-name="T11">id</text:span><text:span text:style-name="T13"><text:line-break/> <text:s text:c="2"/></text:span><text:span text:style-name="T11">Type</text:span><text:span text:style-name="T13">: </text:span><text:span text:style-name="T20">int</text:span><text:span text:style-name="T13">(</text:span><text:span text:style-name="T18">10</text:span><text:span text:style-name="T13">) </text:span><text:span text:style-name="T11">unsigned</text:span><text:span text:style-name="T13"><text:line-break/> <text:s text:c="2"/></text:span><text:span text:style-name="T22">Null</text:span><text:span text:style-name="T13">: </text:span><text:span text:style-name="T11">NO</text:span><text:span text:style-name="T13"><text:line-break/><text:tab/></text:span><text:span text:style-name="T11">Key</text:span><text:span text:style-name="T13">:<text:line-break/></text:span><text:span text:style-name="T11">Default</text:span><text:span text:style-name="T13">: </text:span><text:span text:style-name="T22">NULL</text:span><text:span text:style-name="T13"><text:line-break/> <text:s/>Extra:<text:line-break/></text:span><text:span text:style-name="T18">1</text:span><text:span text:style-name="T13"> </text:span><text:span text:style-name="T11">row</text:span><text:span text:style-name="T13"> </text:span><text:span text:style-name="T11">in</text:span><text:span text:style-name="T13"> </text:span><text:span text:style-name="T11">set</text:span><text:span text:style-name="T13"> (</text:span><text:span text:style-name="T18">0</text:span><text:span text:style-name="T13">,</text:span><text:span text:style-name="T18">00</text:span><text:span text:style-name="T13"> sec)</text:span></text:p>
          </table:table-cell>
        </table:table-row>
      </table:table>
      <text:p text:style-name="P7"><text:line-break/>Обратите внимание: поле <text:span text:style-name="T8">Null</text:span> принимает значение <text:span text:style-name="T8">NO</text:span>.</text:p>
      <table:table table:name="Table21" table:style-name="Table21">
        <table:table-column table:style-name="Table21.A"/>
        <table:table-row table:style-name="Table21.1">
          <table:table-cell table:style-name="Table21.A1" office:value-type="string">
            <text:p text:style-name="P9"><text:span text:style-name="T11">INSERT</text:span><text:span text:style-name="T13"> </text:span><text:span text:style-name="T11">INTO</text:span><text:span text:style-name="T13"> tbl </text:span><text:span text:style-name="T11">VALUES</text:span><text:span text:style-name="T13">();</text:span></text:p>
          </table:table-cell>
        </table:table-row>
      </table:table>
      <text:p text:style-name="P7"/>
      <text:p text:style-name="P7">Теперь вставить значение <text:span text:style-name="T8">NULL</text:span> в таблицу не получится</text:p>
      <text:p text:style-name="P35"><text:bookmark text:name="_80lafunesuh0"/>Календарные типы</text:p>
      <text:p text:style-name="P7">MySQL поддерживает пять типов календарных типов:</text:p>
      <text:list xml:id="list3904687259" text:style-name="WWNum6">
        <text:list-item>
          <text:p text:style-name="P13"><text:span text:style-name="T8">TIME</text:span> предназначен для хранения времени в течение суток;</text:p>
        </text:list-item>
        <text:list-item>
          <text:p text:style-name="P20"><text:span text:style-name="T8">YEAR</text:span> хранит год;</text:p>
        </text:list-item>
        <text:list-item>
          <text:p text:style-name="P20"><text:span text:style-name="T8">DATE</text:span> хранит дату с точностью до дня;</text:p>
        </text:list-item>
        <text:list-item>
          <text:p text:style-name="P20"><text:span text:style-name="T8">DATETIME</text:span> хранит дату и время;</text:p>
        </text:list-item>
        <text:list-item>
          <text:p text:style-name="P25"><text:span text:style-name="T8">TIMESTAMP</text:span> также хранит дату и время, занимает в два раза меньше места, чем <text:span text:style-name="T8">DATETIME</text:span>, но может хранить только ограниченные даты — в интервале от 1970 года до 2038;</text:p>
        </text:list-item>
      </text:list>
      <text:p text:style-name="P7">Кроме того, первый TIMESTAMP-столбец в таблице обновляется автоматически при операциях создания и обновления. <text:span text:style-name="T8">TIMESTAMP</text:span> хранит дату в UTC-формате.</text:p>
      <text:p text:style-name="P7">В таблице представлены календарные типы, именно в таких форматах MySQL возвращает календарные значения.</text:p>
      <table:table table:name="Table22" table:style-name="Table22">
        <table:table-column table:style-name="Table22.A"/>
        <table:table-column table:style-name="Table22.B"/>
        <text:soft-page-break/>
        <table:table-row table:style-name="Table22.1">
          <table:table-cell table:style-name="Table22.A1" office:value-type="string">
            <text:p text:style-name="P30"><text:span text:style-name="T9">Тип</text:span></text:p>
          </table:table-cell>
          <table:table-cell table:style-name="Table22.A1" office:value-type="string">
            <text:p text:style-name="P30"><text:span text:style-name="T9">Описание</text:span></text:p>
          </table:table-cell>
        </table:table-row>
        <table:table-row table:style-name="Table22.1">
          <table:table-cell table:style-name="Table22.A2" office:value-type="string">
            <text:p text:style-name="P30"><text:span text:style-name="T25">YEAR</text:span></text:p>
          </table:table-cell>
          <table:table-cell table:style-name="Table22.A2" office:value-type="string">
            <text:p text:style-name="P30"><text:span text:style-name="T25">0000</text:span></text:p>
          </table:table-cell>
        </table:table-row>
        <table:table-row table:style-name="Table22.1">
          <table:table-cell table:style-name="Table22.A3" office:value-type="string">
            <text:p text:style-name="P30">DATE</text:p>
          </table:table-cell>
          <table:table-cell table:style-name="Table22.B3" office:value-type="string">
            <text:p text:style-name="P30">'0000-00-00'</text:p>
          </table:table-cell>
        </table:table-row>
        <table:table-row table:style-name="Table22.1">
          <table:table-cell table:style-name="Table22.A4" office:value-type="string">
            <text:p text:style-name="P30">TIME</text:p>
          </table:table-cell>
          <table:table-cell table:style-name="Table22.B4" office:value-type="string">
            <text:p text:style-name="P30">'00:00:00'</text:p>
          </table:table-cell>
        </table:table-row>
        <table:table-row table:style-name="Table22.1">
          <table:table-cell table:style-name="Table22.A5" office:value-type="string">
            <text:p text:style-name="P30">DATETIME</text:p>
          </table:table-cell>
          <table:table-cell table:style-name="Table22.B5" office:value-type="string">
            <text:p text:style-name="P30">'0000-00-00 00:00:00'</text:p>
          </table:table-cell>
        </table:table-row>
        <table:table-row table:style-name="Table22.1">
          <table:table-cell table:style-name="Table22.A6" office:value-type="string">
            <text:p text:style-name="P30">TIMESTAMP</text:p>
          </table:table-cell>
          <table:table-cell table:style-name="Table22.B6" office:value-type="string">
            <text:p text:style-name="P30">'0000-00-00 00:00:00'</text:p>
          </table:table-cell>
        </table:table-row>
      </table:table>
      <text:p text:style-name="P7"/>
      <text:p text:style-name="P1">На рисунке прямоугольниками представлены количество байт, которые отводятся под поле каждого из календарных типов.</text:p>
      <text:p text:style-name="P7"><draw:g text:anchor-type="as-char" draw:z-index="9" draw:style-name="gr2"><draw:custom-shape draw:name="Shape 185" draw:style-name="gr20" draw:text-style-name="P45" svg:width="1.2449in" svg:height="0.4024in" svg:x="0in" svg:y="0in"><text:p text:style-name="P44"><text:span text:style-name="T34">Y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20" draw:text-style-name="P45" svg:width="1.2449in" svg:height="0.4024in" svg:x="0in" svg:y="0.528in"><text:p text:style-name="P44"><text:span text:style-name="T34">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21" draw:text-style-name="P45" svg:width="1.2449in" svg:height="0.4031in" svg:x="0in" svg:y="1.0555in"><text:p text:style-name="P44"><text:span text:style-name="T34">TI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20" draw:text-style-name="P45" svg:width="1.2449in" svg:height="0.4024in" svg:x="0in" svg:y="1.5839in"><text:p text:style-name="P44"><text:span text:style-name="T34">TIMESTAM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9" draw:style-name="gr20" draw:text-style-name="P45" svg:width="1.2449in" svg:height="0.4024in" svg:x="0in" svg:y="2.1118in"><text:p text:style-name="P44"><text:span text:style-name="T34">DATETI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0" draw:style-name="gr22" draw:text-style-name="P46" svg:width="0.5567in" svg:height="0.274in" svg:x="1.5791in" svg:y="0.063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1" draw:style-name="gr22" draw:text-style-name="P46" svg:width="0.5567in" svg:height="0.274in" svg:x="1.5791in" svg:y="0.59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22" draw:text-style-name="P46" svg:width="0.5567in" svg:height="0.274in" svg:x="2.2307in" svg:y="0.59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3" draw:style-name="gr23" draw:text-style-name="P46" svg:width="0.5567in" svg:height="0.2748in" svg:x="1.5791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23" draw:text-style-name="P46" svg:width="0.5567in" svg:height="0.2748in" svg:x="2.2307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5" draw:style-name="gr24" draw:text-style-name="P46" svg:width="0.5571in" svg:height="0.2748in" svg:x="2.8819in" svg:y="1.119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22" draw:text-style-name="P46" svg:width="0.5567in" svg:height="0.274in" svg:x="1.5791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7" draw:style-name="gr22" draw:text-style-name="P46" svg:width="0.5567in" svg:height="0.274in" svg:x="2.2307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8" draw:style-name="gr25" draw:text-style-name="P46" svg:width="0.5571in" svg:height="0.274in" svg:x="2.8819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9" draw:style-name="gr22" draw:text-style-name="P46" svg:width="0.5567in" svg:height="0.274in" svg:x="3.5339in" svg:y="1.64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0" draw:style-name="gr22" draw:text-style-name="P46" svg:width="0.5567in" svg:height="0.274in" svg:x="1.5791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1" draw:style-name="gr22" draw:text-style-name="P46" svg:width="0.5567in" svg:height="0.274in" svg:x="2.2307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2" draw:style-name="gr25" draw:text-style-name="P46" svg:width="0.5571in" svg:height="0.274in" svg:x="2.8819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3" draw:style-name="gr22" draw:text-style-name="P46" svg:width="0.5567in" svg:height="0.274in" svg:x="3.5339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4" draw:style-name="gr22" draw:text-style-name="P46" svg:width="0.5567in" svg:height="0.274in" svg:x="4.1854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5" draw:style-name="gr22" draw:text-style-name="P46" svg:width="0.5567in" svg:height="0.274in" svg:x="4.8366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6" draw:style-name="gr22" draw:text-style-name="P46" svg:width="0.5567in" svg:height="0.274in" svg:x="5.4882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7" draw:style-name="gr22" draw:text-style-name="P46" svg:width="0.5567in" svg:height="0.274in" svg:x="6.1398in" svg:y="2.175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8" draw:style-name="gr25" draw:text-style-name="P46" svg:width="0.5571in" svg:height="0.274in" svg:x="2.8819in" svg:y="0.59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Если вы захотите задать дату, то сделать это можно при помощи следующего выражения:</text:p>
      <table:table table:name="Table23" table:style-name="Table23">
        <table:table-column table:style-name="Table23.A"/>
        <table:table-row table:style-name="Table23.1">
          <table:table-cell table:style-name="Table23.A1" office:value-type="string">
            <text:p text:style-name="P9"><text:span text:style-name="T11">SELECT</text:span><text:span text:style-name="T13"> </text:span><text:span text:style-name="T15">'2018-10-01 0:00:00'</text:span><text:span text:style-name="T13">;</text:span></text:p>
          </table:table-cell>
        </table:table-row>
      </table:table>
      <text:p text:style-name="P7"><text:line-break/>С календарными типами можно проводить операции сложения и вычитания. Для этого используется специальная конструкция <text:span text:style-name="T8">INTERVAL</text:span>:</text:p>
      <table:table table:name="Table24" table:style-name="Table24">
        <table:table-column table:style-name="Table24.A"/>
        <table:table-row table:style-name="Table24.1">
          <table:table-cell table:style-name="Table24.A1" office:value-type="string">
            <text:p text:style-name="P9"><text:span text:style-name="T11">SELECT</text:span><text:span text:style-name="T13"> </text:span><text:span text:style-name="T15">'2018-10-01 0:00:00'</text:span><text:span text:style-name="T13"> - </text:span><text:span text:style-name="T20">INTERVAL</text:span><text:span text:style-name="T13"> </text:span><text:span text:style-name="T18">1</text:span><text:span text:style-name="T13"> </text:span><text:span text:style-name="T11">DAY</text:span><text:span text:style-name="T13">;<text:line-break/></text:span><text:span text:style-name="T11">SELECT</text:span><text:span text:style-name="T13"> </text:span><text:span text:style-name="T15">'2018-10-01 0:00:00'</text:span><text:span text:style-name="T13"> + </text:span><text:span text:style-name="T20">INTERVAL</text:span><text:span text:style-name="T13"> </text:span><text:span text:style-name="T18">1</text:span><text:span text:style-name="T13"> </text:span><text:span text:style-name="T11">WEEK</text:span><text:span text:style-name="T13">;<text:line-break/></text:span><text:span text:style-name="T11">SELECT</text:span><text:span text:style-name="T13"> </text:span><text:span text:style-name="T15">'2018-10-01 0:00:00'</text:span><text:span text:style-name="T13"> + </text:span><text:span text:style-name="T20">INTERVAL</text:span><text:span text:style-name="T13"> </text:span><text:span text:style-name="T18">1</text:span><text:span text:style-name="T13"> </text:span><text:span text:style-name="T11">YEAR</text:span><text:span text:style-name="T13">;<text:line-break/></text:span><text:span text:style-name="T11">SELECT</text:span><text:span text:style-name="T13"> </text:span><text:span text:style-name="T15">'2018-10-01 0:00:00'</text:span><text:span text:style-name="T13"> + </text:span><text:span text:style-name="T20">INTERVAL</text:span><text:span text:style-name="T13"> </text:span><text:span text:style-name="T15">'1-1'</text:span><text:span text:style-name="T13"> YEAR_MONTH;</text:span></text:p>
          </table:table-cell>
        </table:table-row>
      </table:table>
      <text:p text:style-name="P1"/>
      <text:p text:style-name="P35"><text:bookmark text:name="_far89q1l7sw7"/>Коллекционные типы</text:p>
      <text:p text:style-name="P7">При объявлении списка допустимых значений <text:span text:style-name="T8">ENUM</text:span> и <text:span text:style-name="T8">SET</text:span> задаются списком строк, но во внутреннем представлении базы данных элементы множеств сохраняются в виде чисел. В случае <text:span text:style-name="T8">ENUM</text:span> поле может принимать лишь одно значение из списка. В случае <text:span text:style-name="T8">SET</text:span> — комбинацию заданных значений.</text:p>
      <text:p text:style-name="P7"><draw:g text:anchor-type="as-char" draw:z-index="10" draw:style-name="gr2"><draw:custom-shape draw:name="Shape 281" draw:style-name="gr54" draw:text-style-name="P50" svg:width="1.7461in" svg:height="0.6276in" svg:x="0in" svg:y="0in"><text:p text:style-name="P49"><text:span text:style-name="T34">EN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2" draw:style-name="gr54" draw:text-style-name="P50" svg:width="1.7461in" svg:height="0.6276in" svg:x="3.4937in" svg:y="0in"><text:p text:style-name="P49"><text:span text:style-name="T34">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3" draw:style-name="gr55" draw:text-style-name="P50" svg:width="5.2398in" svg:height="0.6276in" svg:x="0in" svg:y="0.9543in"><text:p text:style-name="P49"><text:span text:style-name="T34">‘</text:span><text:span text:style-name="T34">first’,’second’,’thi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4" draw:style-name="gr54" draw:text-style-name="P50" svg:width="1.7461in" svg:height="0.6276in" svg:x="0in" svg:y="1.9083in"><text:p text:style-name="P49"><text:span text:style-name="T34">fir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5" draw:style-name="gr54" draw:text-style-name="P50" svg:width="1.7461in" svg:height="0.6276in" svg:x="0in" svg:y="2.8626in"><text:p text:style-name="P49"><text:span text:style-name="T34">thi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6" draw:style-name="gr54" draw:text-style-name="P50" svg:width="1.7461in" svg:height="0.6276in" svg:x="3.4937in" svg:y="1.9083in"><text:p text:style-name="P49"><text:span text:style-name="T34">first,thi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7" draw:style-name="gr54" draw:text-style-name="P50" svg:width="1.7461in" svg:height="0.6276in" svg:x="3.4937in" svg:y="2.8626in"><text:p text:style-name="P49"><text:span text:style-name="T34">first,second,thi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В последнее время большую популярность приобрел формат <text:span text:style-name="T8">JSON</text:span>, готовый объект языка JavaScript. Этот формат интенсивно используется для хранения и передачи коллекций. В MySQL предусмотрен столбец JSON-формата. Давайте добавим в таблицу <text:span text:style-name="T8">tbl</text:span> еще один столбец JSON-типа:</text:p>
      <table:table table:name="Table25" table:style-name="Table25">
        <table:table-column table:style-name="Table25.A"/>
        <table:table-row table:style-name="Table25.1">
          <table:table-cell table:style-name="Table25.A1" office:value-type="string">
            <text:p text:style-name="P9"><text:span text:style-name="T11">DESCRIBE</text:span><text:span text:style-name="T13"> tbl;<text:line-break/></text:span><text:span text:style-name="T11">ALTER</text:span><text:span text:style-name="T13"> </text:span><text:span text:style-name="T11">TABLE</text:span><text:span text:style-name="T13"> tbl </text:span><text:span text:style-name="T11">ADD</text:span><text:span text:style-name="T13"> </text:span><text:span text:style-name="T11">collect</text:span><text:span text:style-name="T13"> </text:span><text:span text:style-name="T11">JSON</text:span><text:span text:style-name="T13">;<text:line-break/></text:span><text:span text:style-name="T11">DESCRIBE</text:span><text:span text:style-name="T13"> tbl;</text:span></text:p>
          </table:table-cell>
        </table:table-row>
      </table:table>
      <text:p text:style-name="P7"><text:line-break/>Давайте вставим в это поле JSON-объект:</text:p>
      <table:table table:name="Table26" table:style-name="Table26">
        <table:table-column table:style-name="Table26.A"/>
        <table:table-row table:style-name="Table26.1">
          <table:table-cell table:style-name="Table26.A1" office:value-type="string">
            <text:p text:style-name="P9"><text:span text:style-name="T11">INSERT</text:span><text:span text:style-name="T13"> </text:span><text:span text:style-name="T11">INTO</text:span><text:span text:style-name="T13"> tbl </text:span><text:span text:style-name="T11">VALUES</text:span><text:span text:style-name="T13">(</text:span><text:span text:style-name="T18">1</text:span><text:span text:style-name="T13">, </text:span><text:span text:style-name="T15">'{"first": "Hello", "second": "World"}'</text:span><text:span text:style-name="T13">);<text:line-break/></text:span><text:span text:style-name="T11">SELECT</text:span><text:span text:style-name="T13"> * </text:span><text:span text:style-name="T11">FROM</text:span><text:span text:style-name="T13"> tbl;<text:line-break/></text:span><text:span text:style-name="T11">SELECT</text:span><text:span text:style-name="T13"> </text:span><text:span text:style-name="T11">collect</text:span><text:span text:style-name="T13">-&gt;&gt;</text:span><text:span text:style-name="T15">"$.first"</text:span><text:span text:style-name="T13"> </text:span><text:span text:style-name="T11">FROM</text:span><text:span text:style-name="T13"> tbl;<text:line-break/></text:span><text:span text:style-name="T11">SELECT</text:span><text:span text:style-name="T13"> </text:span><text:span text:style-name="T11">collect</text:span><text:span text:style-name="T13">-&gt;&gt;</text:span><text:span text:style-name="T15">"$.second"</text:span><text:span text:style-name="T13"> </text:span><text:span text:style-name="T11">FROM</text:span><text:span text:style-name="T13"> tbl;</text:span></text:p>
          </table:table-cell>
        </table:table-row>
      </table:table>
      <text:p text:style-name="P7"><text:line-break/>Итак, давайте поправим базу данных нашего интернет-магазина с учетом полученных сведений:</text:p>
      <table:table table:name="Table27" table:style-name="Table27">
        <table:table-column table:style-name="Table27.A"/>
        <table:table-row table:style-name="Table27.1">
          <table:table-cell table:style-name="Table27.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an><text:span text:style-name="T11">COMMENT</text:span><text:span text:style-name="T13"> = </text:span><text:span text:style-name="T15">'Разделы интернет магазина'</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text:span><text:span text:style-name="T11">users</text:span><text:span text:style-name="T13">;<text:line-break/></text:span><text:span text:style-name="T11">CREATE</text:span><text:span text:style-name="T13"> </text:span><text:span text:style-name="T11">TABLE</text:span><text:span text:style-name="T13"> </text:span><text:span text:style-name="T11">users</text:span><text:span text:style-name="T13">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Имя покупателя'</text:span><text:span text:style-name="T13">,<text:line-break/> <text:s/>birthday_at </text:span><text:span text:style-name="T20">DATE</text:span><text:span text:style-name="T13"> </text:span><text:span text:style-name="T11">COMMENT</text:span><text:span text:style-name="T13"> </text:span><text:span text:style-name="T15">'Дата рождения'</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Покупател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products;<text:line-break/></text:span><text:span text:style-name="T11">CREATE</text:span><text:span text:style-name="T13"> </text:span><text:span text:style-name="T11">TABLE</text:span><text:span text:style-name="T13"> product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desription </text:span><text:span text:style-name="T20">TEXT</text:span><text:span text:style-name="T13"> </text:span><text:span text:style-name="T11">COMMENT</text:span><text:span text:style-name="T13"> </text:span><text:span text:style-name="T15">'Описание'</text:span><text:span text:style-name="T13">,<text:line-break/> <text:s/>price </text:span><text:span text:style-name="T20">DECIMAL</text:span><text:span text:style-name="T13"> (</text:span><text:span text:style-name="T18">11</text:span><text:span text:style-name="T13">,</text:span><text:span text:style-name="T18">2</text:span><text:span text:style-name="T13">) </text:span><text:span text:style-name="T11">COMMENT</text:span><text:span text:style-name="T13"> </text:span><text:span text:style-name="T15">'Цена'</text:span><text:span text:style-name="T13">,<text:line-break/> <text:s/>catalog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Товарные позици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orders;<text:line-break/></text:span><text:span text:style-name="T11">CREATE</text:span><text:span text:style-name="T13"> </text:span><text:span text:style-name="T11">TABLE</text:span><text:span text:style-name="T13"> order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user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Заказы'</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orders_products;<text:line-break/></text:span><text:span text:style-name="T11">CREATE</text:span><text:span text:style-name="T13"> </text:span><text:span text:style-name="T11">TABLE</text:span><text:span text:style-name="T13"> orders_product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order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total </text:span><text:span text:style-name="T20">INT</text:span><text:span text:style-name="T13"> </text:span><text:span text:style-name="T11">UNSIGNED</text:span><text:span text:style-name="T13"> </text:span><text:span text:style-name="T11">DEFAULT</text:span><text:span text:style-name="T13"> </text:span><text:span text:style-name="T18">1</text:span><text:span text:style-name="T13"> </text:span><text:span text:style-name="T11">COMMENT</text:span><text:span text:style-name="T13"> </text:span><text:span text:style-name="T15">'Количество заказанных товарных позиций'</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Состав заказа'</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discounts;<text:line-break/></text:span><text:span text:style-name="T11">CREATE</text:span><text:span text:style-name="T13"> </text:span><text:span text:style-name="T11">TABLE</text:span><text:span text:style-name="T13"> discount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user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discount </text:span><text:span text:style-name="T20">FLOAT</text:span><text:span text:style-name="T13"> </text:span><text:span text:style-name="T11">UNSIGNED</text:span><text:span text:style-name="T13"> </text:span><text:span text:style-name="T11">COMMENT</text:span><text:span text:style-name="T13"> </text:span><text:span text:style-name="T15">'Величина скидки от 0.0 до 1.0'</text:span><text:span text:style-name="T13">,<text:line-break/> <text:s/>finished_at DATETIME </text:span><text:span text:style-name="T22">NULL</text:span><text:span text:style-name="T13">,<text:line-break/> <text:s/>started_at DATETIME </text:span><text:span text:style-name="T22">NULL</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Скидки'</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storehouses;<text:line-break/></text:span><text:span text:style-name="T11">CREATE</text:span><text:span text:style-name="T13"> </text:span><text:span text:style-name="T11">TABLE</text:span><text:span text:style-name="T13"> storehouse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Склады'</text:span><text:span text:style-name="T13">;<text:line-break/><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storehouses_products;<text:line-break/></text:span><text:span text:style-name="T11">CREATE</text:span><text:span text:style-name="T13"> </text:span><text:span text:style-name="T11">TABLE</text:span><text:span text:style-name="T13"> storehouses_product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storehouse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text:span><text:span text:style-name="T11">value</text:span><text:span text:style-name="T13"> </text:span><text:span text:style-name="T20">INT</text:span><text:span text:style-name="T13"> </text:span><text:span text:style-name="T11">UNSIGNED</text:span><text:span text:style-name="T13"> </text:span><text:span text:style-name="T11">COMMENT</text:span><text:span text:style-name="T13"> </text:span><text:span text:style-name="T15">'Запас товарной позиции на складе'</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Запасы на складе'</text:span><text:span text:style-name="T13">;</text:span></text:p>
          </table:table-cell>
        </table:table-row>
      </table:table>
      <text:p text:style-name="P1"/>
      <text:p text:style-name="P35"><text:bookmark text:name="_1n6uf3xhsoml"/>Индексы и ключи</text:p>
      <text:p text:style-name="P7">Ключи нам с вами хорошо знакомы: это столбцы, при помощи которых мы добиваемся уникальности записей и связываем записи в разных таблицах.</text:p>
      <text:p text:style-name="P7">Ключи очень часто снабжаются индексами, поэтому в массовом сознании разработчиков баз данных они часто сливаются в одно понятие. Тем не менее, индексировать можно не только столбцы с ключами, но и любой столбец или комбинацию столбцов таблицы.</text:p>
      <text:p text:style-name="P7">Обычно записи в таблице располагаются в хаотическом порядке. Чтобы найти нужную запись, необходимо сканировать всю таблицу, на что уходит много времени. Идея индексов состоит в том, чтобы создать копию столбца, которая постоянно будет поддерживаться в отсортированном состоянии.</text:p>
      <text:p text:style-name="P7"><draw:g text:anchor-type="as-char" draw:z-index="11" draw:style-name="gr2"><draw:custom-shape draw:name="Shape 139" draw:style-name="gr56" draw:text-style-name="P50" svg:width="1.1768in" svg:height="0.4594in" svg:x="0in" svg:y="0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57" draw:text-style-name="P50" svg:width="1.1768in" svg:height="0.4598in" svg:x="0in" svg:y="0.4602in"><text:p text:style-name="P49"><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56" draw:text-style-name="P50" svg:width="1.1768in" svg:height="0.4594in" svg:x="0in" svg:y="0.9209in"><text:p text:style-name="P49"><text:span text:style-name="T3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 draw:style-name="gr56" draw:text-style-name="P50" svg:width="1.1768in" svg:height="0.4594in" svg:x="0in" svg:y="1.3807in"><text:p text:style-name="P49"><text:span text:style-name="T3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 draw:style-name="gr57" draw:text-style-name="P50" svg:width="1.1768in" svg:height="0.4598in" svg:x="0in" svg:y="1.8409in"><text:p text:style-name="P49"><text:span text:style-name="T3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56" draw:text-style-name="P50" svg:width="1.1768in" svg:height="0.4594in" svg:x="0in" svg:y="2.3016in"><text:p text:style-name="P49"><text:span text:style-name="T3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5" draw:style-name="gr58" draw:text-style-name="P50" svg:width="1.1776in" svg:height="0.4594in" svg:x="2.8016in" svg:y="0in"><text:p text:style-name="P49"><text:span text:style-name="T3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6" draw:style-name="gr59" draw:text-style-name="P50" svg:width="1.1776in" svg:height="0.4598in" svg:x="2.8016in" svg:y="0.4602in"><text:p text:style-name="P49"><text:span text:style-name="T3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58" draw:text-style-name="P50" svg:width="1.1776in" svg:height="0.4594in" svg:x="2.8016in" svg:y="0.9209in"><text:p text:style-name="P49"><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 draw:style-name="gr58" draw:text-style-name="P50" svg:width="1.1776in" svg:height="0.4594in" svg:x="2.8016in" svg:y="1.3807in"><text:p text:style-name="P49"><text:span text:style-name="T3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9" draw:style-name="gr59" draw:text-style-name="P50" svg:width="1.1776in" svg:height="0.4598in" svg:x="2.8016in" svg:y="1.8409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0" draw:style-name="gr58" draw:text-style-name="P50" svg:width="1.1776in" svg:height="0.4594in" svg:x="2.8016in" svg:y="2.3016in"><text:p text:style-name="P49"><text:span text:style-name="T3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1" draw:style-name="gr60" draw:text-style-name="P45" svg:width="2.4067in" svg:height="0.4594in" svg:x="3.9791in" svg:y="0in"><text:p text:style-name="P44"><text:span text:style-name="T34">Модули памят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 draw:style-name="gr61" draw:text-style-name="P45" svg:width="2.4067in" svg:height="0.4598in" svg:x="3.9791in" svg:y="0.4602in"><text:p text:style-name="P44"><text:span text:style-name="T34">Блоки питани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3" draw:style-name="gr60" draw:text-style-name="P45" svg:width="2.4067in" svg:height="0.4594in" svg:x="3.9791in" svg:y="0.9209in"><text:p text:style-name="P44"><text:span text:style-name="T34">Материнские пла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60" draw:text-style-name="P45" svg:width="2.4067in" svg:height="0.4594in" svg:x="3.9791in" svg:y="1.3807in"><text:p text:style-name="P44"><text:span text:style-name="T34">Жесткие диски и SS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5" draw:style-name="gr61" draw:text-style-name="P45" svg:width="2.4067in" svg:height="0.4598in" svg:x="3.9791in" svg:y="1.8409in"><text:p text:style-name="P44"><text:span text:style-name="T34">Процессор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6" draw:style-name="gr60" draw:text-style-name="P45" svg:width="2.4067in" svg:height="0.4594in" svg:x="3.9791in" svg:y="2.3016in"><text:p text:style-name="P44"><text:span text:style-name="T34">Видеокарты</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2" draw:text-style-name="P46" svg:width="1.624in" svg:height="1.8413in" svg:x="1.1772in" svg:y="0.2299in"><text:p/><draw:enhanced-geometry draw:mirror-horizontal="false" draw:mirror-vertical="false" svg:viewBox="0 0 21600 21600" draw:type="mso-spt32" draw:enhanced-path="M 0 0 L 21600 21600 N"/></draw:custom-shape><draw:custom-shape draw:style-name="gr63" draw:text-style-name="P46" svg:width="1.624in" svg:height="0.4594in" svg:x="1.1772in" svg:y="0.6909in"><text:p/><draw:enhanced-geometry draw:mirror-horizontal="false" draw:mirror-vertical="false" svg:viewBox="0 0 21600 21600" draw:type="mso-spt32" draw:enhanced-path="M 0 0 L 21600 21600 N"/></draw:custom-shape><draw:custom-shape draw:style-name="gr64" draw:text-style-name="P46" svg:width="1.624in" svg:height="1.3803in" svg:x="1.1772in" svg:y="1.1508in"><text:p/><draw:enhanced-geometry draw:mirror-horizontal="false" draw:mirror-vertical="false" svg:viewBox="0 0 21600 21600" draw:type="mso-spt32" draw:enhanced-path="M 0 0 L 21600 21600 N"/></draw:custom-shape><draw:custom-shape draw:style-name="gr64" draw:text-style-name="P46" svg:width="1.624in" svg:height="1.3803in" draw:transform="rotate (-3.14159265358979) translate (2.80138888888889in 1.61111111111111in)"><text:p/><draw:enhanced-geometry draw:mirror-horizontal="true" draw:mirror-vertical="false" svg:viewBox="0 0 21600 21600" draw:type="mso-spt32" draw:enhanced-path="M 0 0 L 21600 21600 N"/></draw:custom-shape><draw:custom-shape draw:style-name="gr65" draw:text-style-name="P46" svg:width="1.624in" svg:height="0.4598in" draw:transform="rotate (-3.14159265358979) translate (2.80138888888889in 2.07152777777778in)"><text:p/><draw:enhanced-geometry draw:mirror-horizontal="true" draw:mirror-vertical="false" svg:viewBox="0 0 21600 21600" draw:type="mso-spt32" draw:enhanced-path="M 0 0 L 21600 21600 N"/></draw:custom-shape><draw:custom-shape draw:style-name="gr66" draw:text-style-name="P46" svg:width="1.624in" svg:height="1.8406in" draw:transform="rotate (-3.14159265358979) translate (2.80138888888889in 2.53194444444444in)"><text:p/><draw:enhanced-geometry draw:mirror-horizontal="true" draw:mirror-vertical="false" svg:viewBox="0 0 21600 21600" draw:type="mso-spt32" draw:enhanced-path="M 0 0 L 21600 21600 N"/></draw:custom-shape></draw:g></text:p>
      <text:p text:style-name="P7">Это позволяет очень быстро осуществлять поиск по такому столбцу, т. к. заранее известно, где необходимо искать значение.</text:p>
      <text:p text:style-name="P7">Обратная сторона медали — добавление или удаление записи требует дополнительного времени на сортировку столбца. Кроме того, создание копии увеличивает объем памяти, необходимый для размещения таблицы на жестком диске и в оперативной памяти сервера.</text:p>
      <text:p text:style-name="P7">Именно поэтому СУБД не создает индексы для каждого столбца и их комбинаций, а отдает это на откуп разработчикам.</text:p>
      <text:p text:style-name="P38"><text:bookmark text:name="_r02euslnrkbx"/>Виды индексов</text:p>
      <text:p text:style-name="P7">Существует несколько видов индексов:</text:p>
      <text:list xml:id="list4116102786" text:style-name="WWNum2">
        <text:list-item>
          <text:p text:style-name="P14">обычный индекс — таких индексов в таблице может быть несколько;</text:p>
        </text:list-item>
        <text:list-item>
          <text:p text:style-name="P21">уникальный индекс — уникальных индексов также может быть несколько, но значения в нем не должны повторяться;</text:p>
        </text:list-item>
        <text:list-item>
          <text:p text:style-name="P21">первичный ключ — уникальный индекс, предназначенный для первичного ключа таблицы. В таблице может быть только один первичный ключ;</text:p>
        </text:list-item>
        <text:list-item>
          <text:p text:style-name="P26">полнотекстовый индекс — специальный вид индекса для столбцов типа TEXT, позволяющий производить полнотекстовый поиск. Рассматривать его не будем, так как на практике задача полнотекстового поиска осуществляется специализированными базами данных, такими как ElasticSearch.</text:p>
        </text:list-item>
      </text:list>
      <text:p text:style-name="P7">Первичный ключ в таблице помечается специальным индексом <text:span text:style-name="T8">PRIMARY KEY</text:span>. Значение первичного ключа должно быть уникально и не повторяться в пределах таблицы. Кроме того, столбцы, помеченные атрибутом <text:span text:style-name="T8">PRIMARY KEY</text:span>, не могут принимать значение <text:span text:style-name="T8">NULL</text:span>. Для пометки поля таблицы в качестве первичного ключа достаточно поместить ключевое слово <text:span text:style-name="T8">PRIMARY KEY</text:span> в определение столбца.</text:p>
      <text:p text:style-name="P7">Давайте пометим поле <text:span text:style-name="T8">id</text:span> таблицы <text:span text:style-name="T8">catalogs</text:span> атрибутом <text:span text:style-name="T8">PRIMARY KEY</text:span>:</text:p>
      <table:table table:name="Table28" table:style-name="Table28">
        <table:table-column table:style-name="Table28.A"/>
        <table:table-row table:style-name="Table28.1">
          <table:table-cell table:style-name="Table28.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an><text:span text:style-name="T11">COMMENT</text:span><text:span text:style-name="T13"> = </text:span><text:span text:style-name="T15">'Разделы интернет-магазина'</text:span><text:span text:style-name="T13">;<text:line-break/><text:line-break/></text:span><text:span text:style-name="T11">DESCRIBE</text:span><text:span text:style-name="T13"> catalogs;</text:span></text:p>
          </table:table-cell>
        </table:table-row>
      </table:table>
      <text:p text:style-name="P7"><text:line-break/>Есть альтернативный способ объявления первичного ключа — отдельной записью <text:span text:style-name="T8">PRIMARY KEY</text:span> с указанием названия столбца в круглых скобках:</text:p>
      <table:table table:name="Table29" table:style-name="Table29">
        <table:table-column table:style-name="Table29.A"/>
        <table:table-row table:style-name="Table29.1">
          <table:table-cell table:style-name="Table29.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RIMARY </text:span><text:span text:style-name="T11">KEY</text:span><text:span text:style-name="T13">(</text:span><text:span text:style-name="T11">id</text:span><text:span text:style-name="T13">)<text:line-break/>) </text:span><text:span text:style-name="T11">COMMENT</text:span><text:span text:style-name="T13"> = </text:span><text:span text:style-name="T15">'Разделы интернет-магазина'</text:span><text:span text:style-name="T13">;</text:span></text:p>
          </table:table-cell>
        </table:table-row>
      </table:table>
      <text:p text:style-name="P7"><text:line-break/>Ключевое слово <text:span text:style-name="T8">PRIMARY KEY</text:span> может встречаться в таблице только один раз, так как в таблице разрешен только один первичный ключ. Индекс необязательно должен быть объявлен по одному столбцу, вполне допустимо объявление индекса сразу по двум или более столбцам.</text:p>
      <table:table table:name="Table30" table:style-name="Table30">
        <table:table-column table:style-name="Table30.A"/>
        <table:table-row table:style-name="Table30.1">
          <table:table-cell table:style-name="Table30.A1" office:value-type="string">
            <text:p text:style-name="P9"><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RIMARY </text:span><text:span text:style-name="T11">KEY</text:span><text:span text:style-name="T13">(</text:span><text:span text:style-name="T11">id</text:span><text:span text:style-name="T13">, </text:span><text:span text:style-name="T11">name</text:span><text:span text:style-name="T13">(</text:span><text:span text:style-name="T18">10</text:span><text:span text:style-name="T13">))<text:line-break/>) </text:span><text:span text:style-name="T11">COMMENT</text:span><text:span text:style-name="T13"> = </text:span><text:span text:style-name="T15">'Разделы интернет магазина'</text:span><text:span text:style-name="T13">;<text:line-break/><text:line-break/></text:span><text:span text:style-name="T11">DESCRIBE</text:span><text:span text:style-name="T13"> tbl;</text:span></text:p>
          </table:table-cell>
        </table:table-row>
      </table:table>
      <text:p text:style-name="P1"/>
      <text:p text:style-name="P7">Здесь первичный ключ создается по столбцу <text:span text:style-name="T8">id</text:span> и по первым 10 символам столбца<text:span text:style-name="T8"> name</text:span>. Можно индексировать по всем 255 символам текстового столбца. Однако размер индекса будет больше — как правило, для индекса достаточно первых символов строки.</text:p>
      <text:p text:style-name="P7">В качестве первичного ключа часто выступает целочисленный столбец. Такой выбор связан с тем, что целочисленные типы данных обрабатываются быстрее всех и занимают небольшой объем.</text:p>
      <text:p text:style-name="P7">Другая причина выбора такого типа — только данный тип столбца может быть снабжен атрибутом <text:span text:style-name="T8">AUTO_INCREMENT</text:span>, который обеспечивает автоматическое создание уникального индекса.</text:p>
      <table:table table:name="Table31" table:style-name="Table31">
        <table:table-column table:style-name="Table31.A"/>
        <table:table-row table:style-name="Table31.1">
          <table:table-cell table:style-name="Table31.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INT</text:span><text:span text:style-name="T13"> </text:span><text:span text:style-name="T11">UNSIGNED</text:span><text:span text:style-name="T13"> </text:span><text:span text:style-name="T11">NOT</text:span><text:span text:style-name="T13"> </text:span><text:span text:style-name="T22">NULL</text:span><text:span text:style-name="T13"> PRIMARY </text:span><text:span text:style-name="T11">KEY</text:span><text:span text:style-name="T13"> AUTO_INCREMENT,<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an><text:span text:style-name="T11">COMMENT</text:span><text:span text:style-name="T13"> = </text:span><text:span text:style-name="T15">'Разделы интернет магазина'</text:span><text:span text:style-name="T13">;<text:line-break/><text:line-break/></text:span><text:span text:style-name="T11">SELECT</text:span><text:span text:style-name="T13"> * </text:span><text:span text:style-name="T11">FROM</text:span><text:span text:style-name="T13"> catalogs;</text:span></text:p>
          </table:table-cell>
        </table:table-row>
      </table:table>
      <text:p text:style-name="P7"><text:line-break/>Передача столбцу, снабженному этим атрибутом, значения <text:span text:style-name="T8">NULL</text:span> или 0, приводит к автоматическому присвоению ему максимального значения столбца, плюс 1.</text:p>
      <table:table table:name="Table32" table:style-name="Table32">
        <table:table-column table:style-name="Table32.A"/>
        <table:table-row table:style-name="Table32.1">
          <table:table-cell table:style-name="Table32.A1" office:value-type="string">
            <text:p text:style-name="P9"><text:span text:style-name="T12">INSERT</text:span><text:span text:style-name="T14"> </text:span><text:span text:style-name="T12">INTO</text:span><text:span text:style-name="T14"> catalogs (</text:span><text:span text:style-name="T12">name</text:span><text:span text:style-name="T14">) </text:span><text:span text:style-name="T12">VALUES</text:span><text:span text:style-name="T14"> (</text:span><text:span text:style-name="T16">'Процессоры'</text:span><text:span text:style-name="T14">);<text:line-break/></text:span><text:span text:style-name="T12">INSERT</text:span><text:span text:style-name="T14"> </text:span><text:span text:style-name="T12">INTO</text:span><text:span text:style-name="T14"> catalogs </text:span><text:span text:style-name="T12">VALUES</text:span><text:span text:style-name="T14"> (</text:span><text:span text:style-name="T19">0</text:span><text:span text:style-name="T14">, </text:span><text:span text:style-name="T16">'Мат.платы'</text:span><text:span text:style-name="T14">);<text:line-break/></text:span><text:span text:style-name="T12">INSERT</text:span><text:span text:style-name="T14"> </text:span><text:span text:style-name="T12">INTO</text:span><text:span text:style-name="T14"> catalogs </text:span><text:span text:style-name="T12">VALUES</text:span><text:span text:style-name="T14"> (</text:span><text:span text:style-name="T23">NULL</text:span><text:span text:style-name="T14">, </text:span><text:span text:style-name="T16">'Видекарты'</text:span><text:span text:style-name="T14">);<text:line-break/></text:span><text:span text:style-name="T12">SELECT</text:span><text:span text:style-name="T14"> * </text:span><text:span text:style-name="T12">FROM</text:span><text:span text:style-name="T14"> catalogs;</text:span></text:p>
          </table:table-cell>
        </table:table-row>
      </table:table>
      <text:p text:style-name="P7"><text:line-break/>Это удобный механизм, который позволяет не заботиться о генерации уникального значения средствами прикладной программы, работающей с СУБД MySQL.</text:p>
      <text:p text:style-name="P1">MySQL предлагает псевдотип <text:span text:style-name="T8">SERIAL</text:span>, который является обозначением для типа<text:span text:style-name="T8"> BIGINT</text:span>, снабженного дополнительными атрибутами <text:span text:style-name="T8">UNSIGNED</text:span>, <text:span text:style-name="T8">NOT NULL</text:span>, <text:span text:style-name="T8">AUTO_INCREMENT</text:span> и уникальным индексом.</text:p>
      <text:p text:style-name="P31"><text:span text:style-name="T4">SERIAL == </text:span><text:span text:style-name="T5">BIGINT UNSIGNED NOT NULL AUTO_INCREMENT UNIQUE</text:span></text:p>
      <table:table table:name="Table33" table:style-name="Table33">
        <table:table-column table:style-name="Table33.A"/>
        <table:table-row table:style-name="Table33.1">
          <table:table-cell table:style-name="Table33.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SERIA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pan><text:span text:style-name="T11">COMMENT</text:span><text:span text:style-name="T13"> = </text:span><text:span text:style-name="T15">'Разделы интернет-магазина'</text:span><text:span text:style-name="T13">;</text:span></text:p>
          </table:table-cell>
        </table:table-row>
      </table:table>
      <text:p text:style-name="P7"><text:line-break/>Так гораздо компактнее, а главное — более совместимо с другими базами данных, которые зачастую тоже поддерживают псевдотип <text:span text:style-name="T8">SERIAL</text:span>.</text:p>
      <text:p text:style-name="P7">В отличие от первичного ключа, таблица может содержать несколько обычных и уникальных индексов. Чтобы было удобно их различать, индексы могут иметь собственные имена. Часто имена индексов совпадают с именами столбцов, которые они индексируют, но для индекса можно назначить и совершенно другое имя. Объявление индекса производится при помощи ключевого слова <text:span text:style-name="T8">INDEX</text:span> или <text:span text:style-name="T8">KEY</text:span>.</text:p>
      <text:p text:style-name="P7">Для уникальных индексов вводится дополнительное ключевое слово <text:span text:style-name="T8">UNIQUE</text:span>. Давайте в таблице <text:span text:style-name="T8">products</text:span> снабдим индексом поле <text:span text:style-name="T8">catalog_id</text:span>.</text:p>
      <table:table table:name="Table34" table:style-name="Table34">
        <table:table-column table:style-name="Table34.A"/>
        <text:soft-page-break/>
        <table:table-row table:style-name="Table34.1">
          <table:table-cell table:style-name="Table34.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products;<text:line-break/></text:span><text:span text:style-name="T11">CREATE</text:span><text:span text:style-name="T13"> </text:span><text:span text:style-name="T11">TABLE</text:span><text:span text:style-name="T13"> products (<text:line-break/> <text:s/></text:span><text:span text:style-name="T11">id</text:span><text:span text:style-name="T13"> </text:span><text:span text:style-name="T20">SERIA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desription </text:span><text:span text:style-name="T20">TEXT</text:span><text:span text:style-name="T13"> </text:span><text:span text:style-name="T11">COMMENT</text:span><text:span text:style-name="T13"> </text:span><text:span text:style-name="T15">'Описание'</text:span><text:span text:style-name="T13">,<text:line-break/> <text:s/>price </text:span><text:span text:style-name="T20">DECIMAL</text:span><text:span text:style-name="T13"> (</text:span><text:span text:style-name="T18">11</text:span><text:span text:style-name="T13">,</text:span><text:span text:style-name="T18">2</text:span><text:span text:style-name="T13">) </text:span><text:span text:style-name="T11">COMMENT</text:span><text:span text:style-name="T13"> </text:span><text:span text:style-name="T15">'Цена'</text:span><text:span text:style-name="T13">,<text:line-break/> <text:s/>catalog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text:span><text:span text:style-name="T11">KEY</text:span><text:span text:style-name="T13"> index_of_catalog_id(catalog_id)<text:line-break/>) </text:span><text:span text:style-name="T11">COMMENT</text:span><text:span text:style-name="T13"> = </text:span><text:span text:style-name="T15">'Товарные позиции'</text:span><text:span text:style-name="T13">;<text:line-break/><text:line-break/></text:span><text:span text:style-name="T11">DESCRIBE</text:span><text:span text:style-name="T13"> products;</text:span></text:p>
          </table:table-cell>
        </table:table-row>
      </table:table>
      <text:p text:style-name="P7"><text:line-break/>Создать индекс в уже существующей таблице можно при помощи оператора <text:span text:style-name="T8">CREATE INDEX</text:span>.</text:p>
      <table:table table:name="Table35" table:style-name="Table35">
        <table:table-column table:style-name="Table35.A"/>
        <table:table-row table:style-name="Table35.1">
          <table:table-cell table:style-name="Table35.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products;<text:line-break/></text:span><text:span text:style-name="T11">CREATE</text:span><text:span text:style-name="T13"> </text:span><text:span text:style-name="T11">TABLE</text:span><text:span text:style-name="T13"> products (<text:line-break/> <text:s/></text:span><text:span text:style-name="T11">id</text:span><text:span text:style-name="T13"> </text:span><text:span text:style-name="T20">SERIA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desription </text:span><text:span text:style-name="T20">TEXT</text:span><text:span text:style-name="T13"> </text:span><text:span text:style-name="T11">COMMENT</text:span><text:span text:style-name="T13"> </text:span><text:span text:style-name="T15">'Описание'</text:span><text:span text:style-name="T13">,<text:line-break/> <text:s/>price </text:span><text:span text:style-name="T20">DECIMAL</text:span><text:span text:style-name="T13"> (</text:span><text:span text:style-name="T18">11</text:span><text:span text:style-name="T13">,</text:span><text:span text:style-name="T18">2</text:span><text:span text:style-name="T13">) </text:span><text:span text:style-name="T11">COMMENT</text:span><text:span text:style-name="T13"> </text:span><text:span text:style-name="T15">'Цена'</text:span><text:span text:style-name="T13">,<text:line-break/> <text:s/>catalog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pan><text:span text:style-name="T11">COMMENT</text:span><text:span text:style-name="T13"> = </text:span><text:span text:style-name="T15">'Товарные позиции'</text:span><text:span text:style-name="T13">;<text:line-break/></text:span><text:span text:style-name="T11">CREATE</text:span><text:span text:style-name="T13"> </text:span><text:span text:style-name="T11">INDEX</text:span><text:span text:style-name="T13"> index_of_catalog_id </text:span><text:span text:style-name="T11">ON</text:span><text:span text:style-name="T13"> products (catalog_id);</text:span></text:p>
          </table:table-cell>
        </table:table-row>
      </table:table>
      <text:p text:style-name="P7"><text:line-break/>Удалить индекс из таблицы можно при помощи оператора <text:span text:style-name="T8">DROP INDEX</text:span>:</text:p>
      <table:table table:name="Table36" table:style-name="Table36">
        <table:table-column table:style-name="Table36.A"/>
        <table:table-row table:style-name="Table36.1">
          <table:table-cell table:style-name="Table36.A1" office:value-type="string">
            <text:p text:style-name="P9"><text:span text:style-name="T11">DROP</text:span><text:span text:style-name="T13"> </text:span><text:span text:style-name="T11">INDEX</text:span><text:span text:style-name="T13"> index_of_catalog_id </text:span><text:span text:style-name="T11">ON</text:span><text:span text:style-name="T13"> products;</text:span></text:p>
          </table:table-cell>
        </table:table-row>
      </table:table>
      <text:p text:style-name="P1"/>
      <text:p text:style-name="P38"><text:bookmark text:name="_vn8fyc9csx7c"/>Устройство индекса</text:p>
      <text:p text:style-name="P7">MySQL поддерживает два типа индекса:</text:p>
      <text:list xml:id="list2048238384" text:style-name="WWNum4">
        <text:list-item>
          <text:p text:style-name="P15"><text:span text:style-name="T8">BTREE</text:span> <text:s/>— бинарное дерево;</text:p>
        </text:list-item>
        <text:list-item>
          <text:p text:style-name="P27"><text:span text:style-name="T8">HASH</text:span> — хэш-таблица.</text:p>
        </text:list-item>
      </text:list>
      <text:p text:style-name="P7">Общая идея бинарного дерева в том, что значения хранятся по порядку, и все листовые страницы находятся на одинаковом расстоянии от корня. BTREE-индекс ускоряет доступ к данным, поскольку подсистеме хранения не нужно сканировать всю таблицу для поиска нужной информации. В BTREE-индексах индексированные столбцы хранятся в упорядоченном виде, и они полезны для поиска по диапазону данных.</text:p>
      <text:p text:style-name="P1"><draw:g text:anchor-type="as-char" draw:z-index="12" draw:style-name="gr2"><draw:custom-shape draw:name="Shape 14" draw:style-name="gr67" draw:text-style-name="P51" svg:width="0.6276in" svg:height="0.3303in" svg:x="2.4575in" svg:y="0in"><text:p text:style-name="P49"><text:span text:style-name="T3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68" draw:text-style-name="P50" svg:width="0.6268in" svg:height="0.3303in" svg:x="0.8193in" svg:y="0.6862in"><text:p text:style-name="P49"><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69" draw:text-style-name="P51" svg:width="0.6268in" svg:height="0.3303in" svg:x="4.0965in" svg:y="0.6862in"><text:p text:style-name="P49"><text:span text:style-name="T3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70" draw:text-style-name="P50" svg:width="0.6268in" svg:height="0.3295in" svg:x="1.6382in" svg:y="1.3717in"><text:p text:style-name="P49"><text:span text:style-name="T3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70" draw:text-style-name="P50" svg:width="0.6268in" svg:height="0.3295in" svg:x="0in" svg:y="1.3717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70" draw:text-style-name="P50" svg:width="0.6268in" svg:height="0.3295in" svg:x="4.9154in" svg:y="1.3717in"><text:p text:style-name="P49"><text:span text:style-name="T34">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71" draw:text-style-name="P51" svg:width="0.6268in" svg:height="0.3295in" svg:x="3.2772in" svg:y="1.3717in"><text:p text:style-name="P49"><text:span text:style-name="T3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72" draw:text-style-name="P50" svg:width="0.6276in" svg:height="0.3303in" svg:x="2.4575in" svg:y="2.3366in"><text:p text:style-name="P49"><text:span text:style-name="T3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68" draw:text-style-name="P50" svg:width="0.6268in" svg:height="0.3303in" svg:x="1.6382in" svg:y="2.3366in"><text:p text:style-name="P49"><text:span text:style-name="T3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68" draw:text-style-name="P50" svg:width="0.6268in" svg:height="0.3303in" svg:x="0.8193in" svg:y="2.3366in"><text:p text:style-name="P49"><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68" draw:text-style-name="P50" svg:width="0.6268in" svg:height="0.3303in" svg:x="0in" svg:y="2.3366in"><text:p text:style-name="P49"><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68" draw:text-style-name="P50" svg:width="0.6268in" svg:height="0.3303in" svg:x="4.9154in" svg:y="2.3366in"><text:p text:style-name="P49"><text:span text:style-name="T34">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68" draw:text-style-name="P50" svg:width="0.6268in" svg:height="0.3303in" svg:x="4.0965in" svg:y="2.3366in"><text:p text:style-name="P49"><text:span text:style-name="T3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69" draw:text-style-name="P51" svg:width="0.6268in" svg:height="0.3303in" svg:x="3.2772in" svg:y="2.3366in"><text:p text:style-name="P49"><text:span text:style-name="T3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3" draw:text-style-name="P46" svg:width="1.3248in" svg:height="0.5205in" svg:x="1.1311in" svg:y="0.1654in"><text:p/><draw:enhanced-geometry draw:mirror-horizontal="true" draw:mirror-vertical="false" svg:viewBox="0 0 21600 21600" draw:type="mso-spt32" draw:enhanced-path="M 0 0 L 21600 21600 N"/></draw:custom-shape><draw:custom-shape draw:style-name="gr73" draw:text-style-name="P46" svg:width="1.3248in" svg:height="0.5205in" svg:x="3.0846in" svg:y="0.1654in"><text:p/><draw:enhanced-geometry draw:mirror-horizontal="false" draw:mirror-vertical="false" svg:viewBox="0 0 21600 21600" draw:type="mso-spt32" draw:enhanced-path="M 0 0 L 21600 21600 N"/></draw:custom-shape><draw:custom-shape draw:style-name="gr74" draw:text-style-name="P46" svg:width="0.5051in" svg:height="0.5205in" svg:x="4.7228in" svg:y="0.8508in"><text:p/><draw:enhanced-geometry draw:mirror-horizontal="false" draw:mirror-vertical="false" svg:viewBox="0 0 21600 21600" draw:type="mso-spt32" draw:enhanced-path="M 0 0 L 21600 21600 N"/></draw:custom-shape><draw:custom-shape draw:style-name="gr74" draw:text-style-name="P46" svg:width="0.5051in" svg:height="0.5205in" svg:x="3.5898in" svg:y="0.8508in"><text:p/><draw:enhanced-geometry draw:mirror-horizontal="true" draw:mirror-vertical="false" svg:viewBox="0 0 21600 21600" draw:type="mso-spt32" draw:enhanced-path="M 0 0 L 21600 21600 N"/></draw:custom-shape><draw:custom-shape draw:style-name="gr74" draw:text-style-name="P46" svg:width="0.5051in" svg:height="0.5205in" svg:x="1.4457in" svg:y="0.8508in"><text:p/><draw:enhanced-geometry draw:mirror-horizontal="false" draw:mirror-vertical="false" svg:viewBox="0 0 21600 21600" draw:type="mso-spt32" draw:enhanced-path="M 0 0 L 21600 21600 N"/></draw:custom-shape><draw:custom-shape draw:style-name="gr74" draw:text-style-name="P46" svg:width="0.5051in" svg:height="0.5205in" svg:x="0.3118in" svg:y="0.8508in"><text:p/><draw:enhanced-geometry draw:mirror-horizontal="true" draw:mirror-vertical="false" svg:viewBox="0 0 21600 21600" draw:type="mso-spt32" draw:enhanced-path="M 0 0 L 21600 21600 N"/></draw:custom-shape><draw:custom-shape draw:style-name="gr75" draw:text-style-name="P46" svg:width="0.0012in" svg:height="0.3996in" svg:x="0.2634in" svg:y="1.8189in"><text:p/><draw:enhanced-geometry draw:mirror-horizontal="false" draw:mirror-vertical="false" svg:viewBox="0 0 21600 21600" draw:type="mso-spt32" draw:enhanced-path="M 0 0 L 21600 21600 N"/></draw:custom-shape><draw:custom-shape draw:style-name="gr75" draw:text-style-name="P46" svg:width="0.0012in" svg:height="0.3996in" svg:x="1.9516in" svg:y="1.8189in"><text:p/><draw:enhanced-geometry draw:mirror-horizontal="false" draw:mirror-vertical="false" svg:viewBox="0 0 21600 21600" draw:type="mso-spt32" draw:enhanced-path="M 0 0 L 21600 21600 N"/></draw:custom-shape><draw:custom-shape draw:style-name="gr75" draw:text-style-name="P46" svg:width="0.0012in" svg:height="0.3996in" svg:x="3.5909in" svg:y="1.8189in"><text:p/><draw:enhanced-geometry draw:mirror-horizontal="false" draw:mirror-vertical="false" svg:viewBox="0 0 21600 21600" draw:type="mso-spt32" draw:enhanced-path="M 0 0 L 21600 21600 N"/></draw:custom-shape><draw:custom-shape draw:style-name="gr75" draw:text-style-name="P46" svg:width="0.0012in" svg:height="0.3996in" svg:x="5.2291in" svg:y="1.8189in"><text:p/><draw:enhanced-geometry draw:mirror-horizontal="false" draw:mirror-vertical="false" svg:viewBox="0 0 21600 21600" draw:type="mso-spt32" draw:enhanced-path="M 0 0 L 21600 21600 N"/></draw:custom-shape><draw:custom-shape draw:style-name="gr75" draw:text-style-name="P46" svg:width="0.0012in" svg:height="0.3996in" svg:x="4.4098in" svg:y="1.8189in"><text:p/><draw:enhanced-geometry draw:mirror-horizontal="false" draw:mirror-vertical="false" svg:viewBox="0 0 21600 21600" draw:type="mso-spt32" draw:enhanced-path="M 0 0 L 21600 21600 N"/></draw:custom-shape><draw:custom-shape draw:style-name="gr75" draw:text-style-name="P46" svg:width="0.0012in" svg:height="0.3996in" svg:x="2.7717in" svg:y="1.8189in"><text:p/><draw:enhanced-geometry draw:mirror-horizontal="false" draw:mirror-vertical="false" svg:viewBox="0 0 21600 21600" draw:type="mso-spt32" draw:enhanced-path="M 0 0 L 21600 21600 N"/></draw:custom-shape><draw:custom-shape draw:style-name="gr75" draw:text-style-name="P46" svg:width="0.0012in" svg:height="0.3996in" svg:x="1.1327in" svg:y="1.8189in"><text:p/><draw:enhanced-geometry draw:mirror-horizontal="false" draw:mirror-vertical="false" svg:viewBox="0 0 21600 21600" draw:type="mso-spt32" draw:enhanced-path="M 0 0 L 21600 21600 N"/></draw:custom-shape><draw:custom-shape draw:style-name="gr76" draw:text-style-name="P46" svg:width="0.7677in" svg:height="0.0012in" svg:x="0.3134in" svg:y="2.8744in"><text:p/><draw:enhanced-geometry draw:mirror-horizontal="false" draw:mirror-vertical="false" svg:viewBox="0 0 21600 21600" draw:type="mso-spt32" draw:enhanced-path="M 0 0 L 21600 21600 N"/></draw:custom-shape><draw:custom-shape draw:style-name="gr76" draw:text-style-name="P46" svg:width="0.7677in" svg:height="0.0012in" svg:x="1.1327in" svg:y="2.8744in"><text:p/><draw:enhanced-geometry draw:mirror-horizontal="false" draw:mirror-vertical="false" svg:viewBox="0 0 21600 21600" draw:type="mso-spt32" draw:enhanced-path="M 0 0 L 21600 21600 N"/></draw:custom-shape><draw:custom-shape draw:style-name="gr76" draw:text-style-name="P46" svg:width="0.7677in" svg:height="0.0012in" svg:x="2.0028in" svg:y="2.8744in"><text:p/><draw:enhanced-geometry draw:mirror-horizontal="false" draw:mirror-vertical="false" svg:viewBox="0 0 21600 21600" draw:type="mso-spt32" draw:enhanced-path="M 0 0 L 21600 21600 N"/></draw:custom-shape><draw:custom-shape draw:style-name="gr76" draw:text-style-name="P46" svg:width="0.7677in" svg:height="0.0012in" svg:x="2.8228in" svg:y="2.8744in"><text:p/><draw:enhanced-geometry draw:mirror-horizontal="false" draw:mirror-vertical="false" svg:viewBox="0 0 21600 21600" draw:type="mso-spt32" draw:enhanced-path="M 0 0 L 21600 21600 N"/></draw:custom-shape></draw:g></text:p>
      <text:p text:style-name="P7">Поскольку узлы дерева отсортированы, их можно использовать как для поиска значений, так и в запросах с сортировкой при помощи <text:span text:style-name="T8">ORDER BY</text:span>.</text:p>
      <table:table table:name="Table37" table:style-name="Table37">
        <table:table-column table:style-name="Table37.A"/>
        <table:table-row table:style-name="Table37.1">
          <table:table-cell table:style-name="Table37.A1" office:value-type="string">
            <text:p text:style-name="P9"><text:span text:style-name="T11">CREATE</text:span><text:span text:style-name="T13"> </text:span><text:span text:style-name="T11">INDEX</text:span><text:span text:style-name="T13"> index_of_catalog_id </text:span><text:span text:style-name="T11">USING</text:span><text:span text:style-name="T13"> BTREE </text:span><text:span text:style-name="T11">ON</text:span><text:span text:style-name="T13"> products (catalog_id);<text:line-break/></text:span><text:span text:style-name="T11">CREATE</text:span><text:span text:style-name="T13"> </text:span><text:span text:style-name="T11">INDEX</text:span><text:span text:style-name="T13"> index_of_catalog_id </text:span><text:span text:style-name="T11">USING</text:span><text:span text:style-name="T13"> </text:span><text:span text:style-name="T11">HASH</text:span><text:span text:style-name="T13"> </text:span><text:span text:style-name="T11">ON</text:span><text:span text:style-name="T13"> products (catalog_id);<text:line-break/></text:span><text:span text:style-name="T11">DESCRIBE</text:span><text:span text:style-name="T13"> products;</text:span></text:p>
          </table:table-cell>
        </table:table-row>
      </table:table>
      <text:p text:style-name="P7"><text:line-break/>Хэш-индекс строится на основе хэш-таблицы и полезен только для точного поиска с указанием всех столбцов индекса. Для каждой строки подсистема хранения вычисляет хэш-код индексированных столбцов. В индексе хранятся хэш-коды и указатели на соответствующие строки.</text:p>
      <text:p text:style-name="P7"><draw:g text:anchor-type="as-char" draw:z-index="13" draw:style-name="gr2"><draw:custom-shape draw:name="Shape 69" draw:style-name="gr77" draw:text-style-name="P46" svg:width="0.3843in" svg:height="0.385in" svg:x="1.2618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 draw:style-name="gr77" draw:text-style-name="P46" svg:width="0.3843in" svg:height="0.385in" svg:x="1.6465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1" draw:style-name="gr77" draw:text-style-name="P46" svg:width="0.3843in" svg:height="0.385in" svg:x="2.0307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77" draw:text-style-name="P46" svg:width="0.3843in" svg:height="0.385in" svg:x="2.4154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78" draw:text-style-name="P46" svg:width="0.385in" svg:height="0.385in" svg:x="2.8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77" draw:text-style-name="P46" svg:width="0.3843in" svg:height="0.385in" svg:x="3.1846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77" draw:text-style-name="P46" svg:width="0.3843in" svg:height="0.385in" svg:x="3.5693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77" draw:text-style-name="P46" svg:width="0.3843in" svg:height="0.385in" svg:x="3.9535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77" draw:text-style-name="P46" svg:width="0.3843in" svg:height="0.385in" svg:x="4.3382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8" draw:style-name="gr77" draw:text-style-name="P46" svg:width="0.3843in" svg:height="0.385in" svg:x="4.722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77" draw:text-style-name="P46" svg:width="0.3843in" svg:height="0.385in" svg:x="5.1071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77" draw:text-style-name="P46" svg:width="0.3843in" svg:height="0.385in" svg:x="5.4909in" svg:y="2.618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79" draw:text-style-name="P52" svg:width="0.3843in" svg:height="0.385in" svg:x="1.2618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79" draw:text-style-name="P52" svg:width="0.3843in" svg:height="0.385in" svg:x="1.6465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79" draw:text-style-name="P52" svg:width="0.3843in" svg:height="0.385in" svg:x="2.0307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79" draw:text-style-name="P52" svg:width="0.3843in" svg:height="0.385in" svg:x="2.4154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80" draw:text-style-name="P52" svg:width="0.385in" svg:height="0.385in" svg:x="2.8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79" draw:text-style-name="P52" svg:width="0.3843in" svg:height="0.385in" svg:x="3.1846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79" draw:text-style-name="P52" svg:width="0.3843in" svg:height="0.385in" svg:x="3.5693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79" draw:text-style-name="P52" svg:width="0.3843in" svg:height="0.385in" svg:x="3.9535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79" draw:text-style-name="P52" svg:width="0.3843in" svg:height="0.385in" svg:x="4.3382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 draw:style-name="gr79" draw:text-style-name="P52" svg:width="0.3843in" svg:height="0.385in" svg:x="4.722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 draw:style-name="gr79" draw:text-style-name="P52" svg:width="0.3843in" svg:height="0.385in" svg:x="5.1071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79" draw:text-style-name="P52" svg:width="0.3843in" svg:height="0.385in" svg:x="5.4909in" svg:y="3.421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 draw:style-name="gr78" draw:text-style-name="P46" svg:width="0.385in" svg:height="0.385in" svg:x="2.8in" svg:y="0.4874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77" draw:text-style-name="P46" svg:width="0.3843in" svg:height="0.385in" svg:x="3.1846in" svg:y="0.4874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 draw:style-name="gr77" draw:text-style-name="P46" svg:width="0.3843in" svg:height="0.385in" svg:x="3.5693in" svg:y="0.4874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77" draw:text-style-name="P46" svg:width="0.3843in" svg:height="0.385in" svg:x="3.9535in" svg:y="0.4874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79" draw:text-style-name="P52" svg:width="0.3843in" svg:height="0.385in" svg:x="1.2618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 draw:style-name="gr79" draw:text-style-name="P52" svg:width="0.3843in" svg:height="0.385in" svg:x="1.6465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 draw:style-name="gr79" draw:text-style-name="P52" svg:width="0.3843in" svg:height="0.385in" svg:x="2.0307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79" draw:text-style-name="P52" svg:width="0.3843in" svg:height="0.385in" svg:x="2.4154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 draw:style-name="gr80" draw:text-style-name="P52" svg:width="0.385in" svg:height="0.385in" svg:x="2.8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 draw:style-name="gr79" draw:text-style-name="P52" svg:width="0.3843in" svg:height="0.385in" svg:x="3.1846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 draw:style-name="gr79" draw:text-style-name="P52" svg:width="0.3843in" svg:height="0.385in" svg:x="3.5693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79" draw:text-style-name="P52" svg:width="0.3843in" svg:height="0.385in" svg:x="3.9535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5" draw:style-name="gr79" draw:text-style-name="P52" svg:width="0.3843in" svg:height="0.385in" svg:x="4.3382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79" draw:text-style-name="P52" svg:width="0.3843in" svg:height="0.385in" svg:x="4.722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79" draw:text-style-name="P52" svg:width="0.3843in" svg:height="0.385in" svg:x="5.1071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79" draw:text-style-name="P52" svg:width="0.3843in" svg:height="0.385in" svg:x="5.4909in" svg:y="1.290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81" draw:text-style-name="P50" svg:width="1.9996in" svg:height="0.4394in" svg:x="2.5689in" svg:y="0in"><text:p text:style-name="P49"><text:span text:style-name="T34">Обычный индек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 draw:style-name="gr81" draw:text-style-name="P50" svg:width="1.9996in" svg:height="0.4394in" svg:x="2.5689in" svg:y="2.0945in"><text:p text:style-name="P49"><text:span text:style-name="T34">Уникальный индек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1" draw:style-name="gr82" draw:text-style-name="P45" svg:width="0.8571in" svg:height="0.4394in" svg:x="0.0165in" svg:y="0.4602in"><text:p text:style-name="P44"><text:span text:style-name="T34">индек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83" draw:text-style-name="P45" svg:width="0.9689in" svg:height="0.4394in" svg:x="0.0165in" svg:y="1.2634in"><text:p text:style-name="P44"><text:span text:style-name="T34">данны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82" draw:text-style-name="P45" svg:width="0.8571in" svg:height="0.4394in" svg:x="0.0201in" svg:y="2.5909in"><text:p text:style-name="P44"><text:span text:style-name="T34">индек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83" draw:text-style-name="P45" svg:width="0.9689in" svg:height="0.4394in" svg:x="0in" svg:y="3.3945in"><text:p text:style-name="P44"><text:span text:style-name="T34">данны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4" draw:text-style-name="P46" svg:width="3.0752in" svg:height="0.4177in" svg:x="1.4543in" svg:y="3.0035in"><text:p/><draw:enhanced-geometry draw:mirror-horizontal="false" draw:mirror-vertical="false" svg:viewBox="0 0 21600 21600" draw:type="mso-spt32" draw:enhanced-path="M 0 0 L 21600 21600 N"/></draw:custom-shape><draw:custom-shape draw:style-name="gr85" draw:text-style-name="P46" svg:width="3.8449in" svg:height="0.4177in" svg:x="1.8382in" svg:y="3.0035in"><text:p/><draw:enhanced-geometry draw:mirror-horizontal="true" draw:mirror-vertical="false" svg:viewBox="0 0 21600 21600" draw:type="mso-spt32" draw:enhanced-path="M 0 0 L 21600 21600 N"/></draw:custom-shape><draw:custom-shape draw:style-name="gr86" draw:text-style-name="P46" svg:width="0.7685in" svg:height="0.4177in" svg:x="1.839in" svg:y="3.0035in"><text:p/><draw:enhanced-geometry draw:mirror-horizontal="false" draw:mirror-vertical="false" svg:viewBox="0 0 21600 21600" draw:type="mso-spt32" draw:enhanced-path="M 0 0 L 21600 21600 N"/></draw:custom-shape><draw:custom-shape draw:style-name="gr86" draw:text-style-name="P46" svg:width="0.7685in" svg:height="0.4177in" svg:x="1.4543in" svg:y="3.0035in"><text:p/><draw:enhanced-geometry draw:mirror-horizontal="true" draw:mirror-vertical="false" svg:viewBox="0 0 21600 21600" draw:type="mso-spt32" draw:enhanced-path="M 0 0 L 21600 21600 N"/></draw:custom-shape><draw:custom-shape draw:style-name="gr84" draw:text-style-name="P46" svg:width="3.0752in" svg:height="0.4177in" svg:x="2.6075in" svg:y="3.0035in"><text:p/><draw:enhanced-geometry draw:mirror-horizontal="false" draw:mirror-vertical="false" svg:viewBox="0 0 21600 21600" draw:type="mso-spt32" draw:enhanced-path="M 0 0 L 21600 21600 N"/></draw:custom-shape><draw:custom-shape draw:style-name="gr87" draw:text-style-name="P46" svg:width="1.9217in" svg:height="0.4177in" svg:x="2.9925in" svg:y="3.0035in"><text:p/><draw:enhanced-geometry draw:mirror-horizontal="false" draw:mirror-vertical="false" svg:viewBox="0 0 21600 21600" draw:type="mso-spt32" draw:enhanced-path="M 0 0 L 21600 21600 N"/></draw:custom-shape><draw:custom-shape draw:style-name="gr88" draw:text-style-name="P46" svg:width="0.0012in" svg:height="0.4177in" svg:x="3.3772in" svg:y="3.0035in"><text:p/><draw:enhanced-geometry draw:mirror-horizontal="false" draw:mirror-vertical="false" svg:viewBox="0 0 21600 21600" draw:type="mso-spt32" draw:enhanced-path="M 0 0 L 21600 21600 N"/></draw:custom-shape><draw:custom-shape draw:style-name="gr89" draw:text-style-name="P46" svg:width="1.537in" svg:height="0.4177in" svg:x="3.761in" svg:y="3.0035in"><text:p/><draw:enhanced-geometry draw:mirror-horizontal="false" draw:mirror-vertical="false" svg:viewBox="0 0 21600 21600" draw:type="mso-spt32" draw:enhanced-path="M 0 0 L 21600 21600 N"/></draw:custom-shape><draw:custom-shape draw:style-name="gr90" draw:text-style-name="P46" svg:width="1.9224in" svg:height="0.4177in" svg:x="2.222in" svg:y="3.0035in"><text:p/><draw:enhanced-geometry draw:mirror-horizontal="true" draw:mirror-vertical="false" svg:viewBox="0 0 21600 21600" draw:type="mso-spt32" draw:enhanced-path="M 0 0 L 21600 21600 N"/></draw:custom-shape><draw:custom-shape draw:style-name="gr91" draw:text-style-name="P46" svg:width="1.1531in" svg:height="0.4177in" svg:x="4.1457in" svg:y="3.0035in"><text:p/><draw:enhanced-geometry draw:mirror-horizontal="true" draw:mirror-vertical="false" svg:viewBox="0 0 21600 21600" draw:type="mso-spt32" draw:enhanced-path="M 0 0 L 21600 21600 N"/></draw:custom-shape><draw:custom-shape draw:style-name="gr86" draw:text-style-name="P46" svg:width="0.7685in" svg:height="0.4177in" svg:x="3.761in" svg:y="3.0035in"><text:p/><draw:enhanced-geometry draw:mirror-horizontal="true" draw:mirror-vertical="false" svg:viewBox="0 0 21600 21600" draw:type="mso-spt32" draw:enhanced-path="M 0 0 L 21600 21600 N"/></draw:custom-shape><draw:custom-shape draw:style-name="gr87" draw:text-style-name="P46" svg:width="1.9217in" svg:height="0.4177in" svg:x="2.9909in" svg:y="3.0035in"><text:p/><draw:enhanced-geometry draw:mirror-horizontal="true" draw:mirror-vertical="false" svg:viewBox="0 0 21600 21600" draw:type="mso-spt32" draw:enhanced-path="M 0 0 L 21600 21600 N"/></draw:custom-shape><draw:custom-shape draw:style-name="gr91" draw:text-style-name="P46" svg:width="1.1531in" svg:height="0.4177in" svg:x="4.1457in" svg:y="0.8728in"><text:p/><draw:enhanced-geometry draw:mirror-horizontal="false" draw:mirror-vertical="false" svg:viewBox="0 0 21600 21600" draw:type="mso-spt32" draw:enhanced-path="M 0 0 L 21600 21600 N"/></draw:custom-shape><draw:custom-shape draw:style-name="gr92" draw:text-style-name="P46" svg:width="2.6913in" svg:height="0.4177in" svg:x="1.4535in" svg:y="0.8728in"><text:p/><draw:enhanced-geometry draw:mirror-horizontal="true" draw:mirror-vertical="false" svg:viewBox="0 0 21600 21600" draw:type="mso-spt32" draw:enhanced-path="M 0 0 L 21600 21600 N"/></draw:custom-shape><draw:custom-shape draw:style-name="gr86" draw:text-style-name="P46" svg:width="0.7685in" svg:height="0.4177in" svg:x="3.3772in" svg:y="0.8728in"><text:p/><draw:enhanced-geometry draw:mirror-horizontal="true" draw:mirror-vertical="false" svg:viewBox="0 0 21600 21600" draw:type="mso-spt32" draw:enhanced-path="M 0 0 L 21600 21600 N"/></draw:custom-shape><draw:custom-shape draw:style-name="gr91" draw:text-style-name="P46" svg:width="1.1531in" svg:height="0.4177in" svg:x="2.9925in" svg:y="0.8728in"><text:p/><draw:enhanced-geometry draw:mirror-horizontal="false" draw:mirror-vertical="false" svg:viewBox="0 0 21600 21600" draw:type="mso-spt32" draw:enhanced-path="M 0 0 L 21600 21600 N"/></draw:custom-shape><draw:custom-shape draw:style-name="gr93" draw:text-style-name="P46" svg:width="0.7689in" svg:height="0.4177in" svg:x="2.222in" svg:y="0.8728in"><text:p/><draw:enhanced-geometry draw:mirror-horizontal="true" draw:mirror-vertical="false" svg:viewBox="0 0 21600 21600" draw:type="mso-spt32" draw:enhanced-path="M 0 0 L 21600 21600 N"/></draw:custom-shape><draw:custom-shape draw:style-name="gr87" draw:text-style-name="P46" svg:width="1.9217in" svg:height="0.4177in" svg:x="2.9925in" svg:y="0.8728in"><text:p/><draw:enhanced-geometry draw:mirror-horizontal="false" draw:mirror-vertical="false" svg:viewBox="0 0 21600 21600" draw:type="mso-spt32" draw:enhanced-path="M 0 0 L 21600 21600 N"/></draw:custom-shape><draw:custom-shape draw:style-name="gr90" draw:text-style-name="P46" svg:width="1.9224in" svg:height="0.4177in" svg:x="1.8382in" svg:y="0.8728in"><text:p/><draw:enhanced-geometry draw:mirror-horizontal="true" draw:mirror-vertical="false" svg:viewBox="0 0 21600 21600" draw:type="mso-spt32" draw:enhanced-path="M 0 0 L 21600 21600 N"/></draw:custom-shape><draw:custom-shape draw:style-name="gr87" draw:text-style-name="P46" svg:width="1.9217in" svg:height="0.4177in" svg:x="3.761in" svg:y="0.8728in"><text:p/><draw:enhanced-geometry draw:mirror-horizontal="false" draw:mirror-vertical="false" svg:viewBox="0 0 21600 21600" draw:type="mso-spt32" draw:enhanced-path="M 0 0 L 21600 21600 N"/></draw:custom-shape><draw:custom-shape draw:style-name="gr86" draw:text-style-name="P46" svg:width="0.7685in" svg:height="0.4177in" svg:x="2.9925in" svg:y="0.8728in"><text:p/><draw:enhanced-geometry draw:mirror-horizontal="true" draw:mirror-vertical="false" svg:viewBox="0 0 21600 21600" draw:type="mso-spt32" draw:enhanced-path="M 0 0 L 21600 21600 N"/></draw:custom-shape><draw:custom-shape draw:style-name="gr91" draw:text-style-name="P46" svg:width="1.1531in" svg:height="0.4177in" svg:x="3.3772in" svg:y="0.8728in"><text:p/><draw:enhanced-geometry draw:mirror-horizontal="false" draw:mirror-vertical="false" svg:viewBox="0 0 21600 21600" draw:type="mso-spt32" draw:enhanced-path="M 0 0 L 21600 21600 N"/></draw:custom-shape><draw:custom-shape draw:style-name="gr93" draw:text-style-name="P46" svg:width="0.7689in" svg:height="0.4177in" svg:x="2.6071in" svg:y="0.8728in"><text:p/><draw:enhanced-geometry draw:mirror-horizontal="true" draw:mirror-vertical="false" svg:viewBox="0 0 21600 21600" draw:type="mso-spt32" draw:enhanced-path="M 0 0 L 21600 21600 N"/></draw:custom-shape><draw:custom-shape draw:style-name="gr94" draw:text-style-name="P46" svg:width="0.3843in" svg:height="0.4177in" svg:x="3.3772in" svg:y="0.8728in"><text:p/><draw:enhanced-geometry draw:mirror-horizontal="false" draw:mirror-vertical="false" svg:viewBox="0 0 21600 21600" draw:type="mso-spt32" draw:enhanced-path="M 0 0 L 21600 21600 N"/></draw:custom-shape></draw:g></text:p>
      <text:p text:style-name="P7"/>
      <text:p text:style-name="P7">Селективность индекса — это отношение количества проиндексированных значений к общему количеству строк в таблице. Индекс с высокой селективностью хорош тем, что позволяет MySQL при поиске соответствий отфильтровывать больше строк. Уникальный индекс имеет селективность, равную единице.</text:p>
      <text:p text:style-name="P7">Если селективность индекса низкая, после локализации участка или набора элементов, где находится искомое значение, его потребуется дополнительно просканировать для точного поиска значения. В случае уникального индекса мы можем сразу получить искомый результат, без сканирования даже небольшого участка таблицы.</text:p>
      <text:p text:style-name="P1">Давайте поправим таблицы учебной базы данных:</text:p>
      <table:table table:name="Table38" table:style-name="Table38">
        <table:table-column table:style-name="Table38.A"/>
        <table:table-row table:style-name="Table38.1">
          <table:table-cell table:style-name="Table38.A1" office:value-type="string">
            <text:p text:style-name="P9"><text:span text:style-name="T11">CREATE</text:span><text:span text:style-name="T13"> </text:span><text:span text:style-name="T11">TABLE</text:span><text:span text:style-name="T13"> products (<text:line-break/> <text:s/></text:span><text:span text:style-name="T11">id</text:span><text:span text:style-name="T13"> </text:span><text:span text:style-name="T20">SERIAL</text:span><text:span text:style-name="T13"> PRIMARY </text:span><text:span text:style-name="T11">KEY</text:span><text:span text:style-name="T13">, <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text:span><text:span text:style-name="T13">,<text:line-break/> <text:s/>desription </text:span><text:span text:style-name="T20">TEXT</text:span><text:span text:style-name="T13"> </text:span><text:span text:style-name="T11">COMMENT</text:span><text:span text:style-name="T13"> </text:span><text:span text:style-name="T15">'Описание'</text:span><text:span text:style-name="T13">,<text:line-break/> <text:s/>price </text:span><text:span text:style-name="T20">DECIMAL</text:span><text:span text:style-name="T13"> (</text:span><text:span text:style-name="T18">11</text:span><text:span text:style-name="T13">,</text:span><text:span text:style-name="T18">2</text:span><text:span text:style-name="T13">) </text:span><text:span text:style-name="T11">COMMENT</text:span><text:span text:style-name="T13"> </text:span><text:span text:style-name="T15">'Цена'</text:span><text:span text:style-name="T13">,<text:line-break/> <text:s/>catalog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text:span><text:span text:style-name="T11">KEY</text:span><text:span text:style-name="T13"> index_of_catalog_id(catalog_id)<text:line-break/>) </text:span><text:span text:style-name="T11">COMMENT</text:span><text:span text:style-name="T13"> = </text:span><text:span text:style-name="T15">'Товарные позиции'</text:span><text:span text:style-name="T13">;<text:line-break/></text:span><text:span text:style-name="T11">DROP</text:span><text:span text:style-name="T13"> </text:span><text:span text:style-name="T11">TABLE</text:span><text:span text:style-name="T13"> </text:span><text:span text:style-name="T11">IF</text:span><text:span text:style-name="T13"> </text:span><text:span text:style-name="T11">EXISTS</text:span><text:span text:style-name="T13"> orders;<text:line-break/></text:span><text:span text:style-name="T11">CREATE</text:span><text:span text:style-name="T13"> </text:span><text:span text:style-name="T11">TABLE</text:span><text:span text:style-name="T13"> orders (<text:line-break/> <text:s/></text:span><text:span text:style-name="T11">id</text:span><text:span text:style-name="T13"> </text:span><text:span text:style-name="T20">SERIAL</text:span><text:span text:style-name="T13"> PRIMARY </text:span><text:span text:style-name="T11">KEY</text:span><text:span text:style-name="T13">,<text:line-break/> <text:s/>user_id </text:span><text:span text:style-name="T20">INT</text:span><text:span text:style-name="T13"> </text:span><text:span text:style-name="T11">UNSIGNED</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text:span><text:span text:style-name="T11">KEY</text:span><text:span text:style-name="T13"> index_of_user_id(user_id)<text:line-break/>) </text:span><text:span text:style-name="T11">COMMENT</text:span><text:span text:style-name="T13"> = </text:span><text:span text:style-name="T15">'Заказы'</text:span><text:span text:style-name="T13">;</text:span></text:p>
          </table:table-cell>
        </table:table-row>
      </table:table>
      <text:p text:style-name="P1"/>
      <text:p text:style-name="P7">В таблице <text:span text:style-name="T8">orders_products</text:span> у нас два кандидата на индексацию: <text:span text:style-name="T8">order_id</text:span> и <text:span text:style-name="T8">product_id</text:span>. Порядок следования столбцов в индексе имеет значение:</text:p>
      <text:p text:style-name="P7"><draw:g text:anchor-type="as-char" draw:z-index="14" draw:style-name="gr2"><draw:custom-shape draw:name="Shape 45" draw:style-name="gr95" draw:text-style-name="P50" svg:width="0.6551in" svg:height="0.3752in" svg:x="0in" svg:y="0.4327in"><text:p text:style-name="P49"><text:span text:style-name="T34">1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95" draw:text-style-name="P50" svg:width="0.6551in" svg:height="0.3752in" svg:x="0in" svg:y="0.8083in"><text:p text:style-name="P49"><text:span text:style-name="T34">1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96" draw:text-style-name="P53" svg:width="0.6551in" svg:height="0.376in" svg:x="0in" svg:y="1.1866in"><text:p text:style-name="P49"><text:span text:style-name="T34">1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95" draw:text-style-name="P50" svg:width="0.6551in" svg:height="0.3752in" svg:x="0in" svg:y="1.5634in"><text:p text:style-name="P49"><text:span text:style-name="T34">199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95" draw:text-style-name="P50" svg:width="0.6551in" svg:height="0.3752in" svg:x="0in" svg:y="1.9409in"><text:p text:style-name="P49"><text:span text:style-name="T34">199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95" draw:text-style-name="P50" svg:width="0.6551in" svg:height="0.3752in" svg:x="0in" svg:y="2.3193in"><text:p text:style-name="P49"><text:span text:style-name="T34">199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97" draw:text-style-name="P45" svg:width="1.165in" svg:height="0.3752in" svg:x="0.6555in" svg:y="0.4327in"><text:p text:style-name="P44"><text:span text:style-name="T34">Абакум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97" draw:text-style-name="P45" svg:width="1.165in" svg:height="0.3752in" svg:x="0.6555in" svg:y="0.8083in"><text:p text:style-name="P44"><text:span text:style-name="T34">Борис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98" draw:text-style-name="P54" svg:width="1.165in" svg:height="0.376in" svg:x="0.6555in" svg:y="1.1866in"><text:p text:style-name="P44"><text:span text:style-name="T34">Сергее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97" draw:text-style-name="P45" svg:width="1.165in" svg:height="0.3752in" svg:x="0.6555in" svg:y="1.5634in"><text:p text:style-name="P44"><text:span text:style-name="T34">Антон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97" draw:text-style-name="P45" svg:width="1.165in" svg:height="0.3752in" svg:x="0.6555in" svg:y="1.9409in"><text:p text:style-name="P44"><text:span text:style-name="T34">Ковале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97" draw:text-style-name="P45" svg:width="1.165in" svg:height="0.3752in" svg:x="0.6555in" svg:y="2.3193in"><text:p text:style-name="P44"><text:span text:style-name="T34">Трофим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99" draw:text-style-name="P55" svg:width="1.165in" svg:height="0.3752in" svg:x="1.8201in" svg:y="0.4327in"><text:p text:style-name="P44"><text:span text:style-name="T34">Серге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97" draw:text-style-name="P45" svg:width="1.165in" svg:height="0.3752in" svg:x="1.8201in" svg:y="0.8083in"><text:p text:style-name="P44"><text:span text:style-name="T34">Игор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100" draw:text-style-name="P45" svg:width="1.165in" svg:height="0.376in" svg:x="1.8201in" svg:y="1.1866in"><text:p text:style-name="P44"><text:span text:style-name="T34">Вячесла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97" draw:text-style-name="P45" svg:width="1.165in" svg:height="0.3752in" svg:x="1.8201in" svg:y="2.3193in"><text:p text:style-name="P44"><text:span text:style-name="T34">Антон</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99" draw:text-style-name="P55" svg:width="1.165in" svg:height="0.3752in" svg:x="1.8201in" svg:y="1.9409in"><text:p text:style-name="P44"><text:span text:style-name="T34">Серге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97" draw:text-style-name="P45" svg:width="1.165in" svg:height="0.3752in" svg:x="1.8201in" svg:y="1.5646in"><text:p text:style-name="P44"><text:span text:style-name="T34">Александр</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01" draw:text-style-name="P45" svg:width="2.2114in" svg:height="0.9795in" svg:x="3.8681in" svg:y="0.8575in"><text:p text:style-name="P44"><text:span text:style-name="T32">SELECT * FROM tbl</text:span></text:p><text:p text:style-name="P44"><text:span text:style-name="T32">WHERE</text:span></text:p><text:p text:style-name="P44"><text:span text:style-name="T32"><text:s text:c="2"/></text:span><text:span text:style-name="T32">year = 1990 AND</text:span></text:p><text:p text:style-name="P44"><text:span text:style-name="T32"><text:s text:c="2"/></text:span><text:span text:style-name="T32">last_name = Борисо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95" draw:text-style-name="P50" svg:width="0.6551in" svg:height="0.3752in" svg:x="0in" svg:y="0.0547in"><text:p text:style-name="P49"><text:span text:style-name="T34">y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97" draw:text-style-name="P45" svg:width="1.165in" svg:height="0.3752in" svg:x="0.6555in" svg:y="0.0547in"><text:p text:style-name="P44"><text:span text:style-name="T34">last_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97" draw:text-style-name="P45" svg:width="1.165in" svg:height="0.3752in" svg:x="1.8201in" svg:y="0.0547in"><text:p text:style-name="P44"><text:span text:style-name="T34">first_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102" draw:text-style-name="P45" svg:width="2.2114in" svg:height="0.6189in" svg:x="3.8681in" svg:y="0in"><text:p text:style-name="P44"><text:span text:style-name="T32">SELECT * FROM tbl</text:span></text:p><text:p text:style-name="P44"><text:span text:style-name="T32">WHERE year = 1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8" draw:style-name="gr103" draw:text-style-name="P45" svg:width="2.7949in" svg:height="0.6189in" svg:x="3.9016in" svg:y="2.0756in"><text:p text:style-name="P44"><text:span text:style-name="T35">SELECT * FROM tbl</text:span></text:p><text:p text:style-name="P44"><text:span text:style-name="T35">WHERE first_name = ‘Сергей’</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В каждом запросе может использоваться ровно один индекс, если в запросе участвует два поля — <text:span text:style-name="T8">order_id</text:span> и <text:span text:style-name="T8">product_id</text:span> и индекс по двум столбцам сработает. Если у нас два отдельных запроса с участием <text:span text:style-name="T8">order_id</text:span> и <text:span text:style-name="T8">product_id</text:span>, то индекс <text:span text:style-name="T8">order_id</text:span> и <text:span text:style-name="T8">product_id</text:span> может использоваться в запросе с <text:span text:style-name="T8">order_id</text:span>, но его не получится использовать в запросе с <text:span text:style-name="T8">product_id</text:span>. В <text:span text:style-name="T8">discount</text:span>, с высокой долей вероятности, <text:span text:style-name="T8">user_id</text:span> и <text:span text:style-name="T8">product_id</text:span> будут использоваться раздельно. Давайте снабдим их индексами.</text:p>
      <table:table table:name="Table39" table:style-name="Table39">
        <table:table-column table:style-name="Table39.A"/>
        <table:table-row table:style-name="Table39.1">
          <table:table-cell table:style-name="Table39.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discounts;<text:line-break/></text:span><text:span text:style-name="T11">CREATE</text:span><text:span text:style-name="T13"> </text:span><text:span text:style-name="T11">TABLE</text:span><text:span text:style-name="T13"> discounts (<text:line-break/> <text:s/></text:span><text:span text:style-name="T11">id</text:span><text:span text:style-name="T13"> </text:span><text:span text:style-name="T20">SERIAL</text:span><text:span text:style-name="T13"> PRIMARY </text:span><text:span text:style-name="T11">KEY</text:span><text:span text:style-name="T13">, <text:line-break/> <text:s/>user_id </text:span><text:span text:style-name="T20">INT</text:span><text:span text:style-name="T13"> </text:span><text:span text:style-name="T11">UNSIGNED</text:span><text:span text:style-name="T13">,<text:line-break/> <text:s/>product_id </text:span><text:span text:style-name="T20">INT</text:span><text:span text:style-name="T13"> </text:span><text:span text:style-name="T11">UNSIGNED</text:span><text:span text:style-name="T13">,<text:line-break/> <text:s/>discount </text:span><text:span text:style-name="T20">FLOAT</text:span><text:span text:style-name="T13"> </text:span><text:span text:style-name="T11">UNSIGNED</text:span><text:span text:style-name="T13"> </text:span><text:span text:style-name="T11">COMMENT</text:span><text:span text:style-name="T13"> </text:span><text:span text:style-name="T15">'Величина скидки от 0.0 до 1.0'</text:span><text:span text:style-name="T13">,<text:line-break/> <text:s/>finished_at DATETIME </text:span><text:span text:style-name="T22">NULL</text:span><text:span text:style-name="T13">,<text:line-break/> <text:s/>started_at DATETIME </text:span><text:span text:style-name="T22">NULL</text:span><text:span text:style-name="T13">,<text:line-break/> <text:s/>created_at DATETIME </text:span><text:span text:style-name="T11">DEFAULT</text:span><text:span text:style-name="T13"> </text:span><text:span text:style-name="T11">CURRENT_TIMESTAMP</text:span><text:span text:style-name="T13">,<text:line-break/> <text:s/>updated_at DATETIME </text:span><text:span text:style-name="T11">DEFAULT</text:span><text:span text:style-name="T13"> </text:span><text:span text:style-name="T11">CURRENT_TIMESTAMP</text:span><text:span text:style-name="T13"> </text:span><text:span text:style-name="T11">ON</text:span><text:span text:style-name="T13"> </text:span><text:span text:style-name="T11">UPDATE</text:span><text:span text:style-name="T13"> </text:span><text:span text:style-name="T11">CURRENT_TIMESTAMP</text:span><text:span text:style-name="T13">,<text:line-break/> <text:s/></text:span><text:span text:style-name="T11">KEY</text:span><text:span text:style-name="T13"> index_of_user_id(user_id),<text:line-break/> <text:s/></text:span><text:span text:style-name="T11">KEY</text:span><text:span text:style-name="T13"> index_of_product_id(product_id)<text:line-break/>) </text:span><text:span text:style-name="T11">COMMENT</text:span><text:span text:style-name="T13"> = </text:span><text:span text:style-name="T15">'Скидки'</text:span><text:span text:style-name="T13">;</text:span></text:p>
          </table:table-cell>
        </table:table-row>
      </table:table>
      <text:p text:style-name="P1"/>
      <text:p text:style-name="P35"><text:bookmark text:name="_7dd8nuypf6ox"/>Введение в CRUD-операции</text:p>
      <text:p text:style-name="P7">Четыре базовых операции: создание (create), чтение (read), обновление (update) и удаление (delete) записей называются по первым буквам английских слов CRUD-операциями. В языке запросов SQL им соответствует четыре оператора: <text:span text:style-name="T8">INSERT</text:span>, <text:span text:style-name="T8">SELECT</text:span>, <text:span text:style-name="T8">UPDATE</text:span> и <text:span text:style-name="T8">DELETE</text:span>.</text:p>
      <text:p text:style-name="P7">За операцию вставки данных отвечает оператор <text:span text:style-name="T8">INSERT</text:span>. Он поддерживает несколько типов вставки, первый из которых — однострочная вставка:</text:p>
      <table:table table:name="Table40" table:style-name="Table40">
        <table:table-column table:style-name="Table40.A"/>
        <table:table-row table:style-name="Table40.1">
          <table:table-cell table:style-name="Table40.A1" office:value-type="string">
            <text:p text:style-name="P9"><text:span text:style-name="T11">INSERT</text:span><text:span text:style-name="T13"> </text:span><text:span text:style-name="T11">INTO</text:span><text:span text:style-name="T13"> catalogs </text:span><text:span text:style-name="T11">VALUES</text:span><text:span text:style-name="T13"> (</text:span><text:span text:style-name="T22">NULL</text:span><text:span text:style-name="T13">, </text:span><text:span text:style-name="T15">'Процессоры'</text:span><text:span text:style-name="T13">);<text:line-break/></text:span><text:span text:style-name="T11">INSERT</text:span><text:span text:style-name="T13"> </text:span><text:span text:style-name="T11">INTO</text:span><text:span text:style-name="T13"> catalogs </text:span><text:span text:style-name="T11">VALUES</text:span><text:span text:style-name="T13"> (</text:span><text:span text:style-name="T22">NULL</text:span><text:span text:style-name="T13">, </text:span><text:span text:style-name="T15">'Мат.платы'</text:span><text:span text:style-name="T13">);<text:line-break/></text:span><text:span text:style-name="T11">INSERT</text:span><text:span text:style-name="T13"> </text:span><text:span text:style-name="T11">INTO</text:span><text:span text:style-name="T13"> catalogs </text:span><text:span text:style-name="T11">VALUES</text:span><text:span text:style-name="T13"> (</text:span><text:span text:style-name="T22">NULL</text:span><text:span text:style-name="T13">, </text:span><text:span text:style-name="T15">'Видеокарты'</text:span><text:span text:style-name="T13">);</text:span></text:p>
          </table:table-cell>
        </table:table-row>
      </table:table>
      <text:p text:style-name="P7"><text:line-break/>Ключевое слово <text:span text:style-name="T8">NULL</text:span> можно заменить <text:span text:style-name="T8">DEFAULT</text:span>:</text:p>
      <table:table table:name="Table41" table:style-name="Table41">
        <table:table-column table:style-name="Table41.A"/>
        <table:table-row table:style-name="Table41.1">
          <table:table-cell table:style-name="Table41.A1" office:value-type="string">
            <text:p text:style-name="P9"><text:span text:style-name="T11">INSERT</text:span><text:span text:style-name="T13"> </text:span><text:span text:style-name="T11">INTO</text:span><text:span text:style-name="T13"> catalogs </text:span><text:span text:style-name="T11">VALUES</text:span><text:span text:style-name="T13"> (</text:span><text:span text:style-name="T11">DEFAULT</text:span><text:span text:style-name="T13">, </text:span><text:span text:style-name="T15">'Процессоры'</text:span><text:span text:style-name="T13">);<text:line-break/></text:span><text:span text:style-name="T11">INSERT</text:span><text:span text:style-name="T13"> </text:span><text:span text:style-name="T11">INTO</text:span><text:span text:style-name="T13"> catalogs </text:span><text:span text:style-name="T11">VALUES</text:span><text:span text:style-name="T13"> (</text:span><text:span text:style-name="T11">DEFAULT</text:span><text:span text:style-name="T13">, </text:span><text:span text:style-name="T15">'Мат.платы'</text:span><text:span text:style-name="T13">);<text:line-break/></text:span><text:span text:style-name="T11">INSERT</text:span><text:span text:style-name="T13"> </text:span><text:span text:style-name="T11">INTO</text:span><text:span text:style-name="T13"> catalogs </text:span><text:span text:style-name="T11">VALUES</text:span><text:span text:style-name="T13"> (</text:span><text:span text:style-name="T11">DEFAULT</text:span><text:span text:style-name="T13">, </text:span><text:span text:style-name="T15">'Видеокарты'</text:span><text:span text:style-name="T13">);</text:span></text:p>
          </table:table-cell>
        </table:table-row>
      </table:table>
      <text:p text:style-name="P7"><text:line-break/>Множество INSERT-запросов можно заменить на многострочный оператор <text:span text:style-name="T8">INSERT</text:span>:</text:p>
      <table:table table:name="Table42" table:style-name="Table42">
        <table:table-column table:style-name="Table42.A"/>
        <table:table-row table:style-name="Table42.1">
          <table:table-cell table:style-name="Table42.A1" office:value-type="string">
            <text:p text:style-name="P9"><text:span text:style-name="T11">INSERT</text:span><text:span text:style-name="T13"> </text:span><text:span text:style-name="T11">INTO</text:span><text:span text:style-name="T13"> catalogs </text:span><text:span text:style-name="T11">VALUES</text:span><text:span text:style-name="T13"><text:line-break/> <text:s/>(</text:span><text:span text:style-name="T11">DEFAULT</text:span><text:span text:style-name="T13">, </text:span><text:span text:style-name="T15">'Процессоры'</text:span><text:span text:style-name="T13">),<text:line-break/> <text:s/>(</text:span><text:span text:style-name="T11">DEFAULT</text:span><text:span text:style-name="T13">, </text:span><text:span text:style-name="T15">'Мат.платы'</text:span><text:span text:style-name="T13">),<text:line-break/> <text:s/>(</text:span><text:span text:style-name="T11">DEFAULT</text:span><text:span text:style-name="T13">, </text:span><text:span text:style-name="T15">'Видеокарты'</text:span><text:span text:style-name="T13">);</text:span></text:p>
          </table:table-cell>
        </table:table-row>
      </table:table>
      <text:p text:style-name="P7"><text:line-break/>Такой вариант вставки работает гораздо быстрее.</text:p>
      <text:p text:style-name="P7">Для извлечения данных используется оператор <text:span text:style-name="T8">SELECT:</text:span></text:p>
      <table:table table:name="Table43" table:style-name="Table43">
        <table:table-column table:style-name="Table43.A"/>
        <table:table-row table:style-name="Table43.1">
          <table:table-cell table:style-name="Table43.A1" office:value-type="string">
            <text:p text:style-name="P9"><text:span text:style-name="T11">SELECT</text:span><text:span text:style-name="T13"> </text:span><text:span text:style-name="T11">id</text:span><text:span text:style-name="T13">, </text:span><text:span text:style-name="T11">name</text:span><text:span text:style-name="T13"> </text:span><text:span text:style-name="T11">FROM</text:span><text:span text:style-name="T13"> catalogs;</text:span></text:p>
          </table:table-cell>
        </table:table-row>
      </table:table>
      <text:p text:style-name="P1"/>
      <text:p text:style-name="P7">После ключевого слова <text:span text:style-name="T8">SELECT</text:span> мы указываем список извлекаемых столбцов. У нас их всего два: <text:span text:style-name="T8">id</text:span> и <text:span text:style-name="T8">name</text:span>. После ключевого слова <text:span text:style-name="T8">FROM</text:span> мы указываем имя базы данных, в данном случае — <text:span text:style-name="T8">catalogs</text:span>. Порядок столбцов после ключевого слова <text:span text:style-name="T8">SELECT</text:span> можно менять.</text:p>
      <table:table table:name="Table44" table:style-name="Table44">
        <table:table-column table:style-name="Table44.A"/>
        <table:table-row table:style-name="Table44.1">
          <table:table-cell table:style-name="Table44.A1" office:value-type="string">
            <text:p text:style-name="P9"><text:span text:style-name="T11">SELECT</text:span><text:span text:style-name="T13"> </text:span><text:span text:style-name="T11">name</text:span><text:span text:style-name="T13">, </text:span><text:span text:style-name="T11">id</text:span><text:span text:style-name="T13"> </text:span><text:span text:style-name="T11">FROM</text:span><text:span text:style-name="T13"> catalogs;</text:span></text:p>
          </table:table-cell>
        </table:table-row>
      </table:table>
      <text:p text:style-name="P7"><text:line-break/>Можем выводить только часть столбцов, например только <text:span text:style-name="T8">name</text:span>:</text:p>
      <table:table table:name="Table45" table:style-name="Table45">
        <table:table-column table:style-name="Table45.A"/>
        <table:table-row table:style-name="Table45.1">
          <table:table-cell table:style-name="Table45.A1" office:value-type="string">
            <text:p text:style-name="P9"><text:span text:style-name="T11">SELECT</text:span><text:span text:style-name="T13"> </text:span><text:span text:style-name="T11">name</text:span><text:span text:style-name="T13"> </text:span><text:span text:style-name="T11">FROM</text:span><text:span text:style-name="T13"> catalogs;</text:span></text:p>
          </table:table-cell>
        </table:table-row>
      </table:table>
      <text:p text:style-name="P7"><text:line-break/>При помощи звездочки мы можем запросить все столбцы базы данных в том порядке, в котором они определены в таблице:</text:p>
      <table:table table:name="Table46" table:style-name="Table46">
        <table:table-column table:style-name="Table46.A"/>
        <table:table-row table:style-name="Table46.1">
          <table:table-cell table:style-name="Table46.A1" office:value-type="string">
            <text:p text:style-name="P9"><text:span text:style-name="T11">SELECT</text:span><text:span text:style-name="T13"> * </text:span><text:span text:style-name="T11">FROM</text:span><text:span text:style-name="T13"> catalogs;</text:span></text:p>
          </table:table-cell>
        </table:table-row>
      </table:table>
      <text:p text:style-name="P7"><text:line-break/>Мы рассмотрели лишь базовые свойства <text:span text:style-name="T8">SELECT</text:span>. Его возможности настолько велики, что ему почти полностью будут посвящены несколько следующих уроков.</text:p>
      <text:p text:style-name="P7">Продолжим изучение вставки при помощи <text:span text:style-name="T8">INSERT</text:span>. Давайте добавим уникальный индекс для таблицы <text:span text:style-name="T8">catalogs</text:span>. Тем самым мы запретим вставку разделов, которые уже добавлены в таблицу.</text:p>
      <table:table table:name="Table47" table:style-name="Table47">
        <table:table-column table:style-name="Table47.A"/>
        <table:table-row table:style-name="Table47.1">
          <table:table-cell table:style-name="Table47.A1" office:value-type="string">
            <text:p text:style-name="P9"><text:span text:style-name="T11">DROP</text:span><text:span text:style-name="T13"> </text:span><text:span text:style-name="T11">TABLE</text:span><text:span text:style-name="T13"> </text:span><text:span text:style-name="T11">IF</text:span><text:span text:style-name="T13"> </text:span><text:span text:style-name="T11">EXISTS</text:span><text:span text:style-name="T13"> catalogs;<text:line-break/></text:span><text:span text:style-name="T11">CREATE</text:span><text:span text:style-name="T13"> </text:span><text:span text:style-name="T11">TABLE</text:span><text:span text:style-name="T13"> catalogs (<text:line-break/> <text:s/></text:span><text:span text:style-name="T11">id</text:span><text:span text:style-name="T13"> </text:span><text:span text:style-name="T20">SERIA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 </text:span><text:span text:style-name="T11">COMMENT</text:span><text:span text:style-name="T13"> </text:span><text:span text:style-name="T15">'Название раздела'</text:span><text:span text:style-name="T13">,<text:line-break/> <text:s/></text:span><text:span text:style-name="T11">UNIQUE</text:span><text:span text:style-name="T13"> unique_name(</text:span><text:span text:style-name="T11">name</text:span><text:span text:style-name="T13">(</text:span><text:span text:style-name="T18">10</text:span><text:span text:style-name="T13">))<text:line-break/>) </text:span><text:span text:style-name="T11">COMMENT</text:span><text:span text:style-name="T13"> = </text:span><text:span text:style-name="T15">'Разделы интернет-магазина'</text:span><text:span text:style-name="T13">;</text:span></text:p>
          </table:table-cell>
        </table:table-row>
      </table:table>
      <text:p text:style-name="P7"><text:line-break/>Если мы попробуем вставить повторяющиеся значение, попытка завершится сообщением об ошибке. Чтобы этого избежать, используется ключевое слово<text:span text:style-name="T8"> IGNORE</text:span>:</text:p>
      <table:table table:name="Table48" table:style-name="Table48">
        <table:table-column table:style-name="Table48.A"/>
        <table:table-row table:style-name="Table48.1">
          <table:table-cell table:style-name="Table48.A1" office:value-type="string">
            <text:p text:style-name="P9"><text:span text:style-name="T11">INSERT</text:span><text:span text:style-name="T13"> </text:span><text:span text:style-name="T11">IGNORE</text:span><text:span text:style-name="T13"> </text:span><text:span text:style-name="T11">INTO</text:span><text:span text:style-name="T13"> catalogs </text:span><text:span text:style-name="T11">VALUES</text:span><text:span text:style-name="T13"><text:line-break/> <text:s/>(</text:span><text:span text:style-name="T11">DEFAULT</text:span><text:span text:style-name="T13">, </text:span><text:span text:style-name="T15">'Процессоры'</text:span><text:span text:style-name="T13">),<text:line-break/> <text:s/>(</text:span><text:span text:style-name="T11">DEFAULT</text:span><text:span text:style-name="T13">, </text:span><text:span text:style-name="T15">'Мат.платы'</text:span><text:span text:style-name="T13">),<text:line-break/> <text:s/>(</text:span><text:span text:style-name="T11">DEFAULT</text:span><text:span text:style-name="T13">, </text:span><text:span text:style-name="T15">'Видеокарты'</text:span><text:span text:style-name="T13">),<text:line-break/> <text:s/>(</text:span><text:span text:style-name="T11">DEFAULT</text:span><text:span text:style-name="T13">, </text:span><text:span text:style-name="T15">'Видеокарты'</text:span><text:span text:style-name="T13">);<text:line-break/></text:span><text:span text:style-name="T11">SELECT</text:span><text:span text:style-name="T13"> * </text:span><text:span text:style-name="T11">FROM</text:span><text:span text:style-name="T13"> catalogs;</text:span></text:p>
          </table:table-cell>
        </table:table-row>
      </table:table>
      <text:p text:style-name="P7"><text:line-break/>Запись не вставляется, но и сообщение об ошибке не выводится. Попытки вставить неправильное значение просто игнорируются.</text:p>
      <text:p text:style-name="P7">Время от времени возникает задача удаления записей из базы данных. Решить эту задачу можно при помощи двух операторов:</text:p>
      <text:list xml:id="list1623688404" text:style-name="WWNum5">
        <text:list-item>
          <text:p text:style-name="P16">команда <text:span text:style-name="T8">DELETE </text:span>удаляет все или часть записей из таблицы;</text:p>
        </text:list-item>
        <text:list-item>
          <text:p text:style-name="P28">команда <text:span text:style-name="T8">TRUNCATE</text:span> удаляет все записи из таблицы и обнуляет счетчики <text:span text:style-name="T8">AUTO_INCREMENT</text:span>.</text:p>
        </text:list-item>
      </text:list>
      <text:p text:style-name="P7"><text:soft-page-break/>Давайте удалим все записи из таблицы <text:span text:style-name="T8">catalogs</text:span>. Для этого можно воспользоваться оператором <text:span text:style-name="T8">DELETE</text:span>:</text:p>
      <table:table table:name="Table49" table:style-name="Table49">
        <table:table-column table:style-name="Table49.A"/>
        <table:table-row table:style-name="Table49.1">
          <table:table-cell table:style-name="Table49.A1" office:value-type="string">
            <text:p text:style-name="P9"><text:span text:style-name="T11">DELETE</text:span><text:span text:style-name="T13"> </text:span><text:span text:style-name="T11">FROM</text:span><text:span text:style-name="T13"> catalogs;</text:span></text:p>
          </table:table-cell>
        </table:table-row>
      </table:table>
      <text:p text:style-name="P7"><text:line-break/>Можем удалять лишь часть данных: при помощи ключевого слова <text:span text:style-name="T8">LIMIT</text:span> мы можем удалять лишь ограниченный объем записей, например 2.</text:p>
      <table:table table:name="Table50" table:style-name="Table50">
        <table:table-column table:style-name="Table50.A"/>
        <table:table-row table:style-name="Table50.1">
          <table:table-cell table:style-name="Table50.A1" office:value-type="string">
            <text:p text:style-name="P9"><text:span text:style-name="T11">DELETE</text:span><text:span text:style-name="T13"> </text:span><text:span text:style-name="T11">FROM</text:span><text:span text:style-name="T13"> catalogs </text:span><text:span text:style-name="T11">LIMIT</text:span><text:span text:style-name="T13"> </text:span><text:span text:style-name="T18">2</text:span><text:span text:style-name="T13">;</text:span></text:p>
          </table:table-cell>
        </table:table-row>
      </table:table>
      <text:p text:style-name="P7"><text:line-break/>Можем задавать и более сложные условия, например:</text:p>
      <table:table table:name="Table51" table:style-name="Table51">
        <table:table-column table:style-name="Table51.A"/>
        <table:table-row table:style-name="Table51.1">
          <table:table-cell table:style-name="Table51.A1" office:value-type="string">
            <text:p text:style-name="P9"><text:span text:style-name="T11">DELETE</text:span><text:span text:style-name="T13"> </text:span><text:span text:style-name="T11">FROM</text:span><text:span text:style-name="T13"> catalogs </text:span><text:span text:style-name="T11">WHERE</text:span><text:span text:style-name="T13"> </text:span><text:span text:style-name="T11">id</text:span><text:span text:style-name="T13"> &gt; </text:span><text:span text:style-name="T18">1</text:span><text:span text:style-name="T13"> </text:span><text:span text:style-name="T11">LIMIT</text:span><text:span text:style-name="T13"> </text:span><text:span text:style-name="T18">1</text:span><text:span text:style-name="T13">;</text:span></text:p>
          </table:table-cell>
        </table:table-row>
      </table:table>
      <text:p text:style-name="P7"><text:line-break/>Оператор <text:span text:style-name="T8">TRUNCATE TABLE</text:span>, в отличие от <text:span text:style-name="T8">DELETE</text:span>, полностью очищает таблицу и не допускает условного удаления. То есть оператор <text:span text:style-name="T8">TRUNCATE TABLE</text:span> аналогичен оператору <text:span text:style-name="T8">DELETE</text:span> без условия <text:span text:style-name="T8">WHERE</text:span> и ограничения <text:span text:style-name="T8">LIMIT</text:span>.</text:p>
      <text:p text:style-name="P7">В отличие от оператора <text:span text:style-name="T8">DELETE</text:span>, удаление происходит гораздо быстрее, т. к. идетя не перебор каждой записи, а полное очищение таблицы. Кроме того, обнуляется и счетчик <text:span text:style-name="T8">AUTO_INCREMENT</text:span>:</text:p>
      <table:table table:name="Table52" table:style-name="Table52">
        <table:table-column table:style-name="Table52.A"/>
        <table:table-row table:style-name="Table52.1">
          <table:table-cell table:style-name="Table52.A1" office:value-type="string">
            <text:p text:style-name="P9"><text:span text:style-name="T11">INSERT</text:span><text:span text:style-name="T13"> </text:span><text:span text:style-name="T11">INTO</text:span><text:span text:style-name="T13"> catalogs </text:span><text:span text:style-name="T11">VALUES</text:span><text:span text:style-name="T13"><text:line-break/> <text:s/>(</text:span><text:span text:style-name="T11">DEFAULT</text:span><text:span text:style-name="T13">, </text:span><text:span text:style-name="T15">'Процессоры'</text:span><text:span text:style-name="T13">),<text:line-break/> <text:s/>(</text:span><text:span text:style-name="T11">DEFAULT</text:span><text:span text:style-name="T13">, </text:span><text:span text:style-name="T15">'Мат.платы'</text:span><text:span text:style-name="T13">),<text:line-break/> <text:s/>(</text:span><text:span text:style-name="T11">DEFAULT</text:span><text:span text:style-name="T13">, </text:span><text:span text:style-name="T15">'Видеокарты'</text:span><text:span text:style-name="T13">);<text:line-break/></text:span><text:span text:style-name="T11">TRUNCATE</text:span><text:span text:style-name="T13"> catalogs;<text:line-break/></text:span><text:span text:style-name="T11">INSERT</text:span><text:span text:style-name="T13"> </text:span><text:span text:style-name="T11">INTO</text:span><text:span text:style-name="T13"> catalogs </text:span><text:span text:style-name="T11">VALUES</text:span><text:span text:style-name="T13"><text:line-break/> <text:s/>(</text:span><text:span text:style-name="T11">DEFAULT</text:span><text:span text:style-name="T13">, </text:span><text:span text:style-name="T15">'Процессоры'</text:span><text:span text:style-name="T13">),<text:line-break/> <text:s/>(</text:span><text:span text:style-name="T11">DEFAULT</text:span><text:span text:style-name="T13">, </text:span><text:span text:style-name="T15">'Мат.платы'</text:span><text:span text:style-name="T13">),<text:line-break/> <text:s/>(</text:span><text:span text:style-name="T11">DEFAULT</text:span><text:span text:style-name="T13">, </text:span><text:span text:style-name="T15">'Видеокарты'</text:span><text:span text:style-name="T13">);</text:span></text:p>
          </table:table-cell>
        </table:table-row>
      </table:table>
      <text:p text:style-name="P7"><text:line-break/>Операция обновления <text:span text:style-name="T8">UPDATE</text:span> позволяет менять значения полей в уже существующих записях. Заменим название каталога «Процессоры» в таблице catalogs на «Процессоры (Intel)»:</text:p>
      <table:table table:name="Table53" table:style-name="Table53">
        <table:table-column table:style-name="Table53.A"/>
        <table:table-row table:style-name="Table53.1">
          <table:table-cell table:style-name="Table53.A1" office:value-type="string">
            <text:p text:style-name="P9"><text:span text:style-name="T11">UPDATE</text:span><text:span text:style-name="T13"> catalogs </text:span><text:span text:style-name="T11">SET</text:span><text:span text:style-name="T13"> </text:span><text:span text:style-name="T11">name</text:span><text:span text:style-name="T13"> = </text:span><text:span text:style-name="T15">'Процессоры (Intel)'</text:span><text:span text:style-name="T13"><text:line-break/></text:span><text:span text:style-name="T11">WHERE</text:span><text:span text:style-name="T13"> </text:span><text:span text:style-name="T11">name</text:span><text:span text:style-name="T13"> = </text:span><text:span text:style-name="T15">'Процессоры'</text:span><text:span text:style-name="T13">;<text:line-break/></text:span><text:span text:style-name="T11">SELECT</text:span><text:span text:style-name="T13"> * </text:span><text:span text:style-name="T11">FROM</text:span><text:span text:style-name="T13"> catalogs;</text:span></text:p>
          </table:table-cell>
        </table:table-row>
      </table:table>
      <text:p text:style-name="P7"><text:line-break/>Оператор <text:span text:style-name="T8">INSERT … SELECT</text:span> позволяет вставлять записи из одной таблицы в другую, в том числе и преобразовывая данные.</text:p>
      <text:p text:style-name="P7">Давайте создадим таблицу <text:span text:style-name="T8">cat</text:span>, структура которой будет совпадать со структурой таблицы <text:span text:style-name="T8">catalogs</text:span>:</text:p>
      <table:table table:name="Table54" table:style-name="Table54">
        <table:table-column table:style-name="Table54.A"/>
        <table:table-row table:style-name="Table54.1">
          <table:table-cell table:style-name="Table54.A1" office:value-type="string">
            <text:p text:style-name="P9"><text:span text:style-name="T11">CREATE</text:span><text:span text:style-name="T13"> </text:span><text:span text:style-name="T11">TABLE</text:span><text:span text:style-name="T13"> cat (<text:line-break/> <text:s/></text:span><text:span text:style-name="T11">id</text:span><text:span text:style-name="T13"> </text:span><text:span text:style-name="T20">SERIAL</text:span><text:span text:style-name="T13"> PRIMARY </text:span><text:span text:style-name="T11">KEY</text:span><text:span text:style-name="T13">,<text:line-break/> <text:s/></text:span><text:span text:style-name="T11">name</text:span><text:span text:style-name="T13"> </text:span><text:span text:style-name="T20">VARCHAR</text:span><text:span text:style-name="T13">(</text:span><text:span text:style-name="T18">255</text:span><text:span text:style-name="T13">)<text:line-break/>);</text:span></text:p>
          </table:table-cell>
        </table:table-row>
      </table:table>
      <text:p text:style-name="P1"/>
      <text:p text:style-name="P7">Пусть требуется переместить данные из таблицы <text:span text:style-name="T8">catalogs</text:span> в таблицу <text:span text:style-name="T8">cat</text:span> таким образом, чтобы в поле <text:span text:style-name="T8">cat.name</text:span> помещалось поле <text:span text:style-name="T8">catalogs.name</text:span>. Для этого можно воспользоваться оператором <text:span text:style-name="T8">INSERT … SELECT</text:span>:</text:p>
      <table:table table:name="Table55" table:style-name="Table55">
        <table:table-column table:style-name="Table55.A"/>
        <table:table-row table:style-name="Table55.1">
          <table:table-cell table:style-name="Table55.A1" office:value-type="string">
            <text:p text:style-name="P9"><text:span text:style-name="T11">INSERT</text:span><text:span text:style-name="T13"> </text:span><text:span text:style-name="T11">INTO</text:span><text:span text:style-name="T13"><text:line-break/> <text:s/>cat<text:line-break/></text:span><text:span text:style-name="T11">SELECT</text:span><text:span text:style-name="T13"><text:line-break/> <text:s/>*<text:line-break/></text:span><text:span text:style-name="T11">FROM</text:span><text:span text:style-name="T13"><text:line-break/> <text:s/>catalogs;<text:line-break/></text:span><text:span text:style-name="T11">SELECT</text:span><text:span text:style-name="T13"> * </text:span><text:span text:style-name="T11">FROM</text:span><text:span text:style-name="T13"> cat;</text:span></text:p>
          </table:table-cell>
        </table:table-row>
      </table:table>
      <text:p text:style-name="P5"><text:line-break/>Теперь содержимое таблицы <text:span text:style-name="T8">cat</text:span> совпадает с содержимым таблицы <text:span text:style-name="T8">catalogs</text:span>.</text:p>
      <text:p text:style-name="P35"><text:bookmark text:name="_2xcytpi"/>Используемые источники</text:p>
      <text:list xml:id="list1599108571" text:style-name="WWNum8">
        <text:list-item>
          <text:p text:style-name="P29">https://dev.mysql.com/doc/refman/5.7/en/tutorial.html</text:p>
        </text:list-item>
        <text:list-item>
          <text:p text:style-name="P29">https://dev.mysql.com/doc/refman/5.7/en/literals.html</text:p>
        </text:list-item>
        <text:list-item>
          <text:p text:style-name="P29">Линн Бейли. Head First. Изучаем SQL. — СПб.: Питер, 2012. — 592 с.</text:p>
        </text:list-item>
        <text:list-item>
          <text:p text:style-name="P29">Грофф, Джеймс Р., Вайнберг, Пол Н., Оппель, Эндрю Дж. SQL: полное руководство, 3-е изд. : Пер. с англ. — М.: ООО "И.Д. Вильямс", 2015. — 960 с.</text:p>
        </text:list-item>
        <text:list-item>
          <text:p text:style-name="P29">Дейт К. Дж. SQL и реляционная теория. Как грамотно писать код на SQL. — Пер. с англ. — СПб.: Символ-Плюс, 2010. — 480 с.</text:p>
        </text:list-item>
        <text:list-item>
          <text:p text:style-name="P29">Кузнецов М.В., Симдянов И.В. MySQL на примерах. — СПб.: БХВ-Петербург, 2007. — 592с.</text:p>
        </text:list-item>
        <text:list-item>
          <text:p text:style-name="P29">Кузнецов М.В., Симдянов И.В. MySQL 5. — СПб.: БХВ-Петербург, 2006. — 1024с.</text:p>
        </text:list-item>
        <text:list-item>
          <text:p text:style-name="P29">Дейт К. Дж. Введение в системы баз данных, 8-е издание.: Пер. с англ. — М.: Издательский дом "Вильямс", 2005. — 1328 с.</text:p>
        </text:list-item>
        <text:list-item>
          <text:p text:style-name="P29">Карвин Б. Программирование баз данных SQL. Типичные ошибки и их устранение. — Рид Групп, 2011. — 336 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ubtitle">
      <style:paragraph-properties fo:margin-top="1.852in" fo:margin-bottom="0.0555in" loext:contextual-spacing="false"/>
    </style:style>
    <style:style style:name="MP5" style:family="paragraph">
      <loext:graphic-properties draw:fill="solid" draw:fill-color="#6654d9"/>
      <style:paragraph-properties fo:text-align="start"/>
      <style:text-properties fo:font-size="18pt"/>
    </style:style>
    <style:style style:name="MP6" style:family="paragraph" style:parent-style-name="Standard">
      <style:paragraph-properties fo:margin-top="0in" fo:margin-bottom="0in" loext:contextual-spacing="false" fo:line-height="100%"/>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solid" svg:stroke-width="0.0102in" svg:stroke-color="#efefef" draw:stroke-linejoin="round" draw:fill="solid" draw:fill-color="#6654d9" draw:textarea-vertical-align="middle" draw:auto-grow-height="false" fo:min-height="1.1126in" fo:min-width="8.1028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5</text:page-number></text:p>
      </style:footer>
    </style:master-page>
    <style:master-page style:name="First_20_Page" style:display-name="First Page" style:page-layout-name="Mpm1" style:next-style-name="Standard">
      <style:header>
        <text:p text:style-name="MP4"><draw:custom-shape text:anchor-type="paragraph" draw:z-index="1" draw:name="Image1" draw:style-name="Mgr1" draw:text-style-name="MP5" svg:width="8.3024in" svg:height="1.3122in" svg:x="-0.7917in" svg:y="-0.0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2.png" text:anchor-type="char" svg:x="0in" svg:y="0.3126in" svg:width="2.9681in" svg:height="0.5402in" draw:z-index="0"><draw:image xlink:href="Pictures/1000020100000528000000F0FD57CB7DC5F8224F.png" xlink:type="simple" xlink:show="embed" xlink:actuate="onLoad" loext:mime-type="image/png"/></draw:frame><text:bookmark text:name="_3m3sf1bzpw8k"/></text:p>
        <text:p text:style-name="Subtitle"><text:bookmark text:name="_og7cmdawtlsv"/>Базы данных. Интерактивный курс</text:p>
      </style:header>
      <style:footer>
        <text:p text:style-name="MP6"><text:span text:style-name="MT1">© geekbrains.ru<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5" meta:image-count="1" meta:object-count="0" meta:page-count="7" meta:paragraph-count="288" meta:word-count="5085" meta:character-count="37617" meta:non-whitespace-character-count="32421"/>
    <meta:generator>LibreOfficeDev/6.0.5.2$Linux_X86_64 LibreOffice_project/</meta:generator>
  </office:meta>
</office:document-meta>
</file>